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17.2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2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rial_20190715_215458_A" table:style-name="ta1">
        <table:shapes>
          <draw:frame draw:z-index="0" draw:style-name="gr1" draw:text-style-name="P1" svg:width="1067.61pt" svg:height="563.92pt" svg:x="323.69pt" svg:y="12.84pt">
            <draw:object draw:notify-on-update-of-ranges="serial_20190715_215458_A.B1:serial_20190715_215458_A.B383 serial_20190715_215458_A.D1:serial_20190715_215458_A.D1 serial_20190715_215458_A.E1:serial_20190715_215458_A.E383 serial_20190715_215458_B.D1:serial_20190715_215458_B.D1 serial_20190715_215458_B.E1:serial_20190715_215458_B.E217 serial_20190715_215458_B.B1:serial_20190715_215458_B.B2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21:54:33.677</text:p>
          </table:table-cell>
          <table:table-cell office:value-type="float" office:value="1547626" calcext:value-type="float">
            <text:p>15476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09" calcext:value-type="float">
            <text:p>24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789</text:p>
          </table:table-cell>
          <table:table-cell office:value-type="float" office:value="1547675" calcext:value-type="float">
            <text:p>15476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9" calcext:value-type="float">
            <text:p>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791</text:p>
          </table:table-cell>
          <table:table-cell office:value-type="float" office:value="1547687" calcext:value-type="float">
            <text:p>15476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9" calcext:value-type="float">
            <text:p>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793</text:p>
          </table:table-cell>
          <table:table-cell office:value-type="float" office:value="1547737" calcext:value-type="float">
            <text:p>15477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839</text:p>
          </table:table-cell>
          <table:table-cell office:value-type="float" office:value="1547786" calcext:value-type="float">
            <text:p>15477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9" calcext:value-type="float">
            <text:p>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848</text:p>
          </table:table-cell>
          <table:table-cell office:value-type="float" office:value="1547799" calcext:value-type="float">
            <text:p>15477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986</text:p>
          </table:table-cell>
          <table:table-cell office:value-type="float" office:value="1547848" calcext:value-type="float">
            <text:p>15478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7" calcext:value-type="float">
            <text:p>2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988</text:p>
          </table:table-cell>
          <table:table-cell office:value-type="float" office:value="1547860" calcext:value-type="float">
            <text:p>15478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6" calcext:value-type="float">
            <text:p>24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993</text:p>
          </table:table-cell>
          <table:table-cell office:value-type="float" office:value="1547910" calcext:value-type="float">
            <text:p>15479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7" calcext:value-type="float">
            <text:p>2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037</text:p>
          </table:table-cell>
          <table:table-cell office:value-type="float" office:value="1547959" calcext:value-type="float">
            <text:p>15479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7" calcext:value-type="float">
            <text:p>2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039</text:p>
          </table:table-cell>
          <table:table-cell office:value-type="float" office:value="1547972" calcext:value-type="float">
            <text:p>15479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9" calcext:value-type="float">
            <text:p>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074</text:p>
          </table:table-cell>
          <table:table-cell office:value-type="float" office:value="1548021" calcext:value-type="float">
            <text:p>15480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086</text:p>
          </table:table-cell>
          <table:table-cell office:value-type="float" office:value="1548034" calcext:value-type="float">
            <text:p>15480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141</text:p>
          </table:table-cell>
          <table:table-cell office:value-type="float" office:value="1548083" calcext:value-type="float">
            <text:p>15480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9" calcext:value-type="float">
            <text:p>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143</text:p>
          </table:table-cell>
          <table:table-cell office:value-type="float" office:value="1548096" calcext:value-type="float">
            <text:p>15480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210</text:p>
          </table:table-cell>
          <table:table-cell office:value-type="float" office:value="1548145" calcext:value-type="float">
            <text:p>15481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212</text:p>
          </table:table-cell>
          <table:table-cell office:value-type="float" office:value="1548157" calcext:value-type="float">
            <text:p>15481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1" calcext:value-type="float">
            <text:p>2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297</text:p>
          </table:table-cell>
          <table:table-cell office:value-type="float" office:value="1548207" calcext:value-type="float">
            <text:p>15482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4" calcext:value-type="float">
            <text:p>2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309</text:p>
          </table:table-cell>
          <table:table-cell office:value-type="float" office:value="1548256" calcext:value-type="float">
            <text:p>15482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7" calcext:value-type="float">
            <text:p>24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321</text:p>
          </table:table-cell>
          <table:table-cell office:value-type="float" office:value="1548269" calcext:value-type="float">
            <text:p>15482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6" calcext:value-type="float">
            <text:p>2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404</text:p>
          </table:table-cell>
          <table:table-cell office:value-type="float" office:value="1548318" calcext:value-type="float">
            <text:p>15483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4" calcext:value-type="float">
            <text:p>2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406</text:p>
          </table:table-cell>
          <table:table-cell office:value-type="float" office:value="1548331" calcext:value-type="float">
            <text:p>15483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433</text:p>
          </table:table-cell>
          <table:table-cell office:value-type="float" office:value="1548380" calcext:value-type="float">
            <text:p>15483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443</text:p>
          </table:table-cell>
          <table:table-cell office:value-type="float" office:value="1548393" calcext:value-type="float">
            <text:p>15483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9" calcext:value-type="float">
            <text:p>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507</text:p>
          </table:table-cell>
          <table:table-cell office:value-type="float" office:value="1548442" calcext:value-type="float">
            <text:p>15484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509</text:p>
          </table:table-cell>
          <table:table-cell office:value-type="float" office:value="1548454" calcext:value-type="float">
            <text:p>15484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3" calcext:value-type="float">
            <text:p>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565</text:p>
          </table:table-cell>
          <table:table-cell office:value-type="float" office:value="1548504" calcext:value-type="float">
            <text:p>15485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3" calcext:value-type="float">
            <text:p>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606</text:p>
          </table:table-cell>
          <table:table-cell office:value-type="float" office:value="1548553" calcext:value-type="float">
            <text:p>15485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618</text:p>
          </table:table-cell>
          <table:table-cell office:value-type="float" office:value="1548566" calcext:value-type="float">
            <text:p>15485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3" calcext:value-type="float">
            <text:p>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673</text:p>
          </table:table-cell>
          <table:table-cell office:value-type="float" office:value="1548615" calcext:value-type="float">
            <text:p>15486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4" calcext:value-type="float">
            <text:p>2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677</text:p>
          </table:table-cell>
          <table:table-cell office:value-type="float" office:value="1548627" calcext:value-type="float">
            <text:p>15486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4" calcext:value-type="float">
            <text:p>2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745</text:p>
          </table:table-cell>
          <table:table-cell office:value-type="float" office:value="1548677" calcext:value-type="float">
            <text:p>15486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3" calcext:value-type="float">
            <text:p>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773</text:p>
          </table:table-cell>
          <table:table-cell office:value-type="float" office:value="1548726" calcext:value-type="float">
            <text:p>15487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7" calcext:value-type="float">
            <text:p>2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816</text:p>
          </table:table-cell>
          <table:table-cell office:value-type="float" office:value="1548739" calcext:value-type="float">
            <text:p>15487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847</text:p>
          </table:table-cell>
          <table:table-cell office:value-type="float" office:value="1548788" calcext:value-type="float">
            <text:p>15487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09" calcext:value-type="float">
            <text:p>2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853</text:p>
          </table:table-cell>
          <table:table-cell office:value-type="float" office:value="1548801" calcext:value-type="float">
            <text:p>15488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62" calcext:value-type="float">
            <text:p>2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911</text:p>
          </table:table-cell>
          <table:table-cell office:value-type="float" office:value="1548850" calcext:value-type="float">
            <text:p>15488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916</text:p>
          </table:table-cell>
          <table:table-cell office:value-type="float" office:value="1548863" calcext:value-type="float">
            <text:p>15488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4" calcext:value-type="float">
            <text:p>2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967</text:p>
          </table:table-cell>
          <table:table-cell office:value-type="float" office:value="1548912" calcext:value-type="float">
            <text:p>15489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55" calcext:value-type="float">
            <text:p>2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979</text:p>
          </table:table-cell>
          <table:table-cell office:value-type="float" office:value="1548924" calcext:value-type="float">
            <text:p>15489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4" calcext:value-type="float">
            <text:p>2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025</text:p>
          </table:table-cell>
          <table:table-cell office:value-type="float" office:value="1548974" calcext:value-type="float">
            <text:p>15489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25" calcext:value-type="float">
            <text:p>2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081</text:p>
          </table:table-cell>
          <table:table-cell office:value-type="float" office:value="1549023" calcext:value-type="float">
            <text:p>15490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5" calcext:value-type="float">
            <text:p>2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095</text:p>
          </table:table-cell>
          <table:table-cell office:value-type="float" office:value="1549036" calcext:value-type="float">
            <text:p>15490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34" calcext:value-type="float">
            <text:p>25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150</text:p>
          </table:table-cell>
          <table:table-cell office:value-type="float" office:value="1549085" calcext:value-type="float">
            <text:p>15490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35" calcext:value-type="float">
            <text:p>26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5.153</text:p>
          </table:table-cell>
          <table:table-cell office:value-type="float" office:value="1549097" calcext:value-type="float">
            <text:p>15490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5.200</text:p>
          </table:table-cell>
          <table:table-cell office:value-type="float" office:value="1549147" calcext:value-type="float">
            <text:p>15491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55" calcext:value-type="float">
            <text:p>28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5.247</text:p>
          </table:table-cell>
          <table:table-cell office:value-type="float" office:value="1549196" calcext:value-type="float">
            <text:p>15491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79" calcext:value-type="float">
            <text:p>28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257</text:p>
          </table:table-cell>
          <table:table-cell office:value-type="float" office:value="1549209" calcext:value-type="float">
            <text:p>15492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318</text:p>
          </table:table-cell>
          <table:table-cell office:value-type="float" office:value="1549258" calcext:value-type="float">
            <text:p>15492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85" calcext:value-type="float">
            <text:p>2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319</text:p>
          </table:table-cell>
          <table:table-cell office:value-type="float" office:value="1549271" calcext:value-type="float">
            <text:p>15492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380</text:p>
          </table:table-cell>
          <table:table-cell office:value-type="float" office:value="1549320" calcext:value-type="float">
            <text:p>15493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35" calcext:value-type="float">
            <text:p>2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380</text:p>
          </table:table-cell>
          <table:table-cell office:value-type="float" office:value="1549333" calcext:value-type="float">
            <text:p>15493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443</text:p>
          </table:table-cell>
          <table:table-cell office:value-type="float" office:value="1549382" calcext:value-type="float">
            <text:p>15493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452</text:p>
          </table:table-cell>
          <table:table-cell office:value-type="float" office:value="1549394" calcext:value-type="float">
            <text:p>15493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501</text:p>
          </table:table-cell>
          <table:table-cell office:value-type="float" office:value="1549444" calcext:value-type="float">
            <text:p>15494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7" calcext:value-type="float">
            <text:p>2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551</text:p>
          </table:table-cell>
          <table:table-cell office:value-type="float" office:value="1549493" calcext:value-type="float">
            <text:p>15494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14" calcext:value-type="float">
            <text:p>25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553</text:p>
          </table:table-cell>
          <table:table-cell office:value-type="float" office:value="1549506" calcext:value-type="float">
            <text:p>15495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27" calcext:value-type="float">
            <text:p>25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619</text:p>
          </table:table-cell>
          <table:table-cell office:value-type="float" office:value="1549555" calcext:value-type="float">
            <text:p>15495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61" calcext:value-type="float">
            <text:p>25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619</text:p>
          </table:table-cell>
          <table:table-cell office:value-type="float" office:value="1549568" calcext:value-type="float">
            <text:p>15495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93" calcext:value-type="float">
            <text:p>2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668</text:p>
          </table:table-cell>
          <table:table-cell office:value-type="float" office:value="1549617" calcext:value-type="float">
            <text:p>15496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678</text:p>
          </table:table-cell>
          <table:table-cell office:value-type="float" office:value="1549630" calcext:value-type="float">
            <text:p>15496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3" calcext:value-type="float">
            <text:p>2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736</text:p>
          </table:table-cell>
          <table:table-cell office:value-type="float" office:value="1549679" calcext:value-type="float">
            <text:p>15496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62" calcext:value-type="float">
            <text:p>2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737</text:p>
          </table:table-cell>
          <table:table-cell office:value-type="float" office:value="1549691" calcext:value-type="float">
            <text:p>15496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44" calcext:value-type="float">
            <text:p>2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805</text:p>
          </table:table-cell>
          <table:table-cell office:value-type="float" office:value="1549741" calcext:value-type="float">
            <text:p>15497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08" calcext:value-type="float">
            <text:p>2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863</text:p>
          </table:table-cell>
          <table:table-cell office:value-type="float" office:value="1549790" calcext:value-type="float">
            <text:p>15497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3" calcext:value-type="float">
            <text:p>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865</text:p>
          </table:table-cell>
          <table:table-cell office:value-type="float" office:value="1549803" calcext:value-type="float">
            <text:p>15498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3" calcext:value-type="float">
            <text:p>2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909</text:p>
          </table:table-cell>
          <table:table-cell office:value-type="float" office:value="1549852" calcext:value-type="float">
            <text:p>15498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9" calcext:value-type="float">
            <text:p>2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912</text:p>
          </table:table-cell>
          <table:table-cell office:value-type="float" office:value="1549864" calcext:value-type="float">
            <text:p>15498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9" calcext:value-type="float">
            <text:p>2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965</text:p>
          </table:table-cell>
          <table:table-cell office:value-type="float" office:value="1549914" calcext:value-type="float">
            <text:p>15499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5" calcext:value-type="float">
            <text:p>2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022</text:p>
          </table:table-cell>
          <table:table-cell office:value-type="float" office:value="1549963" calcext:value-type="float">
            <text:p>15499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02" calcext:value-type="float">
            <text:p>2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028</text:p>
          </table:table-cell>
          <table:table-cell office:value-type="float" office:value="1549976" calcext:value-type="float">
            <text:p>15499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5" calcext:value-type="float">
            <text:p>2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100</text:p>
          </table:table-cell>
          <table:table-cell office:value-type="float" office:value="1550025" calcext:value-type="float">
            <text:p>15500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88" calcext:value-type="float">
            <text:p>2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101</text:p>
          </table:table-cell>
          <table:table-cell office:value-type="float" office:value="1550038" calcext:value-type="float">
            <text:p>15500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8" calcext:value-type="float">
            <text:p>2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238</text:p>
          </table:table-cell>
          <table:table-cell office:value-type="float" office:value="1550087" calcext:value-type="float">
            <text:p>15500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238</text:p>
          </table:table-cell>
          <table:table-cell office:value-type="float" office:value="1550100" calcext:value-type="float">
            <text:p>1550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63" calcext:value-type="float">
            <text:p>2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243</text:p>
          </table:table-cell>
          <table:table-cell office:value-type="float" office:value="1550149" calcext:value-type="float">
            <text:p>15501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13" calcext:value-type="float">
            <text:p>2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246</text:p>
          </table:table-cell>
          <table:table-cell office:value-type="float" office:value="1550161" calcext:value-type="float">
            <text:p>15501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9" calcext:value-type="float">
            <text:p>2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352</text:p>
          </table:table-cell>
          <table:table-cell office:value-type="float" office:value="1550211" calcext:value-type="float">
            <text:p>15502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" calcext:value-type="float">
            <text:p>2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354</text:p>
          </table:table-cell>
          <table:table-cell office:value-type="float" office:value="1550260" calcext:value-type="float">
            <text:p>15502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1" calcext:value-type="float">
            <text:p>2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357</text:p>
          </table:table-cell>
          <table:table-cell office:value-type="float" office:value="1550273" calcext:value-type="float">
            <text:p>15502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1" calcext:value-type="float">
            <text:p>2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476</text:p>
          </table:table-cell>
          <table:table-cell office:value-type="float" office:value="1550322" calcext:value-type="float">
            <text:p>15503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6" calcext:value-type="float">
            <text:p>2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477</text:p>
          </table:table-cell>
          <table:table-cell office:value-type="float" office:value="1550334" calcext:value-type="float">
            <text:p>15503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4" calcext:value-type="float">
            <text:p>2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482</text:p>
          </table:table-cell>
          <table:table-cell office:value-type="float" office:value="1550384" calcext:value-type="float">
            <text:p>15503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63" calcext:value-type="float">
            <text:p>2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483</text:p>
          </table:table-cell>
          <table:table-cell office:value-type="float" office:value="1550433" calcext:value-type="float">
            <text:p>15504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43" calcext:value-type="float">
            <text:p>2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601</text:p>
          </table:table-cell>
          <table:table-cell office:value-type="float" office:value="1550446" calcext:value-type="float">
            <text:p>15504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7" calcext:value-type="float">
            <text:p>2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602</text:p>
          </table:table-cell>
          <table:table-cell office:value-type="float" office:value="1550495" calcext:value-type="float">
            <text:p>15504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8" calcext:value-type="float">
            <text:p>2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604</text:p>
          </table:table-cell>
          <table:table-cell office:value-type="float" office:value="1550508" calcext:value-type="float">
            <text:p>15505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6" calcext:value-type="float">
            <text:p>2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720</text:p>
          </table:table-cell>
          <table:table-cell office:value-type="float" office:value="1550557" calcext:value-type="float">
            <text:p>15505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9" calcext:value-type="float">
            <text:p>2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722</text:p>
          </table:table-cell>
          <table:table-cell office:value-type="float" office:value="1550570" calcext:value-type="float">
            <text:p>15505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726</text:p>
          </table:table-cell>
          <table:table-cell office:value-type="float" office:value="1550619" calcext:value-type="float">
            <text:p>15506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97" calcext:value-type="float">
            <text:p>2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728</text:p>
          </table:table-cell>
          <table:table-cell office:value-type="float" office:value="1550631" calcext:value-type="float">
            <text:p>15506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3" calcext:value-type="float">
            <text:p>2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851</text:p>
          </table:table-cell>
          <table:table-cell office:value-type="float" office:value="1550681" calcext:value-type="float">
            <text:p>15506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852</text:p>
          </table:table-cell>
          <table:table-cell office:value-type="float" office:value="1550730" calcext:value-type="float">
            <text:p>15507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857</text:p>
          </table:table-cell>
          <table:table-cell office:value-type="float" office:value="1550743" calcext:value-type="float">
            <text:p>15507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21" calcext:value-type="float">
            <text:p>2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859</text:p>
          </table:table-cell>
          <table:table-cell office:value-type="float" office:value="1550792" calcext:value-type="float">
            <text:p>15507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9" calcext:value-type="float">
            <text:p>2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967</text:p>
          </table:table-cell>
          <table:table-cell office:value-type="float" office:value="1550804" calcext:value-type="float">
            <text:p>15508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21" calcext:value-type="float">
            <text:p>2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970</text:p>
          </table:table-cell>
          <table:table-cell office:value-type="float" office:value="1550854" calcext:value-type="float">
            <text:p>15508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22" calcext:value-type="float">
            <text:p>2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971</text:p>
          </table:table-cell>
          <table:table-cell office:value-type="float" office:value="1550903" calcext:value-type="float">
            <text:p>15509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975</text:p>
          </table:table-cell>
          <table:table-cell office:value-type="float" office:value="1550916" calcext:value-type="float">
            <text:p>15509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7" calcext:value-type="float">
            <text:p>2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078</text:p>
          </table:table-cell>
          <table:table-cell office:value-type="float" office:value="1550965" calcext:value-type="float">
            <text:p>15509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3" calcext:value-type="float">
            <text:p>2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081</text:p>
          </table:table-cell>
          <table:table-cell office:value-type="float" office:value="1550978" calcext:value-type="float">
            <text:p>15509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3" calcext:value-type="float">
            <text:p>2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179</text:p>
          </table:table-cell>
          <table:table-cell office:value-type="float" office:value="1551028" calcext:value-type="float">
            <text:p>15510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9" calcext:value-type="float">
            <text:p>2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179</text:p>
          </table:table-cell>
          <table:table-cell office:value-type="float" office:value="1551040" calcext:value-type="float">
            <text:p>15510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183</text:p>
          </table:table-cell>
          <table:table-cell office:value-type="float" office:value="1551089" calcext:value-type="float">
            <text:p>15510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16" calcext:value-type="float">
            <text:p>2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186</text:p>
          </table:table-cell>
          <table:table-cell office:value-type="float" office:value="1551102" calcext:value-type="float">
            <text:p>15511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203</text:p>
          </table:table-cell>
          <table:table-cell office:value-type="float" office:value="1551152" calcext:value-type="float">
            <text:p>15511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254</text:p>
          </table:table-cell>
          <table:table-cell office:value-type="float" office:value="1551201" calcext:value-type="float">
            <text:p>15512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3" calcext:value-type="float">
            <text:p>2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264</text:p>
          </table:table-cell>
          <table:table-cell office:value-type="float" office:value="1551213" calcext:value-type="float">
            <text:p>15512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337</text:p>
          </table:table-cell>
          <table:table-cell office:value-type="float" office:value="1551262" calcext:value-type="float">
            <text:p>15512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3" calcext:value-type="float">
            <text:p>2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338</text:p>
          </table:table-cell>
          <table:table-cell office:value-type="float" office:value="1551276" calcext:value-type="float">
            <text:p>15512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8" calcext:value-type="float">
            <text:p>2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390</text:p>
          </table:table-cell>
          <table:table-cell office:value-type="float" office:value="1551325" calcext:value-type="float">
            <text:p>15513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392</text:p>
          </table:table-cell>
          <table:table-cell office:value-type="float" office:value="1551337" calcext:value-type="float">
            <text:p>15513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7" calcext:value-type="float">
            <text:p>2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447</text:p>
          </table:table-cell>
          <table:table-cell office:value-type="float" office:value="1551386" calcext:value-type="float">
            <text:p>15513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5" calcext:value-type="float">
            <text:p>2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450</text:p>
          </table:table-cell>
          <table:table-cell office:value-type="float" office:value="1551399" calcext:value-type="float">
            <text:p>15513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7" calcext:value-type="float">
            <text:p>2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521</text:p>
          </table:table-cell>
          <table:table-cell office:value-type="float" office:value="1551449" calcext:value-type="float">
            <text:p>15514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95" calcext:value-type="float">
            <text:p>2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544</text:p>
          </table:table-cell>
          <table:table-cell office:value-type="float" office:value="1551498" calcext:value-type="float">
            <text:p>15514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71" calcext:value-type="float">
            <text:p>2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565</text:p>
          </table:table-cell>
          <table:table-cell office:value-type="float" office:value="1551510" calcext:value-type="float">
            <text:p>15515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47" calcext:value-type="float">
            <text:p>2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622</text:p>
          </table:table-cell>
          <table:table-cell office:value-type="float" office:value="1551559" calcext:value-type="float">
            <text:p>15515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34" calcext:value-type="float">
            <text:p>2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627</text:p>
          </table:table-cell>
          <table:table-cell office:value-type="float" office:value="1551572" calcext:value-type="float">
            <text:p>15515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5" calcext:value-type="float">
            <text:p>2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682</text:p>
          </table:table-cell>
          <table:table-cell office:value-type="float" office:value="1551622" calcext:value-type="float">
            <text:p>15516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2" calcext:value-type="float">
            <text:p>2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740</text:p>
          </table:table-cell>
          <table:table-cell office:value-type="float" office:value="1551671" calcext:value-type="float">
            <text:p>15516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7" calcext:value-type="float">
            <text:p>2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744</text:p>
          </table:table-cell>
          <table:table-cell office:value-type="float" office:value="1551683" calcext:value-type="float">
            <text:p>15516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6" calcext:value-type="float">
            <text:p>2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801</text:p>
          </table:table-cell>
          <table:table-cell office:value-type="float" office:value="1551732" calcext:value-type="float">
            <text:p>15517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804</text:p>
          </table:table-cell>
          <table:table-cell office:value-type="float" office:value="1551746" calcext:value-type="float">
            <text:p>15517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3" calcext:value-type="float">
            <text:p>2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861</text:p>
          </table:table-cell>
          <table:table-cell office:value-type="float" office:value="1551795" calcext:value-type="float">
            <text:p>15517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5" calcext:value-type="float">
            <text:p>2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863</text:p>
          </table:table-cell>
          <table:table-cell office:value-type="float" office:value="1551807" calcext:value-type="float">
            <text:p>15518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5" calcext:value-type="float">
            <text:p>2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924</text:p>
          </table:table-cell>
          <table:table-cell office:value-type="float" office:value="1551856" calcext:value-type="float">
            <text:p>15518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5" calcext:value-type="float">
            <text:p>2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925</text:p>
          </table:table-cell>
          <table:table-cell office:value-type="float" office:value="1551869" calcext:value-type="float">
            <text:p>15518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4" calcext:value-type="float">
            <text:p>2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981</text:p>
          </table:table-cell>
          <table:table-cell office:value-type="float" office:value="1551919" calcext:value-type="float">
            <text:p>15519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1" calcext:value-type="float">
            <text:p>2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045</text:p>
          </table:table-cell>
          <table:table-cell office:value-type="float" office:value="1551968" calcext:value-type="float">
            <text:p>15519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050</text:p>
          </table:table-cell>
          <table:table-cell office:value-type="float" office:value="1551981" calcext:value-type="float">
            <text:p>15519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08" calcext:value-type="float">
            <text:p>2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101</text:p>
          </table:table-cell>
          <table:table-cell office:value-type="float" office:value="1552029" calcext:value-type="float">
            <text:p>15520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103</text:p>
          </table:table-cell>
          <table:table-cell office:value-type="float" office:value="1552043" calcext:value-type="float">
            <text:p>15520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3" calcext:value-type="float">
            <text:p>2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161</text:p>
          </table:table-cell>
          <table:table-cell office:value-type="float" office:value="1552092" calcext:value-type="float">
            <text:p>15520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6" calcext:value-type="float">
            <text:p>2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163</text:p>
          </table:table-cell>
          <table:table-cell office:value-type="float" office:value="1552105" calcext:value-type="float">
            <text:p>15521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7" calcext:value-type="float">
            <text:p>2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222</text:p>
          </table:table-cell>
          <table:table-cell office:value-type="float" office:value="1552154" calcext:value-type="float">
            <text:p>15521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7" calcext:value-type="float">
            <text:p>2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224</text:p>
          </table:table-cell>
          <table:table-cell office:value-type="float" office:value="1552166" calcext:value-type="float">
            <text:p>15521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5" calcext:value-type="float">
            <text:p>2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283</text:p>
          </table:table-cell>
          <table:table-cell office:value-type="float" office:value="1552216" calcext:value-type="float">
            <text:p>15522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3" calcext:value-type="float">
            <text:p>2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351</text:p>
          </table:table-cell>
          <table:table-cell office:value-type="float" office:value="1552265" calcext:value-type="float">
            <text:p>15522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18" calcext:value-type="float">
            <text:p>2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355</text:p>
          </table:table-cell>
          <table:table-cell office:value-type="float" office:value="1552278" calcext:value-type="float">
            <text:p>15522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9" calcext:value-type="float">
            <text:p>2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401</text:p>
          </table:table-cell>
          <table:table-cell office:value-type="float" office:value="1552327" calcext:value-type="float">
            <text:p>15523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41" calcext:value-type="float">
            <text:p>2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406</text:p>
          </table:table-cell>
          <table:table-cell office:value-type="float" office:value="1552339" calcext:value-type="float">
            <text:p>15523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67" calcext:value-type="float">
            <text:p>2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463</text:p>
          </table:table-cell>
          <table:table-cell office:value-type="float" office:value="1552389" calcext:value-type="float">
            <text:p>15523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89" calcext:value-type="float">
            <text:p>2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484</text:p>
          </table:table-cell>
          <table:table-cell office:value-type="float" office:value="1552438" calcext:value-type="float">
            <text:p>15524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525</text:p>
          </table:table-cell>
          <table:table-cell office:value-type="float" office:value="1552451" calcext:value-type="float">
            <text:p>15524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4" calcext:value-type="float">
            <text:p>2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588</text:p>
          </table:table-cell>
          <table:table-cell office:value-type="float" office:value="1552499" calcext:value-type="float">
            <text:p>15524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8" calcext:value-type="float">
            <text:p>2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590</text:p>
          </table:table-cell>
          <table:table-cell office:value-type="float" office:value="1552513" calcext:value-type="float">
            <text:p>15525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28" calcext:value-type="float">
            <text:p>2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606</text:p>
          </table:table-cell>
          <table:table-cell office:value-type="float" office:value="1552562" calcext:value-type="float">
            <text:p>15525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1" calcext:value-type="float">
            <text:p>2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644</text:p>
          </table:table-cell>
          <table:table-cell office:value-type="float" office:value="1552575" calcext:value-type="float">
            <text:p>15525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3" calcext:value-type="float">
            <text:p>2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713</text:p>
          </table:table-cell>
          <table:table-cell office:value-type="float" office:value="1552623" calcext:value-type="float">
            <text:p>15526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714</text:p>
          </table:table-cell>
          <table:table-cell office:value-type="float" office:value="1552636" calcext:value-type="float">
            <text:p>15526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5" calcext:value-type="float">
            <text:p>2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729</text:p>
          </table:table-cell>
          <table:table-cell office:value-type="float" office:value="1552686" calcext:value-type="float">
            <text:p>15526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783</text:p>
          </table:table-cell>
          <table:table-cell office:value-type="float" office:value="1552735" calcext:value-type="float">
            <text:p>15527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5" calcext:value-type="float">
            <text:p>2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823</text:p>
          </table:table-cell>
          <table:table-cell office:value-type="float" office:value="1552747" calcext:value-type="float">
            <text:p>15527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1" calcext:value-type="float">
            <text:p>2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844</text:p>
          </table:table-cell>
          <table:table-cell office:value-type="float" office:value="1552796" calcext:value-type="float">
            <text:p>15527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884</text:p>
          </table:table-cell>
          <table:table-cell office:value-type="float" office:value="1552809" calcext:value-type="float">
            <text:p>15528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906</text:p>
          </table:table-cell>
          <table:table-cell office:value-type="float" office:value="1552859" calcext:value-type="float">
            <text:p>15528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4" calcext:value-type="float">
            <text:p>2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957</text:p>
          </table:table-cell>
          <table:table-cell office:value-type="float" office:value="1552908" calcext:value-type="float">
            <text:p>15529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968</text:p>
          </table:table-cell>
          <table:table-cell office:value-type="float" office:value="1552920" calcext:value-type="float">
            <text:p>15529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7" calcext:value-type="float">
            <text:p>2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019</text:p>
          </table:table-cell>
          <table:table-cell office:value-type="float" office:value="1552969" calcext:value-type="float">
            <text:p>15529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9" calcext:value-type="float">
            <text:p>2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063</text:p>
          </table:table-cell>
          <table:table-cell office:value-type="float" office:value="1552983" calcext:value-type="float">
            <text:p>15529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081</text:p>
          </table:table-cell>
          <table:table-cell office:value-type="float" office:value="1553032" calcext:value-type="float">
            <text:p>15530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6" calcext:value-type="float">
            <text:p>2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089</text:p>
          </table:table-cell>
          <table:table-cell office:value-type="float" office:value="1553045" calcext:value-type="float">
            <text:p>15530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141</text:p>
          </table:table-cell>
          <table:table-cell office:value-type="float" office:value="1553093" calcext:value-type="float">
            <text:p>15530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6" calcext:value-type="float">
            <text:p>2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181</text:p>
          </table:table-cell>
          <table:table-cell office:value-type="float" office:value="1553106" calcext:value-type="float">
            <text:p>15531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5" calcext:value-type="float">
            <text:p>2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242</text:p>
          </table:table-cell>
          <table:table-cell office:value-type="float" office:value="1553156" calcext:value-type="float">
            <text:p>15531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5" calcext:value-type="float">
            <text:p>2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259</text:p>
          </table:table-cell>
          <table:table-cell office:value-type="float" office:value="1553205" calcext:value-type="float">
            <text:p>15532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5" calcext:value-type="float">
            <text:p>2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270</text:p>
          </table:table-cell>
          <table:table-cell office:value-type="float" office:value="1553217" calcext:value-type="float">
            <text:p>15532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316</text:p>
          </table:table-cell>
          <table:table-cell office:value-type="float" office:value="1553266" calcext:value-type="float">
            <text:p>15532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1" calcext:value-type="float">
            <text:p>2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326</text:p>
          </table:table-cell>
          <table:table-cell office:value-type="float" office:value="1553280" calcext:value-type="float">
            <text:p>15532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377</text:p>
          </table:table-cell>
          <table:table-cell office:value-type="float" office:value="1553329" calcext:value-type="float">
            <text:p>15533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389</text:p>
          </table:table-cell>
          <table:table-cell office:value-type="float" office:value="1553342" calcext:value-type="float">
            <text:p>15533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1" calcext:value-type="float">
            <text:p>2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440</text:p>
          </table:table-cell>
          <table:table-cell office:value-type="float" office:value="1553390" calcext:value-type="float">
            <text:p>15533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2" calcext:value-type="float">
            <text:p>2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450</text:p>
          </table:table-cell>
          <table:table-cell office:value-type="float" office:value="1553403" calcext:value-type="float">
            <text:p>15534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9" calcext:value-type="float">
            <text:p>2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501</text:p>
          </table:table-cell>
          <table:table-cell office:value-type="float" office:value="1553453" calcext:value-type="float">
            <text:p>15534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553</text:p>
          </table:table-cell>
          <table:table-cell office:value-type="float" office:value="1553502" calcext:value-type="float">
            <text:p>15535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3" calcext:value-type="float">
            <text:p>2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563</text:p>
          </table:table-cell>
          <table:table-cell office:value-type="float" office:value="1553515" calcext:value-type="float">
            <text:p>15535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2" calcext:value-type="float">
            <text:p>2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616</text:p>
          </table:table-cell>
          <table:table-cell office:value-type="float" office:value="1553563" calcext:value-type="float">
            <text:p>15535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9" calcext:value-type="float">
            <text:p>2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622</text:p>
          </table:table-cell>
          <table:table-cell office:value-type="float" office:value="1553576" calcext:value-type="float">
            <text:p>15535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723</text:p>
          </table:table-cell>
          <table:table-cell office:value-type="float" office:value="1553626" calcext:value-type="float">
            <text:p>15536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4" calcext:value-type="float">
            <text:p>2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723</text:p>
          </table:table-cell>
          <table:table-cell office:value-type="float" office:value="1553675" calcext:value-type="float">
            <text:p>15536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740</text:p>
          </table:table-cell>
          <table:table-cell office:value-type="float" office:value="1553688" calcext:value-type="float">
            <text:p>15536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792</text:p>
          </table:table-cell>
          <table:table-cell office:value-type="float" office:value="1553737" calcext:value-type="float">
            <text:p>15537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803</text:p>
          </table:table-cell>
          <table:table-cell office:value-type="float" office:value="1553750" calcext:value-type="float">
            <text:p>15537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9" calcext:value-type="float">
            <text:p>2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842</text:p>
          </table:table-cell>
          <table:table-cell office:value-type="float" office:value="1553799" calcext:value-type="float">
            <text:p>15537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035</text:p>
          </table:table-cell>
          <table:table-cell office:value-type="float" office:value="1553812" calcext:value-type="float">
            <text:p>15538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9" calcext:value-type="float">
            <text:p>2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1</text:p>
          </table:table-cell>
          <table:table-cell office:value-type="float" office:value="1553861" calcext:value-type="float">
            <text:p>15538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27" calcext:value-type="float">
            <text:p>2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3</text:p>
          </table:table-cell>
          <table:table-cell office:value-type="float" office:value="1553873" calcext:value-type="float">
            <text:p>15538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7" calcext:value-type="float">
            <text:p>2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6</text:p>
          </table:table-cell>
          <table:table-cell office:value-type="float" office:value="1553923" calcext:value-type="float">
            <text:p>15539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6</text:p>
          </table:table-cell>
          <table:table-cell office:value-type="float" office:value="1553972" calcext:value-type="float">
            <text:p>15539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7" calcext:value-type="float">
            <text:p>2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6</text:p>
          </table:table-cell>
          <table:table-cell office:value-type="float" office:value="1553985" calcext:value-type="float">
            <text:p>15539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7" calcext:value-type="float">
            <text:p>2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9</text:p>
          </table:table-cell>
          <table:table-cell office:value-type="float" office:value="1554034" calcext:value-type="float">
            <text:p>15540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3" calcext:value-type="float">
            <text:p>2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61</text:p>
          </table:table-cell>
          <table:table-cell office:value-type="float" office:value="1554046" calcext:value-type="float">
            <text:p>15540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279</text:p>
          </table:table-cell>
          <table:table-cell office:value-type="float" office:value="1554096" calcext:value-type="float">
            <text:p>15540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6</text:p>
          </table:table-cell>
          <table:table-cell office:value-type="float" office:value="1554145" calcext:value-type="float">
            <text:p>15541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2" calcext:value-type="float">
            <text:p>2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6</text:p>
          </table:table-cell>
          <table:table-cell office:value-type="float" office:value="1554158" calcext:value-type="float">
            <text:p>15541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3" calcext:value-type="float">
            <text:p>2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6</text:p>
          </table:table-cell>
          <table:table-cell office:value-type="float" office:value="1554206" calcext:value-type="float">
            <text:p>15542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8" calcext:value-type="float">
            <text:p>2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6</text:p>
          </table:table-cell>
          <table:table-cell office:value-type="float" office:value="1554220" calcext:value-type="float">
            <text:p>1554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8</text:p>
          </table:table-cell>
          <table:table-cell office:value-type="float" office:value="1554269" calcext:value-type="float">
            <text:p>15542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9</text:p>
          </table:table-cell>
          <table:table-cell office:value-type="float" office:value="1554282" calcext:value-type="float">
            <text:p>15542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403</text:p>
          </table:table-cell>
          <table:table-cell office:value-type="float" office:value="1554331" calcext:value-type="float">
            <text:p>15543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5" calcext:value-type="float">
            <text:p>2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20</text:p>
          </table:table-cell>
          <table:table-cell office:value-type="float" office:value="1554343" calcext:value-type="float">
            <text:p>15543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21</text:p>
          </table:table-cell>
          <table:table-cell office:value-type="float" office:value="1554393" calcext:value-type="float">
            <text:p>15543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2" calcext:value-type="float">
            <text:p>2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26</text:p>
          </table:table-cell>
          <table:table-cell office:value-type="float" office:value="1554442" calcext:value-type="float">
            <text:p>15544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" calcext:value-type="float">
            <text:p>2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29</text:p>
          </table:table-cell>
          <table:table-cell office:value-type="float" office:value="1554455" calcext:value-type="float">
            <text:p>15544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638</text:p>
          </table:table-cell>
          <table:table-cell office:value-type="float" office:value="1554503" calcext:value-type="float">
            <text:p>15545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6" calcext:value-type="float">
            <text:p>2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639</text:p>
          </table:table-cell>
          <table:table-cell office:value-type="float" office:value="1554516" calcext:value-type="float">
            <text:p>15545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3" calcext:value-type="float">
            <text:p>2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643</text:p>
          </table:table-cell>
          <table:table-cell office:value-type="float" office:value="1554566" calcext:value-type="float">
            <text:p>15545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757</text:p>
          </table:table-cell>
          <table:table-cell office:value-type="float" office:value="1554615" calcext:value-type="float">
            <text:p>15546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5" calcext:value-type="float">
            <text:p>2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758</text:p>
          </table:table-cell>
          <table:table-cell office:value-type="float" office:value="1554628" calcext:value-type="float">
            <text:p>15546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763</text:p>
          </table:table-cell>
          <table:table-cell office:value-type="float" office:value="1554676" calcext:value-type="float">
            <text:p>15546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766</text:p>
          </table:table-cell>
          <table:table-cell office:value-type="float" office:value="1554690" calcext:value-type="float">
            <text:p>15546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871</text:p>
          </table:table-cell>
          <table:table-cell office:value-type="float" office:value="1554739" calcext:value-type="float">
            <text:p>15547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9" calcext:value-type="float">
            <text:p>2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872</text:p>
          </table:table-cell>
          <table:table-cell office:value-type="float" office:value="1554752" calcext:value-type="float">
            <text:p>15547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878</text:p>
          </table:table-cell>
          <table:table-cell office:value-type="float" office:value="1554801" calcext:value-type="float">
            <text:p>15548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5" calcext:value-type="float">
            <text:p>2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880</text:p>
          </table:table-cell>
          <table:table-cell office:value-type="float" office:value="1554813" calcext:value-type="float">
            <text:p>15548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922</text:p>
          </table:table-cell>
          <table:table-cell office:value-type="float" office:value="1554863" calcext:value-type="float">
            <text:p>15548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3" calcext:value-type="float">
            <text:p>2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984</text:p>
          </table:table-cell>
          <table:table-cell office:value-type="float" office:value="1554912" calcext:value-type="float">
            <text:p>15549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985</text:p>
          </table:table-cell>
          <table:table-cell office:value-type="float" office:value="1554925" calcext:value-type="float">
            <text:p>15549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7" calcext:value-type="float">
            <text:p>2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049</text:p>
          </table:table-cell>
          <table:table-cell office:value-type="float" office:value="1554973" calcext:value-type="float">
            <text:p>15549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2" calcext:value-type="float">
            <text:p>2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06</text:p>
          </table:table-cell>
          <table:table-cell office:value-type="float" office:value="1554987" calcext:value-type="float">
            <text:p>15549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8" calcext:value-type="float">
            <text:p>2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10</text:p>
          </table:table-cell>
          <table:table-cell office:value-type="float" office:value="1555036" calcext:value-type="float">
            <text:p>15550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12</text:p>
          </table:table-cell>
          <table:table-cell office:value-type="float" office:value="1555049" calcext:value-type="float">
            <text:p>15550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2" calcext:value-type="float">
            <text:p>2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63</text:p>
          </table:table-cell>
          <table:table-cell office:value-type="float" office:value="1555098" calcext:value-type="float">
            <text:p>15550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3" calcext:value-type="float">
            <text:p>2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64</text:p>
          </table:table-cell>
          <table:table-cell office:value-type="float" office:value="1555110" calcext:value-type="float">
            <text:p>15551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3" calcext:value-type="float">
            <text:p>2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223</text:p>
          </table:table-cell>
          <table:table-cell office:value-type="float" office:value="1555160" calcext:value-type="float">
            <text:p>15551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289</text:p>
          </table:table-cell>
          <table:table-cell office:value-type="float" office:value="1555209" calcext:value-type="float">
            <text:p>15552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3" calcext:value-type="float">
            <text:p>2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294</text:p>
          </table:table-cell>
          <table:table-cell office:value-type="float" office:value="1555222" calcext:value-type="float">
            <text:p>15552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342</text:p>
          </table:table-cell>
          <table:table-cell office:value-type="float" office:value="1555271" calcext:value-type="float">
            <text:p>15552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7" calcext:value-type="float">
            <text:p>2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345</text:p>
          </table:table-cell>
          <table:table-cell office:value-type="float" office:value="1555283" calcext:value-type="float">
            <text:p>15552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9" calcext:value-type="float">
            <text:p>2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414</text:p>
          </table:table-cell>
          <table:table-cell office:value-type="float" office:value="1555333" calcext:value-type="float">
            <text:p>15553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5" calcext:value-type="float">
            <text:p>2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430</text:p>
          </table:table-cell>
          <table:table-cell office:value-type="float" office:value="1555382" calcext:value-type="float">
            <text:p>15553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462</text:p>
          </table:table-cell>
          <table:table-cell office:value-type="float" office:value="1555395" calcext:value-type="float">
            <text:p>15553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6" calcext:value-type="float">
            <text:p>2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540</text:p>
          </table:table-cell>
          <table:table-cell office:value-type="float" office:value="1555443" calcext:value-type="float">
            <text:p>15554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540</text:p>
          </table:table-cell>
          <table:table-cell office:value-type="float" office:value="1555457" calcext:value-type="float">
            <text:p>15554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3" calcext:value-type="float">
            <text:p>2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551</text:p>
          </table:table-cell>
          <table:table-cell office:value-type="float" office:value="1555506" calcext:value-type="float">
            <text:p>15555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4" calcext:value-type="float">
            <text:p>2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585</text:p>
          </table:table-cell>
          <table:table-cell office:value-type="float" office:value="1555519" calcext:value-type="float">
            <text:p>15555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1" calcext:value-type="float">
            <text:p>2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643</text:p>
          </table:table-cell>
          <table:table-cell office:value-type="float" office:value="1555568" calcext:value-type="float">
            <text:p>15555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8" calcext:value-type="float">
            <text:p>2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646</text:p>
          </table:table-cell>
          <table:table-cell office:value-type="float" office:value="1555580" calcext:value-type="float">
            <text:p>15555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7" calcext:value-type="float">
            <text:p>2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712</text:p>
          </table:table-cell>
          <table:table-cell office:value-type="float" office:value="1555630" calcext:value-type="float">
            <text:p>15556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7" calcext:value-type="float">
            <text:p>2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726</text:p>
          </table:table-cell>
          <table:table-cell office:value-type="float" office:value="1555679" calcext:value-type="float">
            <text:p>15556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762</text:p>
          </table:table-cell>
          <table:table-cell office:value-type="float" office:value="1555692" calcext:value-type="float">
            <text:p>15556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787</text:p>
          </table:table-cell>
          <table:table-cell office:value-type="float" office:value="1555741" calcext:value-type="float">
            <text:p>15557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4" calcext:value-type="float">
            <text:p>2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823</text:p>
          </table:table-cell>
          <table:table-cell office:value-type="float" office:value="1555753" calcext:value-type="float">
            <text:p>15557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850</text:p>
          </table:table-cell>
          <table:table-cell office:value-type="float" office:value="1555803" calcext:value-type="float">
            <text:p>15558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9" calcext:value-type="float">
            <text:p>2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902</text:p>
          </table:table-cell>
          <table:table-cell office:value-type="float" office:value="1555852" calcext:value-type="float">
            <text:p>15558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909</text:p>
          </table:table-cell>
          <table:table-cell office:value-type="float" office:value="1555865" calcext:value-type="float">
            <text:p>15558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5" calcext:value-type="float">
            <text:p>2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004</text:p>
          </table:table-cell>
          <table:table-cell office:value-type="float" office:value="1555914" calcext:value-type="float">
            <text:p>15559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25" calcext:value-type="float">
            <text:p>23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006</text:p>
          </table:table-cell>
          <table:table-cell office:value-type="float" office:value="1555927" calcext:value-type="float">
            <text:p>15559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38" calcext:value-type="float">
            <text:p>25.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2.023</text:p>
          </table:table-cell>
          <table:table-cell office:value-type="float" office:value="1555976" calcext:value-type="float">
            <text:p>15559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51" calcext:value-type="float">
            <text:p>27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2.062</text:p>
          </table:table-cell>
          <table:table-cell office:value-type="float" office:value="1555989" calcext:value-type="float">
            <text:p>15559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55" calcext:value-type="float">
            <text:p>28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123</text:p>
          </table:table-cell>
          <table:table-cell office:value-type="float" office:value="1556038" calcext:value-type="float">
            <text:p>15560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96" calcext:value-type="float">
            <text:p>2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123</text:p>
          </table:table-cell>
          <table:table-cell office:value-type="float" office:value="1556051" calcext:value-type="float">
            <text:p>15560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1" calcext:value-type="float">
            <text:p>27.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2.183</text:p>
          </table:table-cell>
          <table:table-cell office:value-type="float" office:value="1556101" calcext:value-type="float">
            <text:p>15561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44" calcext:value-type="float">
            <text:p>25.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2.198</text:p>
          </table:table-cell>
          <table:table-cell office:value-type="float" office:value="1556150" calcext:value-type="float">
            <text:p>15561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32" calcext:value-type="float">
            <text:p>23.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2.201</text:p>
          </table:table-cell>
          <table:table-cell office:value-type="float" office:value="1556162" calcext:value-type="float">
            <text:p>15561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2" calcext:value-type="float">
            <text:p>21.3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2.259</text:p>
          </table:table-cell>
          <table:table-cell office:value-type="float" office:value="1556211" calcext:value-type="float">
            <text:p>15562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94" calcext:value-type="float">
            <text:p>2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266</text:p>
          </table:table-cell>
          <table:table-cell office:value-type="float" office:value="1556225" calcext:value-type="float">
            <text:p>15562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38" calcext:value-type="float">
            <text:p>2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378</text:p>
          </table:table-cell>
          <table:table-cell office:value-type="float" office:value="1556274" calcext:value-type="float">
            <text:p>15562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380</text:p>
          </table:table-cell>
          <table:table-cell office:value-type="float" office:value="1556286" calcext:value-type="float">
            <text:p>15562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42" calcext:value-type="float">
            <text:p>2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382</text:p>
          </table:table-cell>
          <table:table-cell office:value-type="float" office:value="1556335" calcext:value-type="float">
            <text:p>15563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74" calcext:value-type="float">
            <text:p>2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422</text:p>
          </table:table-cell>
          <table:table-cell office:value-type="float" office:value="1556348" calcext:value-type="float">
            <text:p>15563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6" calcext:value-type="float">
            <text:p>21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442</text:p>
          </table:table-cell>
          <table:table-cell office:value-type="float" office:value="1556398" calcext:value-type="float">
            <text:p>15563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23" calcext:value-type="float">
            <text:p>23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494</text:p>
          </table:table-cell>
          <table:table-cell office:value-type="float" office:value="1556447" calcext:value-type="float">
            <text:p>15564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1" calcext:value-type="float">
            <text:p>25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504</text:p>
          </table:table-cell>
          <table:table-cell office:value-type="float" office:value="1556459" calcext:value-type="float">
            <text:p>15564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86" calcext:value-type="float">
            <text:p>26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556</text:p>
          </table:table-cell>
          <table:table-cell office:value-type="float" office:value="1556508" calcext:value-type="float">
            <text:p>15565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85" calcext:value-type="float">
            <text:p>2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562</text:p>
          </table:table-cell>
          <table:table-cell office:value-type="float" office:value="1556521" calcext:value-type="float">
            <text:p>15565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0.1" calcext:value-type="float">
            <text:p>3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2.617</text:p>
          </table:table-cell>
          <table:table-cell office:value-type="float" office:value="1556571" calcext:value-type="float">
            <text:p>15565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1.65" calcext:value-type="float">
            <text:p>31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692</text:p>
          </table:table-cell>
          <table:table-cell office:value-type="float" office:value="1556620" calcext:value-type="float">
            <text:p>15566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2.08" calcext:value-type="float">
            <text:p>3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725</text:p>
          </table:table-cell>
          <table:table-cell office:value-type="float" office:value="1556632" calcext:value-type="float">
            <text:p>15566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0.37" calcext:value-type="float">
            <text:p>30.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2.730</text:p>
          </table:table-cell>
          <table:table-cell office:value-type="float" office:value="1556681" calcext:value-type="float">
            <text:p>15566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6" calcext:value-type="float">
            <text:p>26.9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2.737</text:p>
          </table:table-cell>
          <table:table-cell office:value-type="float" office:value="1556695" calcext:value-type="float">
            <text:p>15566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74" calcext:value-type="float">
            <text:p>23.7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2.863</text:p>
          </table:table-cell>
          <table:table-cell office:value-type="float" office:value="1556769" calcext:value-type="float">
            <text:p>15567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9" calcext:value-type="float">
            <text:p>21.3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2.866</text:p>
          </table:table-cell>
          <table:table-cell office:value-type="float" office:value="1556818" calcext:value-type="float">
            <text:p>15568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04" calcext:value-type="float">
            <text:p>23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903</text:p>
          </table:table-cell>
          <table:table-cell office:value-type="float" office:value="1556832" calcext:value-type="float">
            <text:p>15568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47" calcext:value-type="float">
            <text:p>26.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2.930</text:p>
          </table:table-cell>
          <table:table-cell office:value-type="float" office:value="1556881" calcext:value-type="float">
            <text:p>15568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9.69" calcext:value-type="float">
            <text:p>29.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2.965</text:p>
          </table:table-cell>
          <table:table-cell office:value-type="float" office:value="1556893" calcext:value-type="float">
            <text:p>15568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3.17" calcext:value-type="float">
            <text:p>33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2.990</text:p>
          </table:table-cell>
          <table:table-cell office:value-type="float" office:value="1556942" calcext:value-type="float">
            <text:p>15569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4.74" calcext:value-type="float">
            <text:p>34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025</text:p>
          </table:table-cell>
          <table:table-cell office:value-type="float" office:value="1556956" calcext:value-type="float">
            <text:p>15569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1.5" calcext:value-type="float">
            <text:p>31.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3.083</text:p>
          </table:table-cell>
          <table:table-cell office:value-type="float" office:value="1557005" calcext:value-type="float">
            <text:p>15570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32" calcext:value-type="float">
            <text:p>28.3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3.085</text:p>
          </table:table-cell>
          <table:table-cell office:value-type="float" office:value="1557017" calcext:value-type="float">
            <text:p>15570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09" calcext:value-type="float">
            <text:p>25.0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3.144</text:p>
          </table:table-cell>
          <table:table-cell office:value-type="float" office:value="1557066" calcext:value-type="float">
            <text:p>15570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23" calcext:value-type="float">
            <text:p>22.2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3.144</text:p>
          </table:table-cell>
          <table:table-cell office:value-type="float" office:value="1557080" calcext:value-type="float">
            <text:p>15570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35" calcext:value-type="float">
            <text:p>23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217</text:p>
          </table:table-cell>
          <table:table-cell office:value-type="float" office:value="1557129" calcext:value-type="float">
            <text:p>15571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06" calcext:value-type="float">
            <text:p>24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217</text:p>
          </table:table-cell>
          <table:table-cell office:value-type="float" office:value="1557142" calcext:value-type="float">
            <text:p>15571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35" calcext:value-type="float">
            <text:p>2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263</text:p>
          </table:table-cell>
          <table:table-cell office:value-type="float" office:value="1557190" calcext:value-type="float">
            <text:p>15571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18" calcext:value-type="float">
            <text:p>2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279</text:p>
          </table:table-cell>
          <table:table-cell office:value-type="float" office:value="1557203" calcext:value-type="float">
            <text:p>15572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98" calcext:value-type="float">
            <text:p>22.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324</text:p>
          </table:table-cell>
          <table:table-cell office:value-type="float" office:value="1557253" calcext:value-type="float">
            <text:p>15572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347</text:p>
          </table:table-cell>
          <table:table-cell office:value-type="float" office:value="1557302" calcext:value-type="float">
            <text:p>15573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1" calcext:value-type="float">
            <text:p>2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382</text:p>
          </table:table-cell>
          <table:table-cell office:value-type="float" office:value="1557315" calcext:value-type="float">
            <text:p>15573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2" calcext:value-type="float">
            <text:p>2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410</text:p>
          </table:table-cell>
          <table:table-cell office:value-type="float" office:value="1557363" calcext:value-type="float">
            <text:p>15573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4" calcext:value-type="float">
            <text:p>2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444</text:p>
          </table:table-cell>
          <table:table-cell office:value-type="float" office:value="1557377" calcext:value-type="float">
            <text:p>15573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97" calcext:value-type="float">
            <text:p>22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510</text:p>
          </table:table-cell>
          <table:table-cell office:value-type="float" office:value="1557426" calcext:value-type="float">
            <text:p>15574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29" calcext:value-type="float">
            <text:p>24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510</text:p>
          </table:table-cell>
          <table:table-cell office:value-type="float" office:value="1557439" calcext:value-type="float">
            <text:p>15574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563</text:p>
          </table:table-cell>
          <table:table-cell office:value-type="float" office:value="1557487" calcext:value-type="float">
            <text:p>15574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97" calcext:value-type="float">
            <text:p>24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569</text:p>
          </table:table-cell>
          <table:table-cell office:value-type="float" office:value="1557500" calcext:value-type="float">
            <text:p>15575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93" calcext:value-type="float">
            <text:p>23.9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635</text:p>
          </table:table-cell>
          <table:table-cell office:value-type="float" office:value="1557550" calcext:value-type="float">
            <text:p>15575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3" calcext:value-type="float">
            <text:p>22.8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643</text:p>
          </table:table-cell>
          <table:table-cell office:value-type="float" office:value="1557599" calcext:value-type="float">
            <text:p>15575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83" calcext:value-type="float">
            <text:p>21.8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682</text:p>
          </table:table-cell>
          <table:table-cell office:value-type="float" office:value="1557611" calcext:value-type="float">
            <text:p>15576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5" calcext:value-type="float">
            <text:p>2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706</text:p>
          </table:table-cell>
          <table:table-cell office:value-type="float" office:value="1557660" calcext:value-type="float">
            <text:p>15576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743</text:p>
          </table:table-cell>
          <table:table-cell office:value-type="float" office:value="1557673" calcext:value-type="float">
            <text:p>15576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3" calcext:value-type="float">
            <text:p>2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803</text:p>
          </table:table-cell>
          <table:table-cell office:value-type="float" office:value="1557723" calcext:value-type="float">
            <text:p>15577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1" calcext:value-type="float">
            <text:p>2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822</text:p>
          </table:table-cell>
          <table:table-cell office:value-type="float" office:value="1557772" calcext:value-type="float">
            <text:p>15577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828</text:p>
          </table:table-cell>
          <table:table-cell office:value-type="float" office:value="1557784" calcext:value-type="float">
            <text:p>15577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26" calcext:value-type="float">
            <text:p>2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882</text:p>
          </table:table-cell>
          <table:table-cell office:value-type="float" office:value="1557833" calcext:value-type="float">
            <text:p>15578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49" calcext:value-type="float">
            <text:p>23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3.890</text:p>
          </table:table-cell>
          <table:table-cell office:value-type="float" office:value="1557847" calcext:value-type="float">
            <text:p>15578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41" calcext:value-type="float">
            <text:p>22.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942</text:p>
          </table:table-cell>
          <table:table-cell office:value-type="float" office:value="1557897" calcext:value-type="float">
            <text:p>15578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6" calcext:value-type="float">
            <text:p>21.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990</text:p>
          </table:table-cell>
          <table:table-cell office:value-type="float" office:value="1557946" calcext:value-type="float">
            <text:p>15579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2" calcext:value-type="float">
            <text:p>2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609</text:p>
          </table:table-cell>
          <table:table-cell office:value-type="float" office:value="1558523" calcext:value-type="float">
            <text:p>15585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731</text:p>
          </table:table-cell>
          <table:table-cell office:value-type="float" office:value="1558573" calcext:value-type="float">
            <text:p>15585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12" calcext:value-type="float">
            <text:p>2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857</text:p>
          </table:table-cell>
          <table:table-cell office:value-type="float" office:value="1558622" calcext:value-type="float">
            <text:p>15586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6" calcext:value-type="float">
            <text:p>21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859</text:p>
          </table:table-cell>
          <table:table-cell office:value-type="float" office:value="1558635" calcext:value-type="float">
            <text:p>15586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92" calcext:value-type="float">
            <text:p>2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862</text:p>
          </table:table-cell>
          <table:table-cell office:value-type="float" office:value="1558684" calcext:value-type="float">
            <text:p>15586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21" calcext:value-type="float">
            <text:p>23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4.864</text:p>
          </table:table-cell>
          <table:table-cell office:value-type="float" office:value="1558696" calcext:value-type="float">
            <text:p>15586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07" calcext:value-type="float">
            <text:p>2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971</text:p>
          </table:table-cell>
          <table:table-cell office:value-type="float" office:value="1558746" calcext:value-type="float">
            <text:p>15587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7" calcext:value-type="float">
            <text:p>2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4.973</text:p>
          </table:table-cell>
          <table:table-cell office:value-type="float" office:value="1558795" calcext:value-type="float">
            <text:p>15587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7" calcext:value-type="float">
            <text:p>2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097</text:p>
          </table:table-cell>
          <table:table-cell office:value-type="float" office:value="1558808" calcext:value-type="float">
            <text:p>15588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01" calcext:value-type="float">
            <text:p>24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097</text:p>
          </table:table-cell>
          <table:table-cell office:value-type="float" office:value="1558856" calcext:value-type="float">
            <text:p>15588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19" calcext:value-type="float">
            <text:p>27.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5.097</text:p>
          </table:table-cell>
          <table:table-cell office:value-type="float" office:value="1558870" calcext:value-type="float">
            <text:p>15588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99" calcext:value-type="float">
            <text:p>28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097</text:p>
          </table:table-cell>
          <table:table-cell office:value-type="float" office:value="1558919" calcext:value-type="float">
            <text:p>15589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30.24" calcext:value-type="float">
            <text:p>3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098</text:p>
          </table:table-cell>
          <table:table-cell office:value-type="float" office:value="1558931" calcext:value-type="float">
            <text:p>15589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62" calcext:value-type="float">
            <text:p>27.6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5.106</text:p>
          </table:table-cell>
          <table:table-cell office:value-type="float" office:value="1558980" calcext:value-type="float">
            <text:p>15589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62" calcext:value-type="float">
            <text:p>2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107</text:p>
          </table:table-cell>
          <table:table-cell office:value-type="float" office:value="1558993" calcext:value-type="float">
            <text:p>15589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66" calcext:value-type="float">
            <text:p>2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152</text:p>
          </table:table-cell>
          <table:table-cell office:value-type="float" office:value="1559043" calcext:value-type="float">
            <text:p>15590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62" calcext:value-type="float">
            <text:p>2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154</text:p>
          </table:table-cell>
          <table:table-cell office:value-type="float" office:value="1559092" calcext:value-type="float">
            <text:p>15590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84" calcext:value-type="float">
            <text:p>27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159</text:p>
          </table:table-cell>
          <table:table-cell office:value-type="float" office:value="1559104" calcext:value-type="float">
            <text:p>15591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24" calcext:value-type="float">
            <text:p>26.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5.209</text:p>
          </table:table-cell>
          <table:table-cell office:value-type="float" office:value="1559153" calcext:value-type="float">
            <text:p>15591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9" calcext:value-type="float">
            <text:p>2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211</text:p>
          </table:table-cell>
          <table:table-cell office:value-type="float" office:value="1559166" calcext:value-type="float">
            <text:p>15591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36" calcext:value-type="float">
            <text:p>2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268</text:p>
          </table:table-cell>
          <table:table-cell office:value-type="float" office:value="1559216" calcext:value-type="float">
            <text:p>15592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1" calcext:value-type="float">
            <text:p>24.8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5.336</text:p>
          </table:table-cell>
          <table:table-cell office:value-type="float" office:value="1559265" calcext:value-type="float">
            <text:p>15592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6" calcext:value-type="float">
            <text:p>22.7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5.337</text:p>
          </table:table-cell>
          <table:table-cell office:value-type="float" office:value="1559277" calcext:value-type="float">
            <text:p>15592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66" calcext:value-type="float">
            <text:p>24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386</text:p>
          </table:table-cell>
          <table:table-cell office:value-type="float" office:value="1559326" calcext:value-type="float">
            <text:p>15593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54" calcext:value-type="float">
            <text:p>24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389</text:p>
          </table:table-cell>
          <table:table-cell office:value-type="float" office:value="1559340" calcext:value-type="float">
            <text:p>15593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82" calcext:value-type="float">
            <text:p>2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447</text:p>
          </table:table-cell>
          <table:table-cell office:value-type="float" office:value="1559389" calcext:value-type="float">
            <text:p>15593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88" calcext:value-type="float">
            <text:p>24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449</text:p>
          </table:table-cell>
          <table:table-cell office:value-type="float" office:value="1559401" calcext:value-type="float">
            <text:p>15594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51" calcext:value-type="float">
            <text:p>22.5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5.506</text:p>
          </table:table-cell>
          <table:table-cell office:value-type="float" office:value="1559450" calcext:value-type="float">
            <text:p>15594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34" calcext:value-type="float">
            <text:p>2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509</text:p>
          </table:table-cell>
          <table:table-cell office:value-type="float" office:value="1559463" calcext:value-type="float">
            <text:p>15594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67" calcext:value-type="float">
            <text:p>23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569</text:p>
          </table:table-cell>
          <table:table-cell office:value-type="float" office:value="1559512" calcext:value-type="float">
            <text:p>15595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65" calcext:value-type="float">
            <text:p>2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626</text:p>
          </table:table-cell>
          <table:table-cell office:value-type="float" office:value="1559561" calcext:value-type="float">
            <text:p>15595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628</text:p>
          </table:table-cell>
          <table:table-cell office:value-type="float" office:value="1559574" calcext:value-type="float">
            <text:p>15595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75" calcext:value-type="float">
            <text:p>2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687</text:p>
          </table:table-cell>
          <table:table-cell office:value-type="float" office:value="1559623" calcext:value-type="float">
            <text:p>15596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23" calcext:value-type="float">
            <text:p>2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688</text:p>
          </table:table-cell>
          <table:table-cell office:value-type="float" office:value="1559635" calcext:value-type="float">
            <text:p>15596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64" calcext:value-type="float">
            <text:p>2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755</text:p>
          </table:table-cell>
          <table:table-cell office:value-type="float" office:value="1559685" calcext:value-type="float">
            <text:p>15596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772</text:p>
          </table:table-cell>
          <table:table-cell office:value-type="float" office:value="1559734" calcext:value-type="float">
            <text:p>15597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3" calcext:value-type="float">
            <text:p>2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808</text:p>
          </table:table-cell>
          <table:table-cell office:value-type="float" office:value="1559747" calcext:value-type="float">
            <text:p>15597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5" calcext:value-type="float">
            <text:p>2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880</text:p>
          </table:table-cell>
          <table:table-cell office:value-type="float" office:value="1559796" calcext:value-type="float">
            <text:p>15597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89" calcext:value-type="float">
            <text:p>2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884</text:p>
          </table:table-cell>
          <table:table-cell office:value-type="float" office:value="1559809" calcext:value-type="float">
            <text:p>15598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88" calcext:value-type="float">
            <text:p>2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925</text:p>
          </table:table-cell>
          <table:table-cell office:value-type="float" office:value="1559858" calcext:value-type="float">
            <text:p>15598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0.87" calcext:value-type="float">
            <text:p>2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930</text:p>
          </table:table-cell>
          <table:table-cell office:value-type="float" office:value="1559871" calcext:value-type="float">
            <text:p>15598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14" calcext:value-type="float">
            <text:p>2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986</text:p>
          </table:table-cell>
          <table:table-cell office:value-type="float" office:value="1559919" calcext:value-type="float">
            <text:p>15599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38" calcext:value-type="float">
            <text:p>2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989</text:p>
          </table:table-cell>
          <table:table-cell office:value-type="float" office:value="1559932" calcext:value-type="float">
            <text:p>15599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046</text:p>
          </table:table-cell>
          <table:table-cell office:value-type="float" office:value="1559982" calcext:value-type="float">
            <text:p>15599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5" calcext:value-type="float">
            <text:p>2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13</text:p>
          </table:table-cell>
          <table:table-cell office:value-type="float" office:value="1560031" calcext:value-type="float">
            <text:p>15600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21" calcext:value-type="float">
            <text:p>23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13</text:p>
          </table:table-cell>
          <table:table-cell office:value-type="float" office:value="1560043" calcext:value-type="float">
            <text:p>15600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82" calcext:value-type="float">
            <text:p>2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35</text:p>
          </table:table-cell>
          <table:table-cell office:value-type="float" office:value="1560092" calcext:value-type="float">
            <text:p>15600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13" calcext:value-type="float">
            <text:p>24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69</text:p>
          </table:table-cell>
          <table:table-cell office:value-type="float" office:value="1560105" calcext:value-type="float">
            <text:p>15601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52" calcext:value-type="float">
            <text:p>2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95</text:p>
          </table:table-cell>
          <table:table-cell office:value-type="float" office:value="1560155" calcext:value-type="float">
            <text:p>15601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73" calcext:value-type="float">
            <text:p>25.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6.247</text:p>
          </table:table-cell>
          <table:table-cell office:value-type="float" office:value="1560204" calcext:value-type="float">
            <text:p>15602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285</text:p>
          </table:table-cell>
          <table:table-cell office:value-type="float" office:value="1560216" calcext:value-type="float">
            <text:p>15602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310</text:p>
          </table:table-cell>
          <table:table-cell office:value-type="float" office:value="1560265" calcext:value-type="float">
            <text:p>15602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93" calcext:value-type="float">
            <text:p>2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346</text:p>
          </table:table-cell>
          <table:table-cell office:value-type="float" office:value="1560279" calcext:value-type="float">
            <text:p>15602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53" calcext:value-type="float">
            <text:p>26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371</text:p>
          </table:table-cell>
          <table:table-cell office:value-type="float" office:value="1560328" calcext:value-type="float">
            <text:p>15603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04" calcext:value-type="float">
            <text:p>2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406</text:p>
          </table:table-cell>
          <table:table-cell office:value-type="float" office:value="1560340" calcext:value-type="float">
            <text:p>15603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31" calcext:value-type="float">
            <text:p>2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433</text:p>
          </table:table-cell>
          <table:table-cell office:value-type="float" office:value="1560389" calcext:value-type="float">
            <text:p>15603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466</text:p>
          </table:table-cell>
          <table:table-cell office:value-type="float" office:value="1560402" calcext:value-type="float">
            <text:p>15604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6.08" calcext:value-type="float">
            <text:p>26.0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493</text:p>
          </table:table-cell>
          <table:table-cell office:value-type="float" office:value="1560451" calcext:value-type="float">
            <text:p>15604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33" calcext:value-type="float">
            <text:p>24.3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545</text:p>
          </table:table-cell>
          <table:table-cell office:value-type="float" office:value="1560500" calcext:value-type="float">
            <text:p>15605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15" calcext:value-type="float">
            <text:p>23.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555</text:p>
          </table:table-cell>
          <table:table-cell office:value-type="float" office:value="1560513" calcext:value-type="float">
            <text:p>15605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606</text:p>
          </table:table-cell>
          <table:table-cell office:value-type="float" office:value="1560562" calcext:value-type="float">
            <text:p>15605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07" calcext:value-type="float">
            <text:p>2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616</text:p>
          </table:table-cell>
          <table:table-cell office:value-type="float" office:value="1560574" calcext:value-type="float">
            <text:p>15605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35" calcext:value-type="float">
            <text:p>24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6.670</text:p>
          </table:table-cell>
          <table:table-cell office:value-type="float" office:value="1560624" calcext:value-type="float">
            <text:p>15606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4.12" calcext:value-type="float">
            <text:p>2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719</text:p>
          </table:table-cell>
          <table:table-cell office:value-type="float" office:value="1560673" calcext:value-type="float">
            <text:p>15606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76" calcext:value-type="float">
            <text:p>22.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730</text:p>
          </table:table-cell>
          <table:table-cell office:value-type="float" office:value="1560686" calcext:value-type="float">
            <text:p>15606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1" calcext:value-type="float">
            <text:p>2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780</text:p>
          </table:table-cell>
          <table:table-cell office:value-type="float" office:value="1560735" calcext:value-type="float">
            <text:p>15607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2" calcext:value-type="float">
            <text:p>21.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791</text:p>
          </table:table-cell>
          <table:table-cell office:value-type="float" office:value="1560748" calcext:value-type="float">
            <text:p>15607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45" calcext:value-type="float">
            <text:p>2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887</text:p>
          </table:table-cell>
          <table:table-cell office:value-type="float" office:value="1560797" calcext:value-type="float">
            <text:p>15607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04" calcext:value-type="float">
            <text:p>2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889</text:p>
          </table:table-cell>
          <table:table-cell office:value-type="float" office:value="1560810" calcext:value-type="float">
            <text:p>15608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1.66" calcext:value-type="float">
            <text:p>2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905</text:p>
          </table:table-cell>
          <table:table-cell office:value-type="float" office:value="1560858" calcext:value-type="float">
            <text:p>15608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02" calcext:value-type="float">
            <text:p>2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911</text:p>
          </table:table-cell>
          <table:table-cell office:value-type="float" office:value="1560871" calcext:value-type="float">
            <text:p>15608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2.83" calcext:value-type="float">
            <text:p>2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965</text:p>
          </table:table-cell>
          <table:table-cell office:value-type="float" office:value="1560921" calcext:value-type="float">
            <text:p>15609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3.82" calcext:value-type="float">
            <text:p>2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7.015</text:p>
          </table:table-cell>
          <table:table-cell office:value-type="float" office:value="1560970" calcext:value-type="float">
            <text:p>15609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5.42" calcext:value-type="float">
            <text:p>25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7.029</text:p>
          </table:table-cell>
          <table:table-cell office:value-type="float" office:value="1560982" calcext:value-type="float">
            <text:p>15609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8.36" calcext:value-type="float">
            <text:p>28.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7.077</text:p>
          </table:table-cell>
          <table:table-cell office:value-type="float" office:value="1561031" calcext:value-type="float">
            <text:p>15610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float" office:value="27.69" calcext:value-type="float">
            <text:p>27.6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erial_20190715_215458_B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21:54:33.791</text:p>
          </table:table-cell>
          <table:table-cell office:value-type="float" office:value="1547691" calcext:value-type="float">
            <text:p>15476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" calcext:value-type="float">
            <text:p>10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796</text:p>
          </table:table-cell>
          <table:table-cell office:value-type="float" office:value="1547740" calcext:value-type="float">
            <text:p>15477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4" calcext:value-type="float">
            <text:p>100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33.859</text:p>
          </table:table-cell>
          <table:table-cell office:value-type="float" office:value="1547801" calcext:value-type="float">
            <text:p>15478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5" calcext:value-type="float">
            <text:p>100802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3.992</text:p>
          </table:table-cell>
          <table:table-cell office:value-type="float" office:value="1547864" calcext:value-type="float">
            <text:p>15478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" calcext:value-type="float">
            <text:p>10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3.993</text:p>
          </table:table-cell>
          <table:table-cell office:value-type="float" office:value="1547913" calcext:value-type="float">
            <text:p>15479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5" calcext:value-type="float">
            <text:p>10080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042</text:p>
          </table:table-cell>
          <table:table-cell office:value-type="float" office:value="1547974" calcext:value-type="float">
            <text:p>15479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25" calcext:value-type="float">
            <text:p>100800.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34.094</text:p>
          </table:table-cell>
          <table:table-cell office:value-type="float" office:value="1548037" calcext:value-type="float">
            <text:p>15480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157</text:p>
          </table:table-cell>
          <table:table-cell office:value-type="float" office:value="1548098" calcext:value-type="float">
            <text:p>15480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215</text:p>
          </table:table-cell>
          <table:table-cell office:value-type="float" office:value="1548161" calcext:value-type="float">
            <text:p>15481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297</text:p>
          </table:table-cell>
          <table:table-cell office:value-type="float" office:value="1548210" calcext:value-type="float">
            <text:p>15482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321</text:p>
          </table:table-cell>
          <table:table-cell office:value-type="float" office:value="1548271" calcext:value-type="float">
            <text:p>15482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406</text:p>
          </table:table-cell>
          <table:table-cell office:value-type="float" office:value="1548334" calcext:value-type="float">
            <text:p>15483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454</text:p>
          </table:table-cell>
          <table:table-cell office:value-type="float" office:value="1548395" calcext:value-type="float">
            <text:p>15483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513</text:p>
          </table:table-cell>
          <table:table-cell office:value-type="float" office:value="1548457" calcext:value-type="float">
            <text:p>15484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75" calcext:value-type="float">
            <text:p>10080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565</text:p>
          </table:table-cell>
          <table:table-cell office:value-type="float" office:value="1548507" calcext:value-type="float">
            <text:p>15485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4.618</text:p>
          </table:table-cell>
          <table:table-cell office:value-type="float" office:value="1548568" calcext:value-type="float">
            <text:p>15485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4.677</text:p>
          </table:table-cell>
          <table:table-cell office:value-type="float" office:value="1548631" calcext:value-type="float">
            <text:p>154863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75" calcext:value-type="float">
            <text:p>10079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4.745</text:p>
          </table:table-cell>
          <table:table-cell office:value-type="float" office:value="1548680" calcext:value-type="float">
            <text:p>15486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816</text:p>
          </table:table-cell>
          <table:table-cell office:value-type="float" office:value="1548741" calcext:value-type="float">
            <text:p>15487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853</text:p>
          </table:table-cell>
          <table:table-cell office:value-type="float" office:value="1548804" calcext:value-type="float">
            <text:p>15488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4.916</text:p>
          </table:table-cell>
          <table:table-cell office:value-type="float" office:value="1548865" calcext:value-type="float">
            <text:p>15488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4.979</text:p>
          </table:table-cell>
          <table:table-cell office:value-type="float" office:value="1548928" calcext:value-type="float">
            <text:p>15489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032</text:p>
          </table:table-cell>
          <table:table-cell office:value-type="float" office:value="1548977" calcext:value-type="float">
            <text:p>15489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5" calcext:value-type="float">
            <text:p>10080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35.095</text:p>
          </table:table-cell>
          <table:table-cell office:value-type="float" office:value="1549038" calcext:value-type="float">
            <text:p>15490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5" calcext:value-type="float">
            <text:p>100802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5.153</text:p>
          </table:table-cell>
          <table:table-cell office:value-type="float" office:value="1549101" calcext:value-type="float">
            <text:p>15491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75" calcext:value-type="float">
            <text:p>10080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203</text:p>
          </table:table-cell>
          <table:table-cell office:value-type="float" office:value="1549150" calcext:value-type="float">
            <text:p>15491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75" calcext:value-type="float">
            <text:p>10080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269</text:p>
          </table:table-cell>
          <table:table-cell office:value-type="float" office:value="1549211" calcext:value-type="float">
            <text:p>15492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75" calcext:value-type="float">
            <text:p>100800.7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35.329</text:p>
          </table:table-cell>
          <table:table-cell office:value-type="float" office:value="1549274" calcext:value-type="float">
            <text:p>15492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401</text:p>
          </table:table-cell>
          <table:table-cell office:value-type="float" office:value="1549335" calcext:value-type="float">
            <text:p>15493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" calcext:value-type="float">
            <text:p>10079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5.452</text:p>
          </table:table-cell>
          <table:table-cell office:value-type="float" office:value="1549398" calcext:value-type="float">
            <text:p>15493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503</text:p>
          </table:table-cell>
          <table:table-cell office:value-type="float" office:value="1549447" calcext:value-type="float">
            <text:p>15494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5.567</text:p>
          </table:table-cell>
          <table:table-cell office:value-type="float" office:value="1549508" calcext:value-type="float">
            <text:p>15495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" calcext:value-type="float">
            <text:p>100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35.626</text:p>
          </table:table-cell>
          <table:table-cell office:value-type="float" office:value="1549571" calcext:value-type="float">
            <text:p>15495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.75" calcext:value-type="float">
            <text:p>10080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690</text:p>
          </table:table-cell>
          <table:table-cell office:value-type="float" office:value="1549632" calcext:value-type="float">
            <text:p>15496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25" calcext:value-type="float">
            <text:p>10080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749</text:p>
          </table:table-cell>
          <table:table-cell office:value-type="float" office:value="1549694" calcext:value-type="float">
            <text:p>15496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35.807</text:p>
          </table:table-cell>
          <table:table-cell office:value-type="float" office:value="1549744" calcext:value-type="float">
            <text:p>15497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" calcext:value-type="float">
            <text:p>1007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35.868</text:p>
          </table:table-cell>
          <table:table-cell office:value-type="float" office:value="1549806" calcext:value-type="float">
            <text:p>15498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" calcext:value-type="float">
            <text:p>10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926</text:p>
          </table:table-cell>
          <table:table-cell office:value-type="float" office:value="1549868" calcext:value-type="float">
            <text:p>15498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5.965</text:p>
          </table:table-cell>
          <table:table-cell office:value-type="float" office:value="1549917" calcext:value-type="float">
            <text:p>15499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6.028</text:p>
          </table:table-cell>
          <table:table-cell office:value-type="float" office:value="1549978" calcext:value-type="float">
            <text:p>15499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6.101</text:p>
          </table:table-cell>
          <table:table-cell office:value-type="float" office:value="1550041" calcext:value-type="float">
            <text:p>15500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238</text:p>
          </table:table-cell>
          <table:table-cell office:value-type="float" office:value="1550102" calcext:value-type="float">
            <text:p>155010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247</text:p>
          </table:table-cell>
          <table:table-cell office:value-type="float" office:value="1550164" calcext:value-type="float">
            <text:p>15501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352</text:p>
          </table:table-cell>
          <table:table-cell office:value-type="float" office:value="1550214" calcext:value-type="float">
            <text:p>15502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357</text:p>
          </table:table-cell>
          <table:table-cell office:value-type="float" office:value="1550275" calcext:value-type="float">
            <text:p>15502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6.477</text:p>
          </table:table-cell>
          <table:table-cell office:value-type="float" office:value="1550338" calcext:value-type="float">
            <text:p>15503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75" calcext:value-type="float">
            <text:p>100803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36.482</text:p>
          </table:table-cell>
          <table:table-cell office:value-type="float" office:value="1550387" calcext:value-type="float">
            <text:p>15503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3.75" calcext:value-type="float">
            <text:p>10080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601</text:p>
          </table:table-cell>
          <table:table-cell office:value-type="float" office:value="1550448" calcext:value-type="float">
            <text:p>15504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2" calcext:value-type="float">
            <text:p>1008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6.604</text:p>
          </table:table-cell>
          <table:table-cell office:value-type="float" office:value="1550511" calcext:value-type="float">
            <text:p>15505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75" calcext:value-type="float">
            <text:p>100798.7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36.722</text:p>
          </table:table-cell>
          <table:table-cell office:value-type="float" office:value="1550572" calcext:value-type="float">
            <text:p>15505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36.728</text:p>
          </table:table-cell>
          <table:table-cell office:value-type="float" office:value="1550635" calcext:value-type="float">
            <text:p>15506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" calcext:value-type="float">
            <text:p>1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851</text:p>
          </table:table-cell>
          <table:table-cell office:value-type="float" office:value="1550684" calcext:value-type="float">
            <text:p>15506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" calcext:value-type="float">
            <text:p>1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857</text:p>
          </table:table-cell>
          <table:table-cell office:value-type="float" office:value="1550745" calcext:value-type="float">
            <text:p>15507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6.967</text:p>
          </table:table-cell>
          <table:table-cell office:value-type="float" office:value="1550808" calcext:value-type="float">
            <text:p>155080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970</text:p>
          </table:table-cell>
          <table:table-cell office:value-type="float" office:value="1550857" calcext:value-type="float">
            <text:p>15508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6.975</text:p>
          </table:table-cell>
          <table:table-cell office:value-type="float" office:value="1550918" calcext:value-type="float">
            <text:p>15509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7.081</text:p>
          </table:table-cell>
          <table:table-cell office:value-type="float" office:value="1550981" calcext:value-type="float">
            <text:p>15509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179</text:p>
          </table:table-cell>
          <table:table-cell office:value-type="float" office:value="1551043" calcext:value-type="float">
            <text:p>15510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7.186</text:p>
          </table:table-cell>
          <table:table-cell office:value-type="float" office:value="1551106" calcext:value-type="float">
            <text:p>15511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203</text:p>
          </table:table-cell>
          <table:table-cell office:value-type="float" office:value="1551155" calcext:value-type="float">
            <text:p>15511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75" calcext:value-type="float">
            <text:p>100796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7.264</text:p>
          </table:table-cell>
          <table:table-cell office:value-type="float" office:value="1551216" calcext:value-type="float">
            <text:p>15512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338</text:p>
          </table:table-cell>
          <table:table-cell office:value-type="float" office:value="1551279" calcext:value-type="float">
            <text:p>155127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7.392</text:p>
          </table:table-cell>
          <table:table-cell office:value-type="float" office:value="1551340" calcext:value-type="float">
            <text:p>15513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450</text:p>
          </table:table-cell>
          <table:table-cell office:value-type="float" office:value="1551403" calcext:value-type="float">
            <text:p>15514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75" calcext:value-type="float">
            <text:p>10079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521</text:p>
          </table:table-cell>
          <table:table-cell office:value-type="float" office:value="1551452" calcext:value-type="float">
            <text:p>15514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565</text:p>
          </table:table-cell>
          <table:table-cell office:value-type="float" office:value="1551513" calcext:value-type="float">
            <text:p>15515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627</text:p>
          </table:table-cell>
          <table:table-cell office:value-type="float" office:value="1551576" calcext:value-type="float">
            <text:p>15515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7.682</text:p>
          </table:table-cell>
          <table:table-cell office:value-type="float" office:value="1551625" calcext:value-type="float">
            <text:p>15516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744</text:p>
          </table:table-cell>
          <table:table-cell office:value-type="float" office:value="1551686" calcext:value-type="float">
            <text:p>15516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804</text:p>
          </table:table-cell>
          <table:table-cell office:value-type="float" office:value="1551749" calcext:value-type="float">
            <text:p>15517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37.863</text:p>
          </table:table-cell>
          <table:table-cell office:value-type="float" office:value="1551810" calcext:value-type="float">
            <text:p>15518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5" calcext:value-type="float">
            <text:p>10079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7.925</text:p>
          </table:table-cell>
          <table:table-cell office:value-type="float" office:value="1551873" calcext:value-type="float">
            <text:p>15518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7.981</text:p>
          </table:table-cell>
          <table:table-cell office:value-type="float" office:value="1551922" calcext:value-type="float">
            <text:p>15519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050</text:p>
          </table:table-cell>
          <table:table-cell office:value-type="float" office:value="1551983" calcext:value-type="float">
            <text:p>15519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38.103</text:p>
          </table:table-cell>
          <table:table-cell office:value-type="float" office:value="1552046" calcext:value-type="float">
            <text:p>15520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163</text:p>
          </table:table-cell>
          <table:table-cell office:value-type="float" office:value="1552107" calcext:value-type="float">
            <text:p>15521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224</text:p>
          </table:table-cell>
          <table:table-cell office:value-type="float" office:value="1552169" calcext:value-type="float">
            <text:p>15521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283</text:p>
          </table:table-cell>
          <table:table-cell office:value-type="float" office:value="1552219" calcext:value-type="float">
            <text:p>15522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355</text:p>
          </table:table-cell>
          <table:table-cell office:value-type="float" office:value="1552280" calcext:value-type="float">
            <text:p>15522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" calcext:value-type="float">
            <text:p>10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406</text:p>
          </table:table-cell>
          <table:table-cell office:value-type="float" office:value="1552343" calcext:value-type="float">
            <text:p>15523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463</text:p>
          </table:table-cell>
          <table:table-cell office:value-type="float" office:value="1552392" calcext:value-type="float">
            <text:p>15523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38.525</text:p>
          </table:table-cell>
          <table:table-cell office:value-type="float" office:value="1552453" calcext:value-type="float">
            <text:p>15524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" calcext:value-type="float">
            <text:p>1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590</text:p>
          </table:table-cell>
          <table:table-cell office:value-type="float" office:value="1552516" calcext:value-type="float">
            <text:p>15525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5.25" calcext:value-type="float">
            <text:p>10079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644</text:p>
          </table:table-cell>
          <table:table-cell office:value-type="float" office:value="1552577" calcext:value-type="float">
            <text:p>15525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4.5" calcext:value-type="float">
            <text:p>10079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714</text:p>
          </table:table-cell>
          <table:table-cell office:value-type="float" office:value="1552640" calcext:value-type="float">
            <text:p>15526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38.764</text:p>
          </table:table-cell>
          <table:table-cell office:value-type="float" office:value="1552689" calcext:value-type="float">
            <text:p>15526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823</text:p>
          </table:table-cell>
          <table:table-cell office:value-type="float" office:value="1552750" calcext:value-type="float">
            <text:p>15527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884</text:p>
          </table:table-cell>
          <table:table-cell office:value-type="float" office:value="1552813" calcext:value-type="float">
            <text:p>15528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75" calcext:value-type="float">
            <text:p>10079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8.942</text:p>
          </table:table-cell>
          <table:table-cell office:value-type="float" office:value="1552862" calcext:value-type="float">
            <text:p>15528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003</text:p>
          </table:table-cell>
          <table:table-cell office:value-type="float" office:value="1552923" calcext:value-type="float">
            <text:p>15529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065</text:p>
          </table:table-cell>
          <table:table-cell office:value-type="float" office:value="1552986" calcext:value-type="float">
            <text:p>15529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124</text:p>
          </table:table-cell>
          <table:table-cell office:value-type="float" office:value="1553047" calcext:value-type="float">
            <text:p>15530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9.183</text:p>
          </table:table-cell>
          <table:table-cell office:value-type="float" office:value="1553110" calcext:value-type="float">
            <text:p>15531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" calcext:value-type="float">
            <text:p>10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245</text:p>
          </table:table-cell>
          <table:table-cell office:value-type="float" office:value="1553159" calcext:value-type="float">
            <text:p>15531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305</text:p>
          </table:table-cell>
          <table:table-cell office:value-type="float" office:value="1553220" calcext:value-type="float">
            <text:p>1553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362</text:p>
          </table:table-cell>
          <table:table-cell office:value-type="float" office:value="1553283" calcext:value-type="float">
            <text:p>15532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422</text:p>
          </table:table-cell>
          <table:table-cell office:value-type="float" office:value="1553344" calcext:value-type="float">
            <text:p>15533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5.5" calcext:value-type="float">
            <text:p>10079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484</text:p>
          </table:table-cell>
          <table:table-cell office:value-type="float" office:value="1553406" calcext:value-type="float">
            <text:p>15534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" calcext:value-type="float">
            <text:p>1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501</text:p>
          </table:table-cell>
          <table:table-cell office:value-type="float" office:value="1553456" calcext:value-type="float">
            <text:p>15534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39.563</text:p>
          </table:table-cell>
          <table:table-cell office:value-type="float" office:value="1553517" calcext:value-type="float">
            <text:p>15535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662</text:p>
          </table:table-cell>
          <table:table-cell office:value-type="float" office:value="1553580" calcext:value-type="float">
            <text:p>15535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723</text:p>
          </table:table-cell>
          <table:table-cell office:value-type="float" office:value="1553629" calcext:value-type="float">
            <text:p>155362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39.740</text:p>
          </table:table-cell>
          <table:table-cell office:value-type="float" office:value="1553690" calcext:value-type="float">
            <text:p>15536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39.803</text:p>
          </table:table-cell>
          <table:table-cell office:value-type="float" office:value="1553753" calcext:value-type="float">
            <text:p>15537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035</text:p>
          </table:table-cell>
          <table:table-cell office:value-type="float" office:value="1553814" calcext:value-type="float">
            <text:p>15538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0.153</text:p>
          </table:table-cell>
          <table:table-cell office:value-type="float" office:value="1553876" calcext:value-type="float">
            <text:p>15538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25" calcext:value-type="float">
            <text:p>10079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6</text:p>
          </table:table-cell>
          <table:table-cell office:value-type="float" office:value="1553926" calcext:value-type="float">
            <text:p>15539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56</text:p>
          </table:table-cell>
          <table:table-cell office:value-type="float" office:value="1553987" calcext:value-type="float">
            <text:p>15539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161</text:p>
          </table:table-cell>
          <table:table-cell office:value-type="float" office:value="1554050" calcext:value-type="float">
            <text:p>15540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280</text:p>
          </table:table-cell>
          <table:table-cell office:value-type="float" office:value="1554099" calcext:value-type="float">
            <text:p>15540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6</text:p>
          </table:table-cell>
          <table:table-cell office:value-type="float" office:value="1554160" calcext:value-type="float">
            <text:p>15541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396</text:p>
          </table:table-cell>
          <table:table-cell office:value-type="float" office:value="1554223" calcext:value-type="float">
            <text:p>15542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0.402</text:p>
          </table:table-cell>
          <table:table-cell office:value-type="float" office:value="1554284" calcext:value-type="float">
            <text:p>15542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" calcext:value-type="float">
            <text:p>10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20</text:p>
          </table:table-cell>
          <table:table-cell office:value-type="float" office:value="1554347" calcext:value-type="float">
            <text:p>15543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23</text:p>
          </table:table-cell>
          <table:table-cell office:value-type="float" office:value="1554396" calcext:value-type="float">
            <text:p>15543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530</text:p>
          </table:table-cell>
          <table:table-cell office:value-type="float" office:value="1554457" calcext:value-type="float">
            <text:p>15544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0.641</text:p>
          </table:table-cell>
          <table:table-cell office:value-type="float" office:value="1554520" calcext:value-type="float">
            <text:p>15545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" calcext:value-type="float">
            <text:p>10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643</text:p>
          </table:table-cell>
          <table:table-cell office:value-type="float" office:value="1554569" calcext:value-type="float">
            <text:p>15545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758</text:p>
          </table:table-cell>
          <table:table-cell office:value-type="float" office:value="1554630" calcext:value-type="float">
            <text:p>15546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25" calcext:value-type="float">
            <text:p>100796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0.766</text:p>
          </table:table-cell>
          <table:table-cell office:value-type="float" office:value="1554693" calcext:value-type="float">
            <text:p>155469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5.75" calcext:value-type="float">
            <text:p>10079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875</text:p>
          </table:table-cell>
          <table:table-cell office:value-type="float" office:value="1554754" calcext:value-type="float">
            <text:p>15547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75" calcext:value-type="float">
            <text:p>100796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0.882</text:p>
          </table:table-cell>
          <table:table-cell office:value-type="float" office:value="1554817" calcext:value-type="float">
            <text:p>15548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922</text:p>
          </table:table-cell>
          <table:table-cell office:value-type="float" office:value="1554866" calcext:value-type="float">
            <text:p>15548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0.985</text:p>
          </table:table-cell>
          <table:table-cell office:value-type="float" office:value="1554927" calcext:value-type="float">
            <text:p>15549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06</text:p>
          </table:table-cell>
          <table:table-cell office:value-type="float" office:value="1554990" calcext:value-type="float">
            <text:p>15549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112</text:p>
          </table:table-cell>
          <table:table-cell office:value-type="float" office:value="1555051" calcext:value-type="float">
            <text:p>15550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75" calcext:value-type="float">
            <text:p>100796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1.164</text:p>
          </table:table-cell>
          <table:table-cell office:value-type="float" office:value="1555113" calcext:value-type="float">
            <text:p>15551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6.5" calcext:value-type="float">
            <text:p>10079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223</text:p>
          </table:table-cell>
          <table:table-cell office:value-type="float" office:value="1555163" calcext:value-type="float">
            <text:p>15551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294</text:p>
          </table:table-cell>
          <table:table-cell office:value-type="float" office:value="1555224" calcext:value-type="float">
            <text:p>15552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" calcext:value-type="float">
            <text:p>10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345</text:p>
          </table:table-cell>
          <table:table-cell office:value-type="float" office:value="1555287" calcext:value-type="float">
            <text:p>15552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415</text:p>
          </table:table-cell>
          <table:table-cell office:value-type="float" office:value="1555336" calcext:value-type="float">
            <text:p>15553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75" calcext:value-type="float">
            <text:p>100799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1.464</text:p>
          </table:table-cell>
          <table:table-cell office:value-type="float" office:value="1555397" calcext:value-type="float">
            <text:p>15553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542</text:p>
          </table:table-cell>
          <table:table-cell office:value-type="float" office:value="1555460" calcext:value-type="float">
            <text:p>15554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1.585</text:p>
          </table:table-cell>
          <table:table-cell office:value-type="float" office:value="1555521" calcext:value-type="float">
            <text:p>15555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75" calcext:value-type="float">
            <text:p>10080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646</text:p>
          </table:table-cell>
          <table:table-cell office:value-type="float" office:value="1555584" calcext:value-type="float">
            <text:p>15555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75" calcext:value-type="float">
            <text:p>100800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1.715</text:p>
          </table:table-cell>
          <table:table-cell office:value-type="float" office:value="1555633" calcext:value-type="float">
            <text:p>15556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.5" calcext:value-type="float">
            <text:p>10080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764</text:p>
          </table:table-cell>
          <table:table-cell office:value-type="float" office:value="1555694" calcext:value-type="float">
            <text:p>15556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75" calcext:value-type="float">
            <text:p>100799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1.825</text:p>
          </table:table-cell>
          <table:table-cell office:value-type="float" office:value="1555757" calcext:value-type="float">
            <text:p>15557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850</text:p>
          </table:table-cell>
          <table:table-cell office:value-type="float" office:value="1555806" calcext:value-type="float">
            <text:p>15558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5" calcext:value-type="float">
            <text:p>1007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1.942</text:p>
          </table:table-cell>
          <table:table-cell office:value-type="float" office:value="1555867" calcext:value-type="float">
            <text:p>155586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25" calcext:value-type="float">
            <text:p>10079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009</text:p>
          </table:table-cell>
          <table:table-cell office:value-type="float" office:value="1555930" calcext:value-type="float">
            <text:p>15559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" calcext:value-type="float">
            <text:p>10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064</text:p>
          </table:table-cell>
          <table:table-cell office:value-type="float" office:value="1555991" calcext:value-type="float">
            <text:p>155599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126</text:p>
          </table:table-cell>
          <table:table-cell office:value-type="float" office:value="1556055" calcext:value-type="float">
            <text:p>1556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5" calcext:value-type="float">
            <text:p>1007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184</text:p>
          </table:table-cell>
          <table:table-cell office:value-type="float" office:value="1556103" calcext:value-type="float">
            <text:p>15561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7.75" calcext:value-type="float">
            <text:p>10079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242</text:p>
          </table:table-cell>
          <table:table-cell office:value-type="float" office:value="1556165" calcext:value-type="float">
            <text:p>15561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" calcext:value-type="float">
            <text:p>100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302</text:p>
          </table:table-cell>
          <table:table-cell office:value-type="float" office:value="1556228" calcext:value-type="float">
            <text:p>15562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2.380</text:p>
          </table:table-cell>
          <table:table-cell office:value-type="float" office:value="1556289" calcext:value-type="float">
            <text:p>15562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25" calcext:value-type="float">
            <text:p>10080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422</text:p>
          </table:table-cell>
          <table:table-cell office:value-type="float" office:value="1556352" calcext:value-type="float">
            <text:p>15563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482</text:p>
          </table:table-cell>
          <table:table-cell office:value-type="float" office:value="1556401" calcext:value-type="float">
            <text:p>15564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" calcext:value-type="float">
            <text:p>10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542</text:p>
          </table:table-cell>
          <table:table-cell office:value-type="float" office:value="1556462" calcext:value-type="float">
            <text:p>15564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0.5" calcext:value-type="float">
            <text:p>10080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2.605</text:p>
          </table:table-cell>
          <table:table-cell office:value-type="float" office:value="1556525" calcext:value-type="float">
            <text:p>15565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8.75" calcext:value-type="float">
            <text:p>100798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2.617</text:p>
          </table:table-cell>
          <table:table-cell office:value-type="float" office:value="1556574" calcext:value-type="float">
            <text:p>15565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5.5" calcext:value-type="float">
            <text:p>100795.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2.728</text:p>
          </table:table-cell>
          <table:table-cell office:value-type="float" office:value="1556635" calcext:value-type="float">
            <text:p>15566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7.25" calcext:value-type="float">
            <text:p>100787.2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1:54:42.749</text:p>
          </table:table-cell>
          <table:table-cell office:value-type="float" office:value="1556698" calcext:value-type="float">
            <text:p>15566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7.5" calcext:value-type="float">
            <text:p>100767.5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21:54:42.863</text:p>
          </table:table-cell>
          <table:table-cell office:value-type="float" office:value="1556772" calcext:value-type="float">
            <text:p>15567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5.25" calcext:value-type="float">
            <text:p>100765.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2.903</text:p>
          </table:table-cell>
          <table:table-cell office:value-type="float" office:value="1556835" calcext:value-type="float">
            <text:p>15568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4" calcext:value-type="float">
            <text:p>1007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2.967</text:p>
          </table:table-cell>
          <table:table-cell office:value-type="float" office:value="1556896" calcext:value-type="float">
            <text:p>15568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7.75" calcext:value-type="float">
            <text:p>100767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3.028</text:p>
          </table:table-cell>
          <table:table-cell office:value-type="float" office:value="1556959" calcext:value-type="float">
            <text:p>15569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4.5" calcext:value-type="float">
            <text:p>100784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1:54:43.087</text:p>
          </table:table-cell>
          <table:table-cell office:value-type="float" office:value="1557020" calcext:value-type="float">
            <text:p>15570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2.25" calcext:value-type="float">
            <text:p>100782.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3.146</text:p>
          </table:table-cell>
          <table:table-cell office:value-type="float" office:value="1557083" calcext:value-type="float">
            <text:p>15570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9.5" calcext:value-type="float">
            <text:p>100779.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1:54:43.217</text:p>
          </table:table-cell>
          <table:table-cell office:value-type="float" office:value="1557144" calcext:value-type="float">
            <text:p>15571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6.5" calcext:value-type="float">
            <text:p>100776.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1:54:43.279</text:p>
          </table:table-cell>
          <table:table-cell office:value-type="float" office:value="1557207" calcext:value-type="float">
            <text:p>15572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1.25" calcext:value-type="float">
            <text:p>100771.2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1:54:43.326</text:p>
          </table:table-cell>
          <table:table-cell office:value-type="float" office:value="1557256" calcext:value-type="float">
            <text:p>15572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69.5" calcext:value-type="float">
            <text:p>100769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3.385</text:p>
          </table:table-cell>
          <table:table-cell office:value-type="float" office:value="1557317" calcext:value-type="float">
            <text:p>15573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1.25" calcext:value-type="float">
            <text:p>10077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447</text:p>
          </table:table-cell>
          <table:table-cell office:value-type="float" office:value="1557380" calcext:value-type="float">
            <text:p>15573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4.25" calcext:value-type="float">
            <text:p>100774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3.513</text:p>
          </table:table-cell>
          <table:table-cell office:value-type="float" office:value="1557441" calcext:value-type="float">
            <text:p>15574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77.75" calcext:value-type="float">
            <text:p>100777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3.571</text:p>
          </table:table-cell>
          <table:table-cell office:value-type="float" office:value="1557504" calcext:value-type="float">
            <text:p>15575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2.25" calcext:value-type="float">
            <text:p>100782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:54:43.641</text:p>
          </table:table-cell>
          <table:table-cell office:value-type="float" office:value="1557553" calcext:value-type="float">
            <text:p>15575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4" calcext:value-type="float">
            <text:p>100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685</text:p>
          </table:table-cell>
          <table:table-cell office:value-type="float" office:value="1557614" calcext:value-type="float">
            <text:p>15576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5.75" calcext:value-type="float">
            <text:p>100785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3.744</text:p>
          </table:table-cell>
          <table:table-cell office:value-type="float" office:value="1557677" calcext:value-type="float">
            <text:p>15576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87.75" calcext:value-type="float">
            <text:p>100787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3.803</text:p>
          </table:table-cell>
          <table:table-cell office:value-type="float" office:value="1557726" calcext:value-type="float">
            <text:p>15577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0.75" calcext:value-type="float">
            <text:p>100790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3.828</text:p>
          </table:table-cell>
          <table:table-cell office:value-type="float" office:value="1557787" calcext:value-type="float">
            <text:p>15577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3.5" calcext:value-type="float">
            <text:p>10079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3.930</text:p>
          </table:table-cell>
          <table:table-cell office:value-type="float" office:value="1557850" calcext:value-type="float">
            <text:p>15578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5.75" calcext:value-type="float">
            <text:p>100795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3.942</text:p>
          </table:table-cell>
          <table:table-cell office:value-type="float" office:value="1557899" calcext:value-type="float">
            <text:p>15578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799.25" calcext:value-type="float">
            <text:p>100799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:54:44.610</text:p>
          </table:table-cell>
          <table:table-cell office:value-type="float" office:value="1558526" calcext:value-type="float">
            <text:p>15585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01" calcext:value-type="float">
            <text:p>100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4.733</text:p>
          </table:table-cell>
          <table:table-cell office:value-type="float" office:value="1558576" calcext:value-type="float">
            <text:p>15585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11.25" calcext:value-type="float">
            <text:p>100811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4:44.862</text:p>
          </table:table-cell>
          <table:table-cell office:value-type="float" office:value="1558637" calcext:value-type="float">
            <text:p>15586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20" calcext:value-type="float">
            <text:p>1008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1:54:44.865</text:p>
          </table:table-cell>
          <table:table-cell office:value-type="float" office:value="1558700" calcext:value-type="float">
            <text:p>15587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9.5" calcext:value-type="float">
            <text:p>100839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1:54:44.971</text:p>
          </table:table-cell>
          <table:table-cell office:value-type="float" office:value="1558749" calcext:value-type="float">
            <text:p>15587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7.25" calcext:value-type="float">
            <text:p>100847.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1:54:45.097</text:p>
          </table:table-cell>
          <table:table-cell office:value-type="float" office:value="1558810" calcext:value-type="float">
            <text:p>15588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.75" calcext:value-type="float">
            <text:p>10084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097</text:p>
          </table:table-cell>
          <table:table-cell office:value-type="float" office:value="1558873" calcext:value-type="float">
            <text:p>15588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9.75" calcext:value-type="float">
            <text:p>100849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101</text:p>
          </table:table-cell>
          <table:table-cell office:value-type="float" office:value="1558934" calcext:value-type="float">
            <text:p>15589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7.75" calcext:value-type="float">
            <text:p>100837.7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1:54:45.149</text:p>
          </table:table-cell>
          <table:table-cell office:value-type="float" office:value="1558996" calcext:value-type="float">
            <text:p>15589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7.75" calcext:value-type="float">
            <text:p>10083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152</text:p>
          </table:table-cell>
          <table:table-cell office:value-type="float" office:value="1559046" calcext:value-type="float">
            <text:p>15590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6.5" calcext:value-type="float">
            <text:p>100836.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5.159</text:p>
          </table:table-cell>
          <table:table-cell office:value-type="float" office:value="1559107" calcext:value-type="float">
            <text:p>15591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6.25" calcext:value-type="float">
            <text:p>10083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211</text:p>
          </table:table-cell>
          <table:table-cell office:value-type="float" office:value="1559170" calcext:value-type="float">
            <text:p>15591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38.75" calcext:value-type="float">
            <text:p>100838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5.268</text:p>
          </table:table-cell>
          <table:table-cell office:value-type="float" office:value="1559218" calcext:value-type="float">
            <text:p>15592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1" calcext:value-type="float">
            <text:p>100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5.337</text:p>
          </table:table-cell>
          <table:table-cell office:value-type="float" office:value="1559280" calcext:value-type="float">
            <text:p>15592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2.75" calcext:value-type="float">
            <text:p>100842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389</text:p>
          </table:table-cell>
          <table:table-cell office:value-type="float" office:value="1559342" calcext:value-type="float">
            <text:p>15593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3.25" calcext:value-type="float">
            <text:p>10084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449</text:p>
          </table:table-cell>
          <table:table-cell office:value-type="float" office:value="1559404" calcext:value-type="float">
            <text:p>15594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2" calcext:value-type="float">
            <text:p>1008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5.509</text:p>
          </table:table-cell>
          <table:table-cell office:value-type="float" office:value="1559465" calcext:value-type="float">
            <text:p>155946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1.75" calcext:value-type="float">
            <text:p>10084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569</text:p>
          </table:table-cell>
          <table:table-cell office:value-type="float" office:value="1559515" calcext:value-type="float">
            <text:p>15595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1" calcext:value-type="float">
            <text:p>10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628</text:p>
          </table:table-cell>
          <table:table-cell office:value-type="float" office:value="1559577" calcext:value-type="float">
            <text:p>15595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2" calcext:value-type="float">
            <text:p>100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688</text:p>
          </table:table-cell>
          <table:table-cell office:value-type="float" office:value="1559639" calcext:value-type="float">
            <text:p>15596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4" calcext:value-type="float">
            <text:p>1008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:54:45.755</text:p>
          </table:table-cell>
          <table:table-cell office:value-type="float" office:value="1559688" calcext:value-type="float">
            <text:p>15596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5.25" calcext:value-type="float">
            <text:p>100845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808</text:p>
          </table:table-cell>
          <table:table-cell office:value-type="float" office:value="1559749" calcext:value-type="float">
            <text:p>15597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25" calcext:value-type="float">
            <text:p>100846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884</text:p>
          </table:table-cell>
          <table:table-cell office:value-type="float" office:value="1559812" calcext:value-type="float">
            <text:p>15598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" calcext:value-type="float">
            <text:p>100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5.930</text:p>
          </table:table-cell>
          <table:table-cell office:value-type="float" office:value="1559873" calcext:value-type="float">
            <text:p>15598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7.75" calcext:value-type="float">
            <text:p>10084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5.989</text:p>
          </table:table-cell>
          <table:table-cell office:value-type="float" office:value="1559936" calcext:value-type="float">
            <text:p>15599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75" calcext:value-type="float">
            <text:p>100846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047</text:p>
          </table:table-cell>
          <table:table-cell office:value-type="float" office:value="1559985" calcext:value-type="float">
            <text:p>15599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5" calcext:value-type="float">
            <text:p>10084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16</text:p>
          </table:table-cell>
          <table:table-cell office:value-type="float" office:value="1560046" calcext:value-type="float">
            <text:p>15600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7.25" calcext:value-type="float">
            <text:p>10084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169</text:p>
          </table:table-cell>
          <table:table-cell office:value-type="float" office:value="1560109" calcext:value-type="float">
            <text:p>156010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7" calcext:value-type="float">
            <text:p>100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228</text:p>
          </table:table-cell>
          <table:table-cell office:value-type="float" office:value="1560157" calcext:value-type="float">
            <text:p>156015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" calcext:value-type="float">
            <text:p>100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6.293</text:p>
          </table:table-cell>
          <table:table-cell office:value-type="float" office:value="1560219" calcext:value-type="float">
            <text:p>15602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.75" calcext:value-type="float">
            <text:p>10084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348</text:p>
          </table:table-cell>
          <table:table-cell office:value-type="float" office:value="1560281" calcext:value-type="float">
            <text:p>15602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7.25" calcext:value-type="float">
            <text:p>100847.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409</text:p>
          </table:table-cell>
          <table:table-cell office:value-type="float" office:value="1560343" calcext:value-type="float">
            <text:p>15603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.75" calcext:value-type="float">
            <text:p>10084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:54:46.468</text:p>
          </table:table-cell>
          <table:table-cell office:value-type="float" office:value="1560404" calcext:value-type="float">
            <text:p>15604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.75" calcext:value-type="float">
            <text:p>10084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530</text:p>
          </table:table-cell>
          <table:table-cell office:value-type="float" office:value="1560454" calcext:value-type="float">
            <text:p>15604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.5" calcext:value-type="float">
            <text:p>10084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588</text:p>
          </table:table-cell>
          <table:table-cell office:value-type="float" office:value="1560516" calcext:value-type="float">
            <text:p>15605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8.25" calcext:value-type="float">
            <text:p>10084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649</text:p>
          </table:table-cell>
          <table:table-cell office:value-type="float" office:value="1560578" calcext:value-type="float">
            <text:p>15605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75" calcext:value-type="float">
            <text:p>100846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1:54:46.670</text:p>
          </table:table-cell>
          <table:table-cell office:value-type="float" office:value="1560627" calcext:value-type="float">
            <text:p>15606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" calcext:value-type="float">
            <text:p>10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730</text:p>
          </table:table-cell>
          <table:table-cell office:value-type="float" office:value="1560688" calcext:value-type="float">
            <text:p>15606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5.5" calcext:value-type="float">
            <text:p>10084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791</text:p>
          </table:table-cell>
          <table:table-cell office:value-type="float" office:value="1560751" calcext:value-type="float">
            <text:p>15607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25" calcext:value-type="float">
            <text:p>10084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891</text:p>
          </table:table-cell>
          <table:table-cell office:value-type="float" office:value="1560812" calcext:value-type="float">
            <text:p>15608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75" calcext:value-type="float">
            <text:p>10084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948</text:p>
          </table:table-cell>
          <table:table-cell office:value-type="float" office:value="1560875" calcext:value-type="float">
            <text:p>156087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6.75" calcext:value-type="float">
            <text:p>10084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6.965</text:p>
          </table:table-cell>
          <table:table-cell office:value-type="float" office:value="1560924" calcext:value-type="float">
            <text:p>15609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7" calcext:value-type="float">
            <text:p>100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7.029</text:p>
          </table:table-cell>
          <table:table-cell office:value-type="float" office:value="1560985" calcext:value-type="float">
            <text:p>15609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float" office:value="100845.75" calcext:value-type="float">
            <text:p>100845.75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serial_20190715_215458_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21:53:25.758</text:p>
          </table:table-cell>
          <table:table-cell office:value-type="float" office:value="1479622" calcext:value-type="float">
            <text:p>14796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7.28" calcext:value-type="float">
            <text:p>6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3:26.296</text:p>
          </table:table-cell>
          <table:table-cell office:value-type="float" office:value="1480154" calcext:value-type="float">
            <text:p>148015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8.04" calcext:value-type="float">
            <text:p>6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3:26.902</text:p>
          </table:table-cell>
          <table:table-cell office:value-type="float" office:value="1480685" calcext:value-type="float">
            <text:p>14806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7.64" calcext:value-type="float">
            <text:p>6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3:27.390</text:p>
          </table:table-cell>
          <table:table-cell office:value-type="float" office:value="1481218" calcext:value-type="float">
            <text:p>14812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7.71" calcext:value-type="float">
            <text:p>6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3:27.856</text:p>
          </table:table-cell>
          <table:table-cell office:value-type="float" office:value="1481750" calcext:value-type="float">
            <text:p>14817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7.32" calcext:value-type="float">
            <text:p>6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3:28.404</text:p>
          </table:table-cell>
          <table:table-cell office:value-type="float" office:value="1482281" calcext:value-type="float">
            <text:p>14822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7.08" calcext:value-type="float">
            <text:p>6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3:28.951</text:p>
          </table:table-cell>
          <table:table-cell office:value-type="float" office:value="1482813" calcext:value-type="float">
            <text:p>14828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7.35" calcext:value-type="float">
            <text:p>6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7.194</text:p>
          </table:table-cell>
          <table:table-cell office:value-type="float" office:value="1561155" calcext:value-type="float">
            <text:p>15611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5.38" calcext:value-type="float">
            <text:p>75.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1:54:47.728</text:p>
          </table:table-cell>
          <table:table-cell office:value-type="float" office:value="1561692" calcext:value-type="float">
            <text:p>15616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5.65" calcext:value-type="float">
            <text:p>7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48.266</text:p>
          </table:table-cell>
          <table:table-cell office:value-type="float" office:value="1562227" calcext:value-type="float">
            <text:p>15622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58.72" calcext:value-type="float">
            <text:p>58.7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21:54:48.880</text:p>
          </table:table-cell>
          <table:table-cell office:value-type="float" office:value="1562763" calcext:value-type="float">
            <text:p>15627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34.13" calcext:value-type="float">
            <text:p>34.13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1:54:49.358</text:p>
          </table:table-cell>
          <table:table-cell office:value-type="float" office:value="1563299" calcext:value-type="float">
            <text:p>156329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47.46" calcext:value-type="float">
            <text:p>47.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1:54:49.898</text:p>
          </table:table-cell>
          <table:table-cell office:value-type="float" office:value="1563835" calcext:value-type="float">
            <text:p>156383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6.47" calcext:value-type="float">
            <text:p>76.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1:54:50.425</text:p>
          </table:table-cell>
          <table:table-cell office:value-type="float" office:value="1564370" calcext:value-type="float">
            <text:p>15643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6.23" calcext:value-type="float">
            <text:p>7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50.967</text:p>
          </table:table-cell>
          <table:table-cell office:value-type="float" office:value="1564907" calcext:value-type="float">
            <text:p>156490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51.8" calcext:value-type="float">
            <text:p>51.8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1:54:51.512</text:p>
          </table:table-cell>
          <table:table-cell office:value-type="float" office:value="1565443" calcext:value-type="float">
            <text:p>15654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41.34" calcext:value-type="float">
            <text:p>41.3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1:54:52.016</text:p>
          </table:table-cell>
          <table:table-cell office:value-type="float" office:value="1565978" calcext:value-type="float">
            <text:p>15659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22.47" calcext:value-type="float">
            <text:p>22.4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1:54:52.653</text:p>
          </table:table-cell>
          <table:table-cell office:value-type="float" office:value="1566516" calcext:value-type="float">
            <text:p>15665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78.39" calcext:value-type="float">
            <text:p>78.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1:54:53.125</text:p>
          </table:table-cell>
          <table:table-cell office:value-type="float" office:value="1567051" calcext:value-type="float">
            <text:p>156705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47.44" calcext:value-type="float">
            <text:p>47.44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1:54:53.631</text:p>
          </table:table-cell>
          <table:table-cell office:value-type="float" office:value="1567587" calcext:value-type="float">
            <text:p>156758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9.55" calcext:value-type="float">
            <text:p>69.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1:54:54.158</text:p>
          </table:table-cell>
          <table:table-cell office:value-type="float" office:value="1568123" calcext:value-type="float">
            <text:p>15681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0.52" calcext:value-type="float">
            <text:p>60.5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1:54:54.714</text:p>
          </table:table-cell>
          <table:table-cell office:value-type="float" office:value="1568659" calcext:value-type="float">
            <text:p>15686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60.23" calcext:value-type="float">
            <text:p>6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:54:55.227</text:p>
          </table:table-cell>
          <table:table-cell office:value-type="float" office:value="1569195" calcext:value-type="float">
            <text:p>156919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48.68" calcext:value-type="float">
            <text:p>48.6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1:54:55.767</text:p>
          </table:table-cell>
          <table:table-cell office:value-type="float" office:value="1569730" calcext:value-type="float">
            <text:p>15697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float" office:value="56.35" calcext:value-type="float">
            <text:p>56.35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erial_20190715_215458_V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21:53:32.064</text:p>
          </table:table-cell>
          <table:table-cell office:value-type="float" office:value="1485927" calcext:value-type="float">
            <text:p>14859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3:37.037</text:p>
          </table:table-cell>
          <table:table-cell office:value-type="float" office:value="1490936" calcext:value-type="float">
            <text:p>14909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3:42.051</text:p>
          </table:table-cell>
          <table:table-cell office:value-type="float" office:value="1495936" calcext:value-type="float">
            <text:p>14959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3:47.046</text:p>
          </table:table-cell>
          <table:table-cell office:value-type="float" office:value="1500944" calcext:value-type="float">
            <text:p>15009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3:52.056</text:p>
          </table:table-cell>
          <table:table-cell office:value-type="float" office:value="1505953" calcext:value-type="float">
            <text:p>150595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3:57.061</text:p>
          </table:table-cell>
          <table:table-cell office:value-type="float" office:value="1510963" calcext:value-type="float">
            <text:p>151096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02.070</text:p>
          </table:table-cell>
          <table:table-cell office:value-type="float" office:value="1515971" calcext:value-type="float">
            <text:p>151597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07.057</text:p>
          </table:table-cell>
          <table:table-cell office:value-type="float" office:value="1520980" calcext:value-type="float">
            <text:p>15209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12.053</text:p>
          </table:table-cell>
          <table:table-cell office:value-type="float" office:value="1525980" calcext:value-type="float">
            <text:p>15259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17.148</text:p>
          </table:table-cell>
          <table:table-cell office:value-type="float" office:value="1530989" calcext:value-type="float">
            <text:p>15309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22.061</text:p>
          </table:table-cell>
          <table:table-cell office:value-type="float" office:value="1535997" calcext:value-type="float">
            <text:p>15359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27.061</text:p>
          </table:table-cell>
          <table:table-cell office:value-type="float" office:value="1540997" calcext:value-type="float">
            <text:p>15409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32.071</text:p>
          </table:table-cell>
          <table:table-cell office:value-type="float" office:value="1546006" calcext:value-type="float">
            <text:p>15460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37.174</text:p>
          </table:table-cell>
          <table:table-cell office:value-type="float" office:value="1551027" calcext:value-type="float">
            <text:p>15510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42.123</text:p>
          </table:table-cell>
          <table:table-cell office:value-type="float" office:value="1556038" calcext:value-type="float">
            <text:p>15560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21:54:47.091</text:p>
          </table:table-cell>
          <table:table-cell office:value-type="float" office:value="1561046" calcext:value-type="float">
            <text:p>15610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21:54:52.114</text:p>
          </table:table-cell>
          <table:table-cell office:value-type="float" office:value="1566049" calcext:value-type="float">
            <text:p>156604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21:54:57.161</text:p>
          </table:table-cell>
          <table:table-cell office:value-type="float" office:value="1571055" calcext:value-type="float">
            <text:p>15710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float" office:value="807" calcext:value-type="float">
            <text:p>8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9T21:47:52.410133322</dc:date>
    <meta:editing-duration>P1DT4H5M4S</meta:editing-duration>
    <meta:editing-cycles>1</meta:editing-cycles>
    <meta:document-statistic meta:table-count="4" meta:cell-count="383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664cm" svg:height="19.895cm" xlink:href=".." xlink:type="simple" chart:class="chart:scatter" chart:style-name="ch1">
        <chart:legend chart:legend-position="end" svg:x="36.082cm" svg:y="9.399cm" style:legend-expansion="high" chart:style-name="ch2"/>
        <chart:plot-area chart:style-name="ch3" table:cell-range-address="serial_20190715_215458_A.B1:serial_20190715_215458_A.B383 serial_20190715_215458_A.D1:serial_20190715_215458_A.D1 serial_20190715_215458_A.E1:serial_20190715_215458_A.E383 serial_20190715_215458_B.D1:serial_20190715_215458_B.D1 serial_20190715_215458_B.E1:serial_20190715_215458_B.E217" chart:data-source-has-labels="row" svg:x="0.753cm" svg:y="0.397cm" svg:width="34.576cm" svg:height="19.101cm">
          <chartooo:coordinate-region svg:x="1.401cm" svg:y="0.596cm" svg:width="32.565cm" svg:height="18.2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erial_20190715_215458_A.E1:serial_20190715_215458_A.E383" chart:label-cell-address="serial_20190715_215458_A.D1:serial_20190715_215458_A.D1" chart:class="chart:scatter">
            <chart:domain table:cell-range-address="serial_20190715_215458_A.B1:serial_20190715_215458_A.B383"/>
            <chart:data-point chart:repeated="383"/>
          </chart:series>
          <chart:series chart:attached-axis="secondary-y" chart:style-name="ch9" chart:values-cell-range-address="serial_20190715_215458_B.E1:serial_20190715_215458_B.E217" chart:label-cell-address="serial_20190715_215458_B.D1:serial_20190715_215458_B.D1" chart:class="chart:scatter">
            <chart:domain table:cell-range-address="serial_20190715_215458_B.B1:serial_20190715_215458_B.B217"/>
            <chart:data-point chart:repeated="2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</text:p>
                <draw:g>
                  <svg:desc>serial_20190715_215458_A.D1:serial_20190715_215458_A.D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</text:p>
                <draw:g>
                  <svg:desc>serial_20190715_215458_B.D1:serial_20190715_215458_B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7626">
                <text:p>1547626</text:p>
                <draw:g>
                  <svg:desc>serial_20190715_215458_A.B1:serial_20190715_215458_A.B383</svg:desc>
                </draw:g>
              </table:table-cell>
              <table:table-cell office:value-type="float" office:value="24.09">
                <text:p>24.09</text:p>
                <draw:g>
                  <svg:desc>serial_20190715_215458_A.E1:serial_20190715_215458_A.E383</svg:desc>
                </draw:g>
              </table:table-cell>
              <table:table-cell office:value-type="float" office:value="1547691">
                <text:p>1547691</text:p>
                <draw:g>
                  <svg:desc>serial_20190715_215458_B.B1:serial_20190715_215458_B.B217</svg:desc>
                </draw:g>
              </table:table-cell>
              <table:table-cell office:value-type="float" office:value="100802">
                <text:p>100802</text:p>
                <draw:g>
                  <svg:desc>serial_20190715_215458_B.E1:serial_20190715_215458_B.E2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7675">
                <text:p>1547675</text:p>
              </table:table-cell>
              <table:table-cell office:value-type="float" office:value="24.89">
                <text:p>24.89</text:p>
              </table:table-cell>
              <table:table-cell office:value-type="float" office:value="1547740">
                <text:p>1547740</text:p>
              </table:table-cell>
              <table:table-cell office:value-type="float" office:value="100804">
                <text:p>100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7687">
                <text:p>1547687</text:p>
              </table:table-cell>
              <table:table-cell office:value-type="float" office:value="24.89">
                <text:p>24.89</text:p>
              </table:table-cell>
              <table:table-cell office:value-type="float" office:value="1547801">
                <text:p>1547801</text:p>
              </table:table-cell>
              <table:table-cell office:value-type="float" office:value="100802.5">
                <text:p>10080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7737">
                <text:p>1547737</text:p>
              </table:table-cell>
              <table:table-cell office:value-type="float" office:value="24.9">
                <text:p>24.9</text:p>
              </table:table-cell>
              <table:table-cell office:value-type="float" office:value="1547864">
                <text:p>1547864</text:p>
              </table:table-cell>
              <table:table-cell office:value-type="float" office:value="100802">
                <text:p>100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7786">
                <text:p>1547786</text:p>
              </table:table-cell>
              <table:table-cell office:value-type="float" office:value="24.89">
                <text:p>24.89</text:p>
              </table:table-cell>
              <table:table-cell office:value-type="float" office:value="1547913">
                <text:p>1547913</text:p>
              </table:table-cell>
              <table:table-cell office:value-type="float" office:value="100802.5">
                <text:p>10080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7799">
                <text:p>1547799</text:p>
              </table:table-cell>
              <table:table-cell office:value-type="float" office:value="24.88">
                <text:p>24.88</text:p>
              </table:table-cell>
              <table:table-cell office:value-type="float" office:value="1547974">
                <text:p>1547974</text:p>
              </table:table-cell>
              <table:table-cell office:value-type="float" office:value="100800.25">
                <text:p>10080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7848">
                <text:p>1547848</text:p>
              </table:table-cell>
              <table:table-cell office:value-type="float" office:value="24.87">
                <text:p>24.87</text:p>
              </table:table-cell>
              <table:table-cell office:value-type="float" office:value="1548037">
                <text:p>1548037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7860">
                <text:p>1547860</text:p>
              </table:table-cell>
              <table:table-cell office:value-type="float" office:value="24.86">
                <text:p>24.86</text:p>
              </table:table-cell>
              <table:table-cell office:value-type="float" office:value="1548098">
                <text:p>1548098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7910">
                <text:p>1547910</text:p>
              </table:table-cell>
              <table:table-cell office:value-type="float" office:value="24.87">
                <text:p>24.87</text:p>
              </table:table-cell>
              <table:table-cell office:value-type="float" office:value="1548161">
                <text:p>1548161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7959">
                <text:p>1547959</text:p>
              </table:table-cell>
              <table:table-cell office:value-type="float" office:value="24.87">
                <text:p>24.87</text:p>
              </table:table-cell>
              <table:table-cell office:value-type="float" office:value="1548210">
                <text:p>1548210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7972">
                <text:p>1547972</text:p>
              </table:table-cell>
              <table:table-cell office:value-type="float" office:value="24.89">
                <text:p>24.89</text:p>
              </table:table-cell>
              <table:table-cell office:value-type="float" office:value="1548271">
                <text:p>1548271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8021">
                <text:p>1548021</text:p>
              </table:table-cell>
              <table:table-cell office:value-type="float" office:value="24.88">
                <text:p>24.88</text:p>
              </table:table-cell>
              <table:table-cell office:value-type="float" office:value="1548334">
                <text:p>1548334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8034">
                <text:p>1548034</text:p>
              </table:table-cell>
              <table:table-cell office:value-type="float" office:value="24.88">
                <text:p>24.88</text:p>
              </table:table-cell>
              <table:table-cell office:value-type="float" office:value="1548395">
                <text:p>1548395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8083">
                <text:p>1548083</text:p>
              </table:table-cell>
              <table:table-cell office:value-type="float" office:value="24.89">
                <text:p>24.89</text:p>
              </table:table-cell>
              <table:table-cell office:value-type="float" office:value="1548457">
                <text:p>1548457</text:p>
              </table:table-cell>
              <table:table-cell office:value-type="float" office:value="100800.75">
                <text:p>10080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8096">
                <text:p>1548096</text:p>
              </table:table-cell>
              <table:table-cell office:value-type="float" office:value="24.88">
                <text:p>24.88</text:p>
              </table:table-cell>
              <table:table-cell office:value-type="float" office:value="1548507">
                <text:p>1548507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8145">
                <text:p>1548145</text:p>
              </table:table-cell>
              <table:table-cell office:value-type="float" office:value="24.9">
                <text:p>24.9</text:p>
              </table:table-cell>
              <table:table-cell office:value-type="float" office:value="1548568">
                <text:p>1548568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8157">
                <text:p>1548157</text:p>
              </table:table-cell>
              <table:table-cell office:value-type="float" office:value="24.91">
                <text:p>24.91</text:p>
              </table:table-cell>
              <table:table-cell office:value-type="float" office:value="1548631">
                <text:p>1548631</text:p>
              </table:table-cell>
              <table:table-cell office:value-type="float" office:value="100798.75">
                <text:p>100798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8207">
                <text:p>1548207</text:p>
              </table:table-cell>
              <table:table-cell office:value-type="float" office:value="24.94">
                <text:p>24.94</text:p>
              </table:table-cell>
              <table:table-cell office:value-type="float" office:value="1548680">
                <text:p>1548680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8256">
                <text:p>1548256</text:p>
              </table:table-cell>
              <table:table-cell office:value-type="float" office:value="24.97">
                <text:p>24.97</text:p>
              </table:table-cell>
              <table:table-cell office:value-type="float" office:value="1548741">
                <text:p>1548741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8269">
                <text:p>1548269</text:p>
              </table:table-cell>
              <table:table-cell office:value-type="float" office:value="24.96">
                <text:p>24.96</text:p>
              </table:table-cell>
              <table:table-cell office:value-type="float" office:value="1548804">
                <text:p>1548804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8318">
                <text:p>1548318</text:p>
              </table:table-cell>
              <table:table-cell office:value-type="float" office:value="24.94">
                <text:p>24.94</text:p>
              </table:table-cell>
              <table:table-cell office:value-type="float" office:value="1548865">
                <text:p>1548865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331">
                <text:p>1548331</text:p>
              </table:table-cell>
              <table:table-cell office:value-type="float" office:value="24.92">
                <text:p>24.92</text:p>
              </table:table-cell>
              <table:table-cell office:value-type="float" office:value="1548928">
                <text:p>1548928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8380">
                <text:p>1548380</text:p>
              </table:table-cell>
              <table:table-cell office:value-type="float" office:value="24.88">
                <text:p>24.88</text:p>
              </table:table-cell>
              <table:table-cell office:value-type="float" office:value="1548977">
                <text:p>1548977</text:p>
              </table:table-cell>
              <table:table-cell office:value-type="float" office:value="100803.5">
                <text:p>100803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48393">
                <text:p>1548393</text:p>
              </table:table-cell>
              <table:table-cell office:value-type="float" office:value="24.89">
                <text:p>24.89</text:p>
              </table:table-cell>
              <table:table-cell office:value-type="float" office:value="1549038">
                <text:p>1549038</text:p>
              </table:table-cell>
              <table:table-cell office:value-type="float" office:value="100802.5">
                <text:p>10080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8442">
                <text:p>1548442</text:p>
              </table:table-cell>
              <table:table-cell office:value-type="float" office:value="24.92">
                <text:p>24.92</text:p>
              </table:table-cell>
              <table:table-cell office:value-type="float" office:value="1549101">
                <text:p>1549101</text:p>
              </table:table-cell>
              <table:table-cell office:value-type="float" office:value="100802.75">
                <text:p>10080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8454">
                <text:p>1548454</text:p>
              </table:table-cell>
              <table:table-cell office:value-type="float" office:value="24.93">
                <text:p>24.93</text:p>
              </table:table-cell>
              <table:table-cell office:value-type="float" office:value="1549150">
                <text:p>1549150</text:p>
              </table:table-cell>
              <table:table-cell office:value-type="float" office:value="100802.75">
                <text:p>100802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8504">
                <text:p>1548504</text:p>
              </table:table-cell>
              <table:table-cell office:value-type="float" office:value="24.93">
                <text:p>24.93</text:p>
              </table:table-cell>
              <table:table-cell office:value-type="float" office:value="1549211">
                <text:p>1549211</text:p>
              </table:table-cell>
              <table:table-cell office:value-type="float" office:value="100800.75">
                <text:p>100800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8553">
                <text:p>1548553</text:p>
              </table:table-cell>
              <table:table-cell office:value-type="float" office:value="24.92">
                <text:p>24.92</text:p>
              </table:table-cell>
              <table:table-cell office:value-type="float" office:value="1549274">
                <text:p>1549274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8566">
                <text:p>1548566</text:p>
              </table:table-cell>
              <table:table-cell office:value-type="float" office:value="24.93">
                <text:p>24.93</text:p>
              </table:table-cell>
              <table:table-cell office:value-type="float" office:value="1549335">
                <text:p>1549335</text:p>
              </table:table-cell>
              <table:table-cell office:value-type="float" office:value="100799">
                <text:p>100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8615">
                <text:p>1548615</text:p>
              </table:table-cell>
              <table:table-cell office:value-type="float" office:value="24.94">
                <text:p>24.94</text:p>
              </table:table-cell>
              <table:table-cell office:value-type="float" office:value="1549398">
                <text:p>1549398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8627">
                <text:p>1548627</text:p>
              </table:table-cell>
              <table:table-cell office:value-type="float" office:value="24.94">
                <text:p>24.94</text:p>
              </table:table-cell>
              <table:table-cell office:value-type="float" office:value="1549447">
                <text:p>1549447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8677">
                <text:p>1548677</text:p>
              </table:table-cell>
              <table:table-cell office:value-type="float" office:value="24.93">
                <text:p>24.93</text:p>
              </table:table-cell>
              <table:table-cell office:value-type="float" office:value="1549508">
                <text:p>1549508</text:p>
              </table:table-cell>
              <table:table-cell office:value-type="float" office:value="100802">
                <text:p>1008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8726">
                <text:p>1548726</text:p>
              </table:table-cell>
              <table:table-cell office:value-type="float" office:value="24.87">
                <text:p>24.87</text:p>
              </table:table-cell>
              <table:table-cell office:value-type="float" office:value="1549571">
                <text:p>1549571</text:p>
              </table:table-cell>
              <table:table-cell office:value-type="float" office:value="100802.75">
                <text:p>100802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8739">
                <text:p>1548739</text:p>
              </table:table-cell>
              <table:table-cell office:value-type="float" office:value="24.95">
                <text:p>24.95</text:p>
              </table:table-cell>
              <table:table-cell office:value-type="float" office:value="1549632">
                <text:p>1549632</text:p>
              </table:table-cell>
              <table:table-cell office:value-type="float" office:value="100803.25">
                <text:p>100803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8788">
                <text:p>1548788</text:p>
              </table:table-cell>
              <table:table-cell office:value-type="float" office:value="25.09">
                <text:p>25.09</text:p>
              </table:table-cell>
              <table:table-cell office:value-type="float" office:value="1549694">
                <text:p>1549694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8801">
                <text:p>1548801</text:p>
              </table:table-cell>
              <table:table-cell office:value-type="float" office:value="25.62">
                <text:p>25.62</text:p>
              </table:table-cell>
              <table:table-cell office:value-type="float" office:value="1549744">
                <text:p>1549744</text:p>
              </table:table-cell>
              <table:table-cell office:value-type="float" office:value="100799">
                <text:p>1007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8850">
                <text:p>1548850</text:p>
              </table:table-cell>
              <table:table-cell office:value-type="float" office:value="26.2">
                <text:p>26.2</text:p>
              </table:table-cell>
              <table:table-cell office:value-type="float" office:value="1549806">
                <text:p>1549806</text:p>
              </table:table-cell>
              <table:table-cell office:value-type="float" office:value="100799">
                <text:p>1007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48863">
                <text:p>1548863</text:p>
              </table:table-cell>
              <table:table-cell office:value-type="float" office:value="26.44">
                <text:p>26.44</text:p>
              </table:table-cell>
              <table:table-cell office:value-type="float" office:value="1549868">
                <text:p>1549868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8912">
                <text:p>1548912</text:p>
              </table:table-cell>
              <table:table-cell office:value-type="float" office:value="26.55">
                <text:p>26.55</text:p>
              </table:table-cell>
              <table:table-cell office:value-type="float" office:value="1549917">
                <text:p>1549917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8924">
                <text:p>1548924</text:p>
              </table:table-cell>
              <table:table-cell office:value-type="float" office:value="25.94">
                <text:p>25.94</text:p>
              </table:table-cell>
              <table:table-cell office:value-type="float" office:value="1549978">
                <text:p>1549978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48974">
                <text:p>1548974</text:p>
              </table:table-cell>
              <table:table-cell office:value-type="float" office:value="25.25">
                <text:p>25.25</text:p>
              </table:table-cell>
              <table:table-cell office:value-type="float" office:value="1550041">
                <text:p>1550041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9023">
                <text:p>1549023</text:p>
              </table:table-cell>
              <table:table-cell office:value-type="float" office:value="24.85">
                <text:p>24.85</text:p>
              </table:table-cell>
              <table:table-cell office:value-type="float" office:value="1550102">
                <text:p>1550102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9036">
                <text:p>1549036</text:p>
              </table:table-cell>
              <table:table-cell office:value-type="float" office:value="25.34">
                <text:p>25.34</text:p>
              </table:table-cell>
              <table:table-cell office:value-type="float" office:value="1550164">
                <text:p>1550164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9085">
                <text:p>1549085</text:p>
              </table:table-cell>
              <table:table-cell office:value-type="float" office:value="26.35">
                <text:p>26.35</text:p>
              </table:table-cell>
              <table:table-cell office:value-type="float" office:value="1550214">
                <text:p>1550214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9097">
                <text:p>1549097</text:p>
              </table:table-cell>
              <table:table-cell office:value-type="float" office:value="27.5">
                <text:p>27.5</text:p>
              </table:table-cell>
              <table:table-cell office:value-type="float" office:value="1550275">
                <text:p>1550275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49147">
                <text:p>1549147</text:p>
              </table:table-cell>
              <table:table-cell office:value-type="float" office:value="28.55">
                <text:p>28.55</text:p>
              </table:table-cell>
              <table:table-cell office:value-type="float" office:value="1550338">
                <text:p>1550338</text:p>
              </table:table-cell>
              <table:table-cell office:value-type="float" office:value="100803.75">
                <text:p>100803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49196">
                <text:p>1549196</text:p>
              </table:table-cell>
              <table:table-cell office:value-type="float" office:value="28.79">
                <text:p>28.79</text:p>
              </table:table-cell>
              <table:table-cell office:value-type="float" office:value="1550387">
                <text:p>1550387</text:p>
              </table:table-cell>
              <table:table-cell office:value-type="float" office:value="100803.75">
                <text:p>100803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9209">
                <text:p>1549209</text:p>
              </table:table-cell>
              <table:table-cell office:value-type="float" office:value="28.4">
                <text:p>28.4</text:p>
              </table:table-cell>
              <table:table-cell office:value-type="float" office:value="1550448">
                <text:p>1550448</text:p>
              </table:table-cell>
              <table:table-cell office:value-type="float" office:value="100802">
                <text:p>1008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9258">
                <text:p>1549258</text:p>
              </table:table-cell>
              <table:table-cell office:value-type="float" office:value="27.85">
                <text:p>27.85</text:p>
              </table:table-cell>
              <table:table-cell office:value-type="float" office:value="1550511">
                <text:p>1550511</text:p>
              </table:table-cell>
              <table:table-cell office:value-type="float" office:value="100798.75">
                <text:p>100798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9271">
                <text:p>1549271</text:p>
              </table:table-cell>
              <table:table-cell office:value-type="float" office:value="27.1">
                <text:p>27.1</text:p>
              </table:table-cell>
              <table:table-cell office:value-type="float" office:value="1550572">
                <text:p>1550572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9320">
                <text:p>1549320</text:p>
              </table:table-cell>
              <table:table-cell office:value-type="float" office:value="26.35">
                <text:p>26.35</text:p>
              </table:table-cell>
              <table:table-cell office:value-type="float" office:value="1550635">
                <text:p>1550635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49333">
                <text:p>1549333</text:p>
              </table:table-cell>
              <table:table-cell office:value-type="float" office:value="26">
                <text:p>26</text:p>
              </table:table-cell>
              <table:table-cell office:value-type="float" office:value="1550684">
                <text:p>1550684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9382">
                <text:p>1549382</text:p>
              </table:table-cell>
              <table:table-cell office:value-type="float" office:value="25.64">
                <text:p>25.64</text:p>
              </table:table-cell>
              <table:table-cell office:value-type="float" office:value="1550745">
                <text:p>1550745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49394">
                <text:p>1549394</text:p>
              </table:table-cell>
              <table:table-cell office:value-type="float" office:value="25.2">
                <text:p>25.2</text:p>
              </table:table-cell>
              <table:table-cell office:value-type="float" office:value="1550808">
                <text:p>1550808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9444">
                <text:p>1549444</text:p>
              </table:table-cell>
              <table:table-cell office:value-type="float" office:value="24.87">
                <text:p>24.87</text:p>
              </table:table-cell>
              <table:table-cell office:value-type="float" office:value="1550857">
                <text:p>1550857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49493">
                <text:p>1549493</text:p>
              </table:table-cell>
              <table:table-cell office:value-type="float" office:value="25.14">
                <text:p>25.14</text:p>
              </table:table-cell>
              <table:table-cell office:value-type="float" office:value="1550918">
                <text:p>1550918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49506">
                <text:p>1549506</text:p>
              </table:table-cell>
              <table:table-cell office:value-type="float" office:value="25.27">
                <text:p>25.27</text:p>
              </table:table-cell>
              <table:table-cell office:value-type="float" office:value="1550981">
                <text:p>1550981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9555">
                <text:p>1549555</text:p>
              </table:table-cell>
              <table:table-cell office:value-type="float" office:value="25.61">
                <text:p>25.61</text:p>
              </table:table-cell>
              <table:table-cell office:value-type="float" office:value="1551043">
                <text:p>1551043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9568">
                <text:p>1549568</text:p>
              </table:table-cell>
              <table:table-cell office:value-type="float" office:value="25.93">
                <text:p>25.93</text:p>
              </table:table-cell>
              <table:table-cell office:value-type="float" office:value="1551106">
                <text:p>1551106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9617">
                <text:p>1549617</text:p>
              </table:table-cell>
              <table:table-cell office:value-type="float" office:value="25.8">
                <text:p>25.8</text:p>
              </table:table-cell>
              <table:table-cell office:value-type="float" office:value="1551155">
                <text:p>1551155</text:p>
              </table:table-cell>
              <table:table-cell office:value-type="float" office:value="100796.75">
                <text:p>100796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9630">
                <text:p>1549630</text:p>
              </table:table-cell>
              <table:table-cell office:value-type="float" office:value="25.83">
                <text:p>25.83</text:p>
              </table:table-cell>
              <table:table-cell office:value-type="float" office:value="1551216">
                <text:p>1551216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49679">
                <text:p>1549679</text:p>
              </table:table-cell>
              <table:table-cell office:value-type="float" office:value="25.62">
                <text:p>25.62</text:p>
              </table:table-cell>
              <table:table-cell office:value-type="float" office:value="1551279">
                <text:p>1551279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9691">
                <text:p>1549691</text:p>
              </table:table-cell>
              <table:table-cell office:value-type="float" office:value="25.44">
                <text:p>25.44</text:p>
              </table:table-cell>
              <table:table-cell office:value-type="float" office:value="1551340">
                <text:p>1551340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9741">
                <text:p>1549741</text:p>
              </table:table-cell>
              <table:table-cell office:value-type="float" office:value="25.08">
                <text:p>25.08</text:p>
              </table:table-cell>
              <table:table-cell office:value-type="float" office:value="1551403">
                <text:p>1551403</text:p>
              </table:table-cell>
              <table:table-cell office:value-type="float" office:value="100796.75">
                <text:p>100796.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9790">
                <text:p>1549790</text:p>
              </table:table-cell>
              <table:table-cell office:value-type="float" office:value="24.93">
                <text:p>24.93</text:p>
              </table:table-cell>
              <table:table-cell office:value-type="float" office:value="1551452">
                <text:p>1551452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9803">
                <text:p>1549803</text:p>
              </table:table-cell>
              <table:table-cell office:value-type="float" office:value="25.3">
                <text:p>25.3</text:p>
              </table:table-cell>
              <table:table-cell office:value-type="float" office:value="1551513">
                <text:p>1551513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9852">
                <text:p>1549852</text:p>
              </table:table-cell>
              <table:table-cell office:value-type="float" office:value="25.89">
                <text:p>25.89</text:p>
              </table:table-cell>
              <table:table-cell office:value-type="float" office:value="1551576">
                <text:p>1551576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9864">
                <text:p>1549864</text:p>
              </table:table-cell>
              <table:table-cell office:value-type="float" office:value="26.49">
                <text:p>26.49</text:p>
              </table:table-cell>
              <table:table-cell office:value-type="float" office:value="1551625">
                <text:p>1551625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9914">
                <text:p>1549914</text:p>
              </table:table-cell>
              <table:table-cell office:value-type="float" office:value="26.95">
                <text:p>26.95</text:p>
              </table:table-cell>
              <table:table-cell office:value-type="float" office:value="1551686">
                <text:p>1551686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9963">
                <text:p>1549963</text:p>
              </table:table-cell>
              <table:table-cell office:value-type="float" office:value="27.02">
                <text:p>27.02</text:p>
              </table:table-cell>
              <table:table-cell office:value-type="float" office:value="1551749">
                <text:p>1551749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9976">
                <text:p>1549976</text:p>
              </table:table-cell>
              <table:table-cell office:value-type="float" office:value="26.45">
                <text:p>26.45</text:p>
              </table:table-cell>
              <table:table-cell office:value-type="float" office:value="1551810">
                <text:p>1551810</text:p>
              </table:table-cell>
              <table:table-cell office:value-type="float" office:value="100799.5">
                <text:p>100799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50025">
                <text:p>1550025</text:p>
              </table:table-cell>
              <table:table-cell office:value-type="float" office:value="25.88">
                <text:p>25.88</text:p>
              </table:table-cell>
              <table:table-cell office:value-type="float" office:value="1551873">
                <text:p>1551873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50038">
                <text:p>1550038</text:p>
              </table:table-cell>
              <table:table-cell office:value-type="float" office:value="24.98">
                <text:p>24.98</text:p>
              </table:table-cell>
              <table:table-cell office:value-type="float" office:value="1551922">
                <text:p>1551922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0087">
                <text:p>1550087</text:p>
              </table:table-cell>
              <table:table-cell office:value-type="float" office:value="24.2">
                <text:p>24.2</text:p>
              </table:table-cell>
              <table:table-cell office:value-type="float" office:value="1551983">
                <text:p>1551983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0100">
                <text:p>1550100</text:p>
              </table:table-cell>
              <table:table-cell office:value-type="float" office:value="23.63">
                <text:p>23.63</text:p>
              </table:table-cell>
              <table:table-cell office:value-type="float" office:value="1552046">
                <text:p>1552046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50149">
                <text:p>1550149</text:p>
              </table:table-cell>
              <table:table-cell office:value-type="float" office:value="23.13">
                <text:p>23.13</text:p>
              </table:table-cell>
              <table:table-cell office:value-type="float" office:value="1552107">
                <text:p>1552107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50161">
                <text:p>1550161</text:p>
              </table:table-cell>
              <table:table-cell office:value-type="float" office:value="22.89">
                <text:p>22.89</text:p>
              </table:table-cell>
              <table:table-cell office:value-type="float" office:value="1552169">
                <text:p>1552169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0211">
                <text:p>1550211</text:p>
              </table:table-cell>
              <table:table-cell office:value-type="float" office:value="22.7">
                <text:p>22.7</text:p>
              </table:table-cell>
              <table:table-cell office:value-type="float" office:value="1552219">
                <text:p>1552219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50260">
                <text:p>1550260</text:p>
              </table:table-cell>
              <table:table-cell office:value-type="float" office:value="22.71">
                <text:p>22.71</text:p>
              </table:table-cell>
              <table:table-cell office:value-type="float" office:value="1552280">
                <text:p>1552280</text:p>
              </table:table-cell>
              <table:table-cell office:value-type="float" office:value="100798">
                <text:p>100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0273">
                <text:p>1550273</text:p>
              </table:table-cell>
              <table:table-cell office:value-type="float" office:value="22.71">
                <text:p>22.71</text:p>
              </table:table-cell>
              <table:table-cell office:value-type="float" office:value="1552343">
                <text:p>1552343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0322">
                <text:p>1550322</text:p>
              </table:table-cell>
              <table:table-cell office:value-type="float" office:value="22.76">
                <text:p>22.76</text:p>
              </table:table-cell>
              <table:table-cell office:value-type="float" office:value="1552392">
                <text:p>1552392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0334">
                <text:p>1550334</text:p>
              </table:table-cell>
              <table:table-cell office:value-type="float" office:value="22.74">
                <text:p>22.74</text:p>
              </table:table-cell>
              <table:table-cell office:value-type="float" office:value="1552453">
                <text:p>1552453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0384">
                <text:p>1550384</text:p>
              </table:table-cell>
              <table:table-cell office:value-type="float" office:value="22.63">
                <text:p>22.63</text:p>
              </table:table-cell>
              <table:table-cell office:value-type="float" office:value="1552516">
                <text:p>1552516</text:p>
              </table:table-cell>
              <table:table-cell office:value-type="float" office:value="100795.25">
                <text:p>100795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50433">
                <text:p>1550433</text:p>
              </table:table-cell>
              <table:table-cell office:value-type="float" office:value="22.43">
                <text:p>22.43</text:p>
              </table:table-cell>
              <table:table-cell office:value-type="float" office:value="1552577">
                <text:p>1552577</text:p>
              </table:table-cell>
              <table:table-cell office:value-type="float" office:value="100794.5">
                <text:p>10079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0446">
                <text:p>1550446</text:p>
              </table:table-cell>
              <table:table-cell office:value-type="float" office:value="22.07">
                <text:p>22.07</text:p>
              </table:table-cell>
              <table:table-cell office:value-type="float" office:value="1552640">
                <text:p>1552640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50495">
                <text:p>1550495</text:p>
              </table:table-cell>
              <table:table-cell office:value-type="float" office:value="21.78">
                <text:p>21.78</text:p>
              </table:table-cell>
              <table:table-cell office:value-type="float" office:value="1552689">
                <text:p>1552689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0508">
                <text:p>1550508</text:p>
              </table:table-cell>
              <table:table-cell office:value-type="float" office:value="21.46">
                <text:p>21.46</text:p>
              </table:table-cell>
              <table:table-cell office:value-type="float" office:value="1552750">
                <text:p>1552750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0557">
                <text:p>1550557</text:p>
              </table:table-cell>
              <table:table-cell office:value-type="float" office:value="21.19">
                <text:p>21.19</text:p>
              </table:table-cell>
              <table:table-cell office:value-type="float" office:value="1552813">
                <text:p>1552813</text:p>
              </table:table-cell>
              <table:table-cell office:value-type="float" office:value="100796.75">
                <text:p>100796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50570">
                <text:p>1550570</text:p>
              </table:table-cell>
              <table:table-cell office:value-type="float" office:value="21.08">
                <text:p>21.08</text:p>
              </table:table-cell>
              <table:table-cell office:value-type="float" office:value="1552862">
                <text:p>1552862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50619">
                <text:p>1550619</text:p>
              </table:table-cell>
              <table:table-cell office:value-type="float" office:value="20.97">
                <text:p>20.97</text:p>
              </table:table-cell>
              <table:table-cell office:value-type="float" office:value="1552923">
                <text:p>1552923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50631">
                <text:p>1550631</text:p>
              </table:table-cell>
              <table:table-cell office:value-type="float" office:value="21.03">
                <text:p>21.03</text:p>
              </table:table-cell>
              <table:table-cell office:value-type="float" office:value="1552986">
                <text:p>1552986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0681">
                <text:p>1550681</text:p>
              </table:table-cell>
              <table:table-cell office:value-type="float" office:value="21.08">
                <text:p>21.08</text:p>
              </table:table-cell>
              <table:table-cell office:value-type="float" office:value="1553047">
                <text:p>1553047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0730">
                <text:p>1550730</text:p>
              </table:table-cell>
              <table:table-cell office:value-type="float" office:value="21.16">
                <text:p>21.16</text:p>
              </table:table-cell>
              <table:table-cell office:value-type="float" office:value="1553110">
                <text:p>1553110</text:p>
              </table:table-cell>
              <table:table-cell office:value-type="float" office:value="100798">
                <text:p>1007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50743">
                <text:p>1550743</text:p>
              </table:table-cell>
              <table:table-cell office:value-type="float" office:value="21.21">
                <text:p>21.21</text:p>
              </table:table-cell>
              <table:table-cell office:value-type="float" office:value="1553159">
                <text:p>1553159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0792">
                <text:p>1550792</text:p>
              </table:table-cell>
              <table:table-cell office:value-type="float" office:value="21.19">
                <text:p>21.19</text:p>
              </table:table-cell>
              <table:table-cell office:value-type="float" office:value="1553220">
                <text:p>1553220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0804">
                <text:p>1550804</text:p>
              </table:table-cell>
              <table:table-cell office:value-type="float" office:value="21.21">
                <text:p>21.21</text:p>
              </table:table-cell>
              <table:table-cell office:value-type="float" office:value="1553283">
                <text:p>1553283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0854">
                <text:p>1550854</text:p>
              </table:table-cell>
              <table:table-cell office:value-type="float" office:value="21.22">
                <text:p>21.22</text:p>
              </table:table-cell>
              <table:table-cell office:value-type="float" office:value="1553344">
                <text:p>1553344</text:p>
              </table:table-cell>
              <table:table-cell office:value-type="float" office:value="100795.5">
                <text:p>100795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0903">
                <text:p>1550903</text:p>
              </table:table-cell>
              <table:table-cell office:value-type="float" office:value="21.3">
                <text:p>21.3</text:p>
              </table:table-cell>
              <table:table-cell office:value-type="float" office:value="1553406">
                <text:p>1553406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0916">
                <text:p>1550916</text:p>
              </table:table-cell>
              <table:table-cell office:value-type="float" office:value="21.47">
                <text:p>21.47</text:p>
              </table:table-cell>
              <table:table-cell office:value-type="float" office:value="1553456">
                <text:p>1553456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0965">
                <text:p>1550965</text:p>
              </table:table-cell>
              <table:table-cell office:value-type="float" office:value="21.73">
                <text:p>21.73</text:p>
              </table:table-cell>
              <table:table-cell office:value-type="float" office:value="1553517">
                <text:p>1553517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50978">
                <text:p>1550978</text:p>
              </table:table-cell>
              <table:table-cell office:value-type="float" office:value="21.93">
                <text:p>21.93</text:p>
              </table:table-cell>
              <table:table-cell office:value-type="float" office:value="1553580">
                <text:p>1553580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51028">
                <text:p>1551028</text:p>
              </table:table-cell>
              <table:table-cell office:value-type="float" office:value="22.09">
                <text:p>22.09</text:p>
              </table:table-cell>
              <table:table-cell office:value-type="float" office:value="1553629">
                <text:p>1553629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51040">
                <text:p>1551040</text:p>
              </table:table-cell>
              <table:table-cell office:value-type="float" office:value="22.14">
                <text:p>22.14</text:p>
              </table:table-cell>
              <table:table-cell office:value-type="float" office:value="1553690">
                <text:p>1553690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1089">
                <text:p>1551089</text:p>
              </table:table-cell>
              <table:table-cell office:value-type="float" office:value="22.16">
                <text:p>22.16</text:p>
              </table:table-cell>
              <table:table-cell office:value-type="float" office:value="1553753">
                <text:p>1553753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51102">
                <text:p>1551102</text:p>
              </table:table-cell>
              <table:table-cell office:value-type="float" office:value="22.2">
                <text:p>22.2</text:p>
              </table:table-cell>
              <table:table-cell office:value-type="float" office:value="1553814">
                <text:p>1553814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51152">
                <text:p>1551152</text:p>
              </table:table-cell>
              <table:table-cell office:value-type="float" office:value="22.2">
                <text:p>22.2</text:p>
              </table:table-cell>
              <table:table-cell office:value-type="float" office:value="1553876">
                <text:p>1553876</text:p>
              </table:table-cell>
              <table:table-cell office:value-type="float" office:value="100797.25">
                <text:p>10079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51201">
                <text:p>1551201</text:p>
              </table:table-cell>
              <table:table-cell office:value-type="float" office:value="22.03">
                <text:p>22.03</text:p>
              </table:table-cell>
              <table:table-cell office:value-type="float" office:value="1553926">
                <text:p>1553926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51213">
                <text:p>1551213</text:p>
              </table:table-cell>
              <table:table-cell office:value-type="float" office:value="21.77">
                <text:p>21.77</text:p>
              </table:table-cell>
              <table:table-cell office:value-type="float" office:value="1553987">
                <text:p>1553987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51262">
                <text:p>1551262</text:p>
              </table:table-cell>
              <table:table-cell office:value-type="float" office:value="21.53">
                <text:p>21.53</text:p>
              </table:table-cell>
              <table:table-cell office:value-type="float" office:value="1554050">
                <text:p>1554050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1276">
                <text:p>1551276</text:p>
              </table:table-cell>
              <table:table-cell office:value-type="float" office:value="21.38">
                <text:p>21.38</text:p>
              </table:table-cell>
              <table:table-cell office:value-type="float" office:value="1554099">
                <text:p>1554099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51325">
                <text:p>1551325</text:p>
              </table:table-cell>
              <table:table-cell office:value-type="float" office:value="21.36">
                <text:p>21.36</text:p>
              </table:table-cell>
              <table:table-cell office:value-type="float" office:value="1554160">
                <text:p>1554160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51337">
                <text:p>1551337</text:p>
              </table:table-cell>
              <table:table-cell office:value-type="float" office:value="21.37">
                <text:p>21.37</text:p>
              </table:table-cell>
              <table:table-cell office:value-type="float" office:value="1554223">
                <text:p>1554223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51386">
                <text:p>1551386</text:p>
              </table:table-cell>
              <table:table-cell office:value-type="float" office:value="21.35">
                <text:p>21.35</text:p>
              </table:table-cell>
              <table:table-cell office:value-type="float" office:value="1554284">
                <text:p>1554284</text:p>
              </table:table-cell>
              <table:table-cell office:value-type="float" office:value="100796">
                <text:p>1007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51399">
                <text:p>1551399</text:p>
              </table:table-cell>
              <table:table-cell office:value-type="float" office:value="21.17">
                <text:p>21.17</text:p>
              </table:table-cell>
              <table:table-cell office:value-type="float" office:value="1554347">
                <text:p>1554347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51449">
                <text:p>1551449</text:p>
              </table:table-cell>
              <table:table-cell office:value-type="float" office:value="20.95">
                <text:p>20.95</text:p>
              </table:table-cell>
              <table:table-cell office:value-type="float" office:value="1554396">
                <text:p>1554396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1498">
                <text:p>1551498</text:p>
              </table:table-cell>
              <table:table-cell office:value-type="float" office:value="20.71">
                <text:p>20.71</text:p>
              </table:table-cell>
              <table:table-cell office:value-type="float" office:value="1554457">
                <text:p>1554457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51510">
                <text:p>1551510</text:p>
              </table:table-cell>
              <table:table-cell office:value-type="float" office:value="20.47">
                <text:p>20.47</text:p>
              </table:table-cell>
              <table:table-cell office:value-type="float" office:value="1554520">
                <text:p>1554520</text:p>
              </table:table-cell>
              <table:table-cell office:value-type="float" office:value="100798">
                <text:p>1007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51559">
                <text:p>1551559</text:p>
              </table:table-cell>
              <table:table-cell office:value-type="float" office:value="20.34">
                <text:p>20.34</text:p>
              </table:table-cell>
              <table:table-cell office:value-type="float" office:value="1554569">
                <text:p>1554569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1572">
                <text:p>1551572</text:p>
              </table:table-cell>
              <table:table-cell office:value-type="float" office:value="20.25">
                <text:p>20.25</text:p>
              </table:table-cell>
              <table:table-cell office:value-type="float" office:value="1554630">
                <text:p>1554630</text:p>
              </table:table-cell>
              <table:table-cell office:value-type="float" office:value="100796.25">
                <text:p>100796.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51622">
                <text:p>1551622</text:p>
              </table:table-cell>
              <table:table-cell office:value-type="float" office:value="20.22">
                <text:p>20.22</text:p>
              </table:table-cell>
              <table:table-cell office:value-type="float" office:value="1554693">
                <text:p>1554693</text:p>
              </table:table-cell>
              <table:table-cell office:value-type="float" office:value="100795.75">
                <text:p>100795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51671">
                <text:p>1551671</text:p>
              </table:table-cell>
              <table:table-cell office:value-type="float" office:value="20.27">
                <text:p>20.27</text:p>
              </table:table-cell>
              <table:table-cell office:value-type="float" office:value="1554754">
                <text:p>1554754</text:p>
              </table:table-cell>
              <table:table-cell office:value-type="float" office:value="100796.75">
                <text:p>100796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1683">
                <text:p>1551683</text:p>
              </table:table-cell>
              <table:table-cell office:value-type="float" office:value="20.26">
                <text:p>20.26</text:p>
              </table:table-cell>
              <table:table-cell office:value-type="float" office:value="1554817">
                <text:p>1554817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1732">
                <text:p>1551732</text:p>
              </table:table-cell>
              <table:table-cell office:value-type="float" office:value="20.24">
                <text:p>20.24</text:p>
              </table:table-cell>
              <table:table-cell office:value-type="float" office:value="1554866">
                <text:p>1554866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51746">
                <text:p>1551746</text:p>
              </table:table-cell>
              <table:table-cell office:value-type="float" office:value="20.23">
                <text:p>20.23</text:p>
              </table:table-cell>
              <table:table-cell office:value-type="float" office:value="1554927">
                <text:p>1554927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1795">
                <text:p>1551795</text:p>
              </table:table-cell>
              <table:table-cell office:value-type="float" office:value="20.15">
                <text:p>20.15</text:p>
              </table:table-cell>
              <table:table-cell office:value-type="float" office:value="1554990">
                <text:p>1554990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51807">
                <text:p>1551807</text:p>
              </table:table-cell>
              <table:table-cell office:value-type="float" office:value="20.15">
                <text:p>20.15</text:p>
              </table:table-cell>
              <table:table-cell office:value-type="float" office:value="1555051">
                <text:p>1555051</text:p>
              </table:table-cell>
              <table:table-cell office:value-type="float" office:value="100796.75">
                <text:p>100796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51856">
                <text:p>1551856</text:p>
              </table:table-cell>
              <table:table-cell office:value-type="float" office:value="20.15">
                <text:p>20.15</text:p>
              </table:table-cell>
              <table:table-cell office:value-type="float" office:value="1555113">
                <text:p>1555113</text:p>
              </table:table-cell>
              <table:table-cell office:value-type="float" office:value="100796.5">
                <text:p>100796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51869">
                <text:p>1551869</text:p>
              </table:table-cell>
              <table:table-cell office:value-type="float" office:value="20.14">
                <text:p>20.14</text:p>
              </table:table-cell>
              <table:table-cell office:value-type="float" office:value="1555163">
                <text:p>1555163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51919">
                <text:p>1551919</text:p>
              </table:table-cell>
              <table:table-cell office:value-type="float" office:value="20.11">
                <text:p>20.11</text:p>
              </table:table-cell>
              <table:table-cell office:value-type="float" office:value="1555224">
                <text:p>1555224</text:p>
              </table:table-cell>
              <table:table-cell office:value-type="float" office:value="100797">
                <text:p>1007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51968">
                <text:p>1551968</text:p>
              </table:table-cell>
              <table:table-cell office:value-type="float" office:value="20.1">
                <text:p>20.1</text:p>
              </table:table-cell>
              <table:table-cell office:value-type="float" office:value="1555287">
                <text:p>1555287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51981">
                <text:p>1551981</text:p>
              </table:table-cell>
              <table:table-cell office:value-type="float" office:value="20.08">
                <text:p>20.08</text:p>
              </table:table-cell>
              <table:table-cell office:value-type="float" office:value="1555336">
                <text:p>1555336</text:p>
              </table:table-cell>
              <table:table-cell office:value-type="float" office:value="100799.75">
                <text:p>100799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2029">
                <text:p>1552029</text:p>
              </table:table-cell>
              <table:table-cell office:value-type="float" office:value="20.1">
                <text:p>20.1</text:p>
              </table:table-cell>
              <table:table-cell office:value-type="float" office:value="1555397">
                <text:p>1555397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52043">
                <text:p>1552043</text:p>
              </table:table-cell>
              <table:table-cell office:value-type="float" office:value="20.13">
                <text:p>20.13</text:p>
              </table:table-cell>
              <table:table-cell office:value-type="float" office:value="1555460">
                <text:p>1555460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2092">
                <text:p>1552092</text:p>
              </table:table-cell>
              <table:table-cell office:value-type="float" office:value="20.16">
                <text:p>20.16</text:p>
              </table:table-cell>
              <table:table-cell office:value-type="float" office:value="1555521">
                <text:p>1555521</text:p>
              </table:table-cell>
              <table:table-cell office:value-type="float" office:value="100801.75">
                <text:p>100801.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2105">
                <text:p>1552105</text:p>
              </table:table-cell>
              <table:table-cell office:value-type="float" office:value="20.17">
                <text:p>20.17</text:p>
              </table:table-cell>
              <table:table-cell office:value-type="float" office:value="1555584">
                <text:p>1555584</text:p>
              </table:table-cell>
              <table:table-cell office:value-type="float" office:value="100800.75">
                <text:p>100800.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52154">
                <text:p>1552154</text:p>
              </table:table-cell>
              <table:table-cell office:value-type="float" office:value="20.17">
                <text:p>20.17</text:p>
              </table:table-cell>
              <table:table-cell office:value-type="float" office:value="1555633">
                <text:p>1555633</text:p>
              </table:table-cell>
              <table:table-cell office:value-type="float" office:value="100801.5">
                <text:p>100801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2166">
                <text:p>1552166</text:p>
              </table:table-cell>
              <table:table-cell office:value-type="float" office:value="20.15">
                <text:p>20.15</text:p>
              </table:table-cell>
              <table:table-cell office:value-type="float" office:value="1555694">
                <text:p>1555694</text:p>
              </table:table-cell>
              <table:table-cell office:value-type="float" office:value="100799.75">
                <text:p>100799.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2216">
                <text:p>1552216</text:p>
              </table:table-cell>
              <table:table-cell office:value-type="float" office:value="20.13">
                <text:p>20.13</text:p>
              </table:table-cell>
              <table:table-cell office:value-type="float" office:value="1555757">
                <text:p>1555757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52265">
                <text:p>1552265</text:p>
              </table:table-cell>
              <table:table-cell office:value-type="float" office:value="20.18">
                <text:p>20.18</text:p>
              </table:table-cell>
              <table:table-cell office:value-type="float" office:value="1555806">
                <text:p>1555806</text:p>
              </table:table-cell>
              <table:table-cell office:value-type="float" office:value="100798.5">
                <text:p>100798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2278">
                <text:p>1552278</text:p>
              </table:table-cell>
              <table:table-cell office:value-type="float" office:value="20.29">
                <text:p>20.29</text:p>
              </table:table-cell>
              <table:table-cell office:value-type="float" office:value="1555867">
                <text:p>1555867</text:p>
              </table:table-cell>
              <table:table-cell office:value-type="float" office:value="100798.25">
                <text:p>100798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2327">
                <text:p>1552327</text:p>
              </table:table-cell>
              <table:table-cell office:value-type="float" office:value="20.41">
                <text:p>20.41</text:p>
              </table:table-cell>
              <table:table-cell office:value-type="float" office:value="1555930">
                <text:p>1555930</text:p>
              </table:table-cell>
              <table:table-cell office:value-type="float" office:value="100798">
                <text:p>1007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52339">
                <text:p>1552339</text:p>
              </table:table-cell>
              <table:table-cell office:value-type="float" office:value="20.67">
                <text:p>20.67</text:p>
              </table:table-cell>
              <table:table-cell office:value-type="float" office:value="1555991">
                <text:p>1555991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52389">
                <text:p>1552389</text:p>
              </table:table-cell>
              <table:table-cell office:value-type="float" office:value="20.89">
                <text:p>20.89</text:p>
              </table:table-cell>
              <table:table-cell office:value-type="float" office:value="1556055">
                <text:p>1556055</text:p>
              </table:table-cell>
              <table:table-cell office:value-type="float" office:value="100797.5">
                <text:p>100797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2438">
                <text:p>1552438</text:p>
              </table:table-cell>
              <table:table-cell office:value-type="float" office:value="21">
                <text:p>21</text:p>
              </table:table-cell>
              <table:table-cell office:value-type="float" office:value="1556103">
                <text:p>1556103</text:p>
              </table:table-cell>
              <table:table-cell office:value-type="float" office:value="100797.75">
                <text:p>100797.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2451">
                <text:p>1552451</text:p>
              </table:table-cell>
              <table:table-cell office:value-type="float" office:value="21.14">
                <text:p>21.14</text:p>
              </table:table-cell>
              <table:table-cell office:value-type="float" office:value="1556165">
                <text:p>1556165</text:p>
              </table:table-cell>
              <table:table-cell office:value-type="float" office:value="100799">
                <text:p>1007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2499">
                <text:p>1552499</text:p>
              </table:table-cell>
              <table:table-cell office:value-type="float" office:value="21.18">
                <text:p>21.18</text:p>
              </table:table-cell>
              <table:table-cell office:value-type="float" office:value="1556228">
                <text:p>1556228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2513">
                <text:p>1552513</text:p>
              </table:table-cell>
              <table:table-cell office:value-type="float" office:value="21.28">
                <text:p>21.28</text:p>
              </table:table-cell>
              <table:table-cell office:value-type="float" office:value="1556289">
                <text:p>1556289</text:p>
              </table:table-cell>
              <table:table-cell office:value-type="float" office:value="100800.25">
                <text:p>100800.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52562">
                <text:p>1552562</text:p>
              </table:table-cell>
              <table:table-cell office:value-type="float" office:value="21.51">
                <text:p>21.51</text:p>
              </table:table-cell>
              <table:table-cell office:value-type="float" office:value="1556352">
                <text:p>1556352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52575">
                <text:p>1552575</text:p>
              </table:table-cell>
              <table:table-cell office:value-type="float" office:value="21.73">
                <text:p>21.73</text:p>
              </table:table-cell>
              <table:table-cell office:value-type="float" office:value="1556401">
                <text:p>1556401</text:p>
              </table:table-cell>
              <table:table-cell office:value-type="float" office:value="100800">
                <text:p>1008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2623">
                <text:p>1552623</text:p>
              </table:table-cell>
              <table:table-cell office:value-type="float" office:value="21.89">
                <text:p>21.89</text:p>
              </table:table-cell>
              <table:table-cell office:value-type="float" office:value="1556462">
                <text:p>1556462</text:p>
              </table:table-cell>
              <table:table-cell office:value-type="float" office:value="100800.5">
                <text:p>100800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2636">
                <text:p>1552636</text:p>
              </table:table-cell>
              <table:table-cell office:value-type="float" office:value="21.85">
                <text:p>21.85</text:p>
              </table:table-cell>
              <table:table-cell office:value-type="float" office:value="1556525">
                <text:p>1556525</text:p>
              </table:table-cell>
              <table:table-cell office:value-type="float" office:value="100798.75">
                <text:p>100798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2686">
                <text:p>1552686</text:p>
              </table:table-cell>
              <table:table-cell office:value-type="float" office:value="21.77">
                <text:p>21.77</text:p>
              </table:table-cell>
              <table:table-cell office:value-type="float" office:value="1556574">
                <text:p>1556574</text:p>
              </table:table-cell>
              <table:table-cell office:value-type="float" office:value="100795.5">
                <text:p>100795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2735">
                <text:p>1552735</text:p>
              </table:table-cell>
              <table:table-cell office:value-type="float" office:value="21.65">
                <text:p>21.65</text:p>
              </table:table-cell>
              <table:table-cell office:value-type="float" office:value="1556635">
                <text:p>1556635</text:p>
              </table:table-cell>
              <table:table-cell office:value-type="float" office:value="100787.25">
                <text:p>100787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2747">
                <text:p>1552747</text:p>
              </table:table-cell>
              <table:table-cell office:value-type="float" office:value="21.51">
                <text:p>21.51</text:p>
              </table:table-cell>
              <table:table-cell office:value-type="float" office:value="1556698">
                <text:p>1556698</text:p>
              </table:table-cell>
              <table:table-cell office:value-type="float" office:value="100767.5">
                <text:p>100767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2796">
                <text:p>1552796</text:p>
              </table:table-cell>
              <table:table-cell office:value-type="float" office:value="21.45">
                <text:p>21.45</text:p>
              </table:table-cell>
              <table:table-cell office:value-type="float" office:value="1556772">
                <text:p>1556772</text:p>
              </table:table-cell>
              <table:table-cell office:value-type="float" office:value="100765.25">
                <text:p>100765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2809">
                <text:p>1552809</text:p>
              </table:table-cell>
              <table:table-cell office:value-type="float" office:value="21.3">
                <text:p>21.3</text:p>
              </table:table-cell>
              <table:table-cell office:value-type="float" office:value="1556835">
                <text:p>1556835</text:p>
              </table:table-cell>
              <table:table-cell office:value-type="float" office:value="100764">
                <text:p>1007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2859">
                <text:p>1552859</text:p>
              </table:table-cell>
              <table:table-cell office:value-type="float" office:value="21.14">
                <text:p>21.14</text:p>
              </table:table-cell>
              <table:table-cell office:value-type="float" office:value="1556896">
                <text:p>1556896</text:p>
              </table:table-cell>
              <table:table-cell office:value-type="float" office:value="100767.75">
                <text:p>100767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52908">
                <text:p>1552908</text:p>
              </table:table-cell>
              <table:table-cell office:value-type="float" office:value="21.08">
                <text:p>21.08</text:p>
              </table:table-cell>
              <table:table-cell office:value-type="float" office:value="1556959">
                <text:p>1556959</text:p>
              </table:table-cell>
              <table:table-cell office:value-type="float" office:value="100784.5">
                <text:p>100784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52920">
                <text:p>1552920</text:p>
              </table:table-cell>
              <table:table-cell office:value-type="float" office:value="21.07">
                <text:p>21.07</text:p>
              </table:table-cell>
              <table:table-cell office:value-type="float" office:value="1557020">
                <text:p>1557020</text:p>
              </table:table-cell>
              <table:table-cell office:value-type="float" office:value="100782.25">
                <text:p>100782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52969">
                <text:p>1552969</text:p>
              </table:table-cell>
              <table:table-cell office:value-type="float" office:value="21.19">
                <text:p>21.19</text:p>
              </table:table-cell>
              <table:table-cell office:value-type="float" office:value="1557083">
                <text:p>1557083</text:p>
              </table:table-cell>
              <table:table-cell office:value-type="float" office:value="100779.5">
                <text:p>100779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52983">
                <text:p>1552983</text:p>
              </table:table-cell>
              <table:table-cell office:value-type="float" office:value="21.36">
                <text:p>21.36</text:p>
              </table:table-cell>
              <table:table-cell office:value-type="float" office:value="1557144">
                <text:p>1557144</text:p>
              </table:table-cell>
              <table:table-cell office:value-type="float" office:value="100776.5">
                <text:p>100776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53032">
                <text:p>1553032</text:p>
              </table:table-cell>
              <table:table-cell office:value-type="float" office:value="21.46">
                <text:p>21.46</text:p>
              </table:table-cell>
              <table:table-cell office:value-type="float" office:value="1557207">
                <text:p>1557207</text:p>
              </table:table-cell>
              <table:table-cell office:value-type="float" office:value="100771.25">
                <text:p>100771.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53045">
                <text:p>1553045</text:p>
              </table:table-cell>
              <table:table-cell office:value-type="float" office:value="21.54">
                <text:p>21.54</text:p>
              </table:table-cell>
              <table:table-cell office:value-type="float" office:value="1557256">
                <text:p>1557256</text:p>
              </table:table-cell>
              <table:table-cell office:value-type="float" office:value="100769.5">
                <text:p>100769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53093">
                <text:p>1553093</text:p>
              </table:table-cell>
              <table:table-cell office:value-type="float" office:value="21.56">
                <text:p>21.56</text:p>
              </table:table-cell>
              <table:table-cell office:value-type="float" office:value="1557317">
                <text:p>1557317</text:p>
              </table:table-cell>
              <table:table-cell office:value-type="float" office:value="100771.25">
                <text:p>100771.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53106">
                <text:p>1553106</text:p>
              </table:table-cell>
              <table:table-cell office:value-type="float" office:value="21.55">
                <text:p>21.55</text:p>
              </table:table-cell>
              <table:table-cell office:value-type="float" office:value="1557380">
                <text:p>1557380</text:p>
              </table:table-cell>
              <table:table-cell office:value-type="float" office:value="100774.25">
                <text:p>100774.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53156">
                <text:p>1553156</text:p>
              </table:table-cell>
              <table:table-cell office:value-type="float" office:value="21.55">
                <text:p>21.55</text:p>
              </table:table-cell>
              <table:table-cell office:value-type="float" office:value="1557441">
                <text:p>1557441</text:p>
              </table:table-cell>
              <table:table-cell office:value-type="float" office:value="100777.75">
                <text:p>100777.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53205">
                <text:p>1553205</text:p>
              </table:table-cell>
              <table:table-cell office:value-type="float" office:value="21.55">
                <text:p>21.55</text:p>
              </table:table-cell>
              <table:table-cell office:value-type="float" office:value="1557504">
                <text:p>1557504</text:p>
              </table:table-cell>
              <table:table-cell office:value-type="float" office:value="100782.25">
                <text:p>100782.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3217">
                <text:p>1553217</text:p>
              </table:table-cell>
              <table:table-cell office:value-type="float" office:value="21.54">
                <text:p>21.54</text:p>
              </table:table-cell>
              <table:table-cell office:value-type="float" office:value="1557553">
                <text:p>1557553</text:p>
              </table:table-cell>
              <table:table-cell office:value-type="float" office:value="100784">
                <text:p>1007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53266">
                <text:p>1553266</text:p>
              </table:table-cell>
              <table:table-cell office:value-type="float" office:value="21.51">
                <text:p>21.51</text:p>
              </table:table-cell>
              <table:table-cell office:value-type="float" office:value="1557614">
                <text:p>1557614</text:p>
              </table:table-cell>
              <table:table-cell office:value-type="float" office:value="100785.75">
                <text:p>100785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53280">
                <text:p>1553280</text:p>
              </table:table-cell>
              <table:table-cell office:value-type="float" office:value="21.45">
                <text:p>21.45</text:p>
              </table:table-cell>
              <table:table-cell office:value-type="float" office:value="1557677">
                <text:p>1557677</text:p>
              </table:table-cell>
              <table:table-cell office:value-type="float" office:value="100787.75">
                <text:p>100787.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53329">
                <text:p>1553329</text:p>
              </table:table-cell>
              <table:table-cell office:value-type="float" office:value="21.36">
                <text:p>21.36</text:p>
              </table:table-cell>
              <table:table-cell office:value-type="float" office:value="1557726">
                <text:p>1557726</text:p>
              </table:table-cell>
              <table:table-cell office:value-type="float" office:value="100790.75">
                <text:p>100790.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53342">
                <text:p>1553342</text:p>
              </table:table-cell>
              <table:table-cell office:value-type="float" office:value="21.41">
                <text:p>21.41</text:p>
              </table:table-cell>
              <table:table-cell office:value-type="float" office:value="1557787">
                <text:p>1557787</text:p>
              </table:table-cell>
              <table:table-cell office:value-type="float" office:value="100793.5">
                <text:p>100793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53390">
                <text:p>1553390</text:p>
              </table:table-cell>
              <table:table-cell office:value-type="float" office:value="21.52">
                <text:p>21.52</text:p>
              </table:table-cell>
              <table:table-cell office:value-type="float" office:value="1557850">
                <text:p>1557850</text:p>
              </table:table-cell>
              <table:table-cell office:value-type="float" office:value="100795.75">
                <text:p>100795.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53403">
                <text:p>1553403</text:p>
              </table:table-cell>
              <table:table-cell office:value-type="float" office:value="21.79">
                <text:p>21.79</text:p>
              </table:table-cell>
              <table:table-cell office:value-type="float" office:value="1557899">
                <text:p>1557899</text:p>
              </table:table-cell>
              <table:table-cell office:value-type="float" office:value="100799.25">
                <text:p>100799.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53453">
                <text:p>1553453</text:p>
              </table:table-cell>
              <table:table-cell office:value-type="float" office:value="22.04">
                <text:p>22.04</text:p>
              </table:table-cell>
              <table:table-cell office:value-type="float" office:value="1558526">
                <text:p>1558526</text:p>
              </table:table-cell>
              <table:table-cell office:value-type="float" office:value="100801">
                <text:p>1008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53502">
                <text:p>1553502</text:p>
              </table:table-cell>
              <table:table-cell office:value-type="float" office:value="22.03">
                <text:p>22.03</text:p>
              </table:table-cell>
              <table:table-cell office:value-type="float" office:value="1558576">
                <text:p>1558576</text:p>
              </table:table-cell>
              <table:table-cell office:value-type="float" office:value="100811.25">
                <text:p>100811.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53515">
                <text:p>1553515</text:p>
              </table:table-cell>
              <table:table-cell office:value-type="float" office:value="21.92">
                <text:p>21.92</text:p>
              </table:table-cell>
              <table:table-cell office:value-type="float" office:value="1558637">
                <text:p>1558637</text:p>
              </table:table-cell>
              <table:table-cell office:value-type="float" office:value="100820">
                <text:p>1008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53563">
                <text:p>1553563</text:p>
              </table:table-cell>
              <table:table-cell office:value-type="float" office:value="21.69">
                <text:p>21.69</text:p>
              </table:table-cell>
              <table:table-cell office:value-type="float" office:value="1558700">
                <text:p>1558700</text:p>
              </table:table-cell>
              <table:table-cell office:value-type="float" office:value="100839.5">
                <text:p>100839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53576">
                <text:p>1553576</text:p>
              </table:table-cell>
              <table:table-cell office:value-type="float" office:value="21.45">
                <text:p>21.45</text:p>
              </table:table-cell>
              <table:table-cell office:value-type="float" office:value="1558749">
                <text:p>1558749</text:p>
              </table:table-cell>
              <table:table-cell office:value-type="float" office:value="100847.25">
                <text:p>100847.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53626">
                <text:p>1553626</text:p>
              </table:table-cell>
              <table:table-cell office:value-type="float" office:value="21.34">
                <text:p>21.34</text:p>
              </table:table-cell>
              <table:table-cell office:value-type="float" office:value="1558810">
                <text:p>1558810</text:p>
              </table:table-cell>
              <table:table-cell office:value-type="float" office:value="100848.75">
                <text:p>100848.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53675">
                <text:p>1553675</text:p>
              </table:table-cell>
              <table:table-cell office:value-type="float" office:value="21.25">
                <text:p>21.25</text:p>
              </table:table-cell>
              <table:table-cell office:value-type="float" office:value="1558873">
                <text:p>1558873</text:p>
              </table:table-cell>
              <table:table-cell office:value-type="float" office:value="100849.75">
                <text:p>100849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53688">
                <text:p>1553688</text:p>
              </table:table-cell>
              <table:table-cell office:value-type="float" office:value="21.16">
                <text:p>21.16</text:p>
              </table:table-cell>
              <table:table-cell office:value-type="float" office:value="1558934">
                <text:p>1558934</text:p>
              </table:table-cell>
              <table:table-cell office:value-type="float" office:value="100837.75">
                <text:p>100837.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53737">
                <text:p>1553737</text:p>
              </table:table-cell>
              <table:table-cell office:value-type="float" office:value="21.1">
                <text:p>21.1</text:p>
              </table:table-cell>
              <table:table-cell office:value-type="float" office:value="1558996">
                <text:p>1558996</text:p>
              </table:table-cell>
              <table:table-cell office:value-type="float" office:value="100837.75">
                <text:p>100837.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53750">
                <text:p>1553750</text:p>
              </table:table-cell>
              <table:table-cell office:value-type="float" office:value="21.09">
                <text:p>21.09</text:p>
              </table:table-cell>
              <table:table-cell office:value-type="float" office:value="1559046">
                <text:p>1559046</text:p>
              </table:table-cell>
              <table:table-cell office:value-type="float" office:value="100836.5">
                <text:p>100836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53799">
                <text:p>1553799</text:p>
              </table:table-cell>
              <table:table-cell office:value-type="float" office:value="21.12">
                <text:p>21.12</text:p>
              </table:table-cell>
              <table:table-cell office:value-type="float" office:value="1559107">
                <text:p>1559107</text:p>
              </table:table-cell>
              <table:table-cell office:value-type="float" office:value="100836.25">
                <text:p>100836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53812">
                <text:p>1553812</text:p>
              </table:table-cell>
              <table:table-cell office:value-type="float" office:value="21.19">
                <text:p>21.19</text:p>
              </table:table-cell>
              <table:table-cell office:value-type="float" office:value="1559170">
                <text:p>1559170</text:p>
              </table:table-cell>
              <table:table-cell office:value-type="float" office:value="100838.75">
                <text:p>100838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53861">
                <text:p>1553861</text:p>
              </table:table-cell>
              <table:table-cell office:value-type="float" office:value="21.27">
                <text:p>21.27</text:p>
              </table:table-cell>
              <table:table-cell office:value-type="float" office:value="1559218">
                <text:p>1559218</text:p>
              </table:table-cell>
              <table:table-cell office:value-type="float" office:value="100841">
                <text:p>1008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53873">
                <text:p>1553873</text:p>
              </table:table-cell>
              <table:table-cell office:value-type="float" office:value="21.37">
                <text:p>21.37</text:p>
              </table:table-cell>
              <table:table-cell office:value-type="float" office:value="1559280">
                <text:p>1559280</text:p>
              </table:table-cell>
              <table:table-cell office:value-type="float" office:value="100842.75">
                <text:p>100842.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53923">
                <text:p>1553923</text:p>
              </table:table-cell>
              <table:table-cell office:value-type="float" office:value="21.45">
                <text:p>21.45</text:p>
              </table:table-cell>
              <table:table-cell office:value-type="float" office:value="1559342">
                <text:p>1559342</text:p>
              </table:table-cell>
              <table:table-cell office:value-type="float" office:value="100843.25">
                <text:p>100843.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53972">
                <text:p>1553972</text:p>
              </table:table-cell>
              <table:table-cell office:value-type="float" office:value="21.57">
                <text:p>21.57</text:p>
              </table:table-cell>
              <table:table-cell office:value-type="float" office:value="1559404">
                <text:p>1559404</text:p>
              </table:table-cell>
              <table:table-cell office:value-type="float" office:value="100842">
                <text:p>1008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53985">
                <text:p>1553985</text:p>
              </table:table-cell>
              <table:table-cell office:value-type="float" office:value="21.67">
                <text:p>21.67</text:p>
              </table:table-cell>
              <table:table-cell office:value-type="float" office:value="1559465">
                <text:p>1559465</text:p>
              </table:table-cell>
              <table:table-cell office:value-type="float" office:value="100841.75">
                <text:p>100841.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54034">
                <text:p>1554034</text:p>
              </table:table-cell>
              <table:table-cell office:value-type="float" office:value="21.73">
                <text:p>21.73</text:p>
              </table:table-cell>
              <table:table-cell office:value-type="float" office:value="1559515">
                <text:p>1559515</text:p>
              </table:table-cell>
              <table:table-cell office:value-type="float" office:value="100841">
                <text:p>1008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54046">
                <text:p>1554046</text:p>
              </table:table-cell>
              <table:table-cell office:value-type="float" office:value="21.77">
                <text:p>21.77</text:p>
              </table:table-cell>
              <table:table-cell office:value-type="float" office:value="1559577">
                <text:p>1559577</text:p>
              </table:table-cell>
              <table:table-cell office:value-type="float" office:value="100842">
                <text:p>1008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54096">
                <text:p>1554096</text:p>
              </table:table-cell>
              <table:table-cell office:value-type="float" office:value="21.77">
                <text:p>21.77</text:p>
              </table:table-cell>
              <table:table-cell office:value-type="float" office:value="1559639">
                <text:p>1559639</text:p>
              </table:table-cell>
              <table:table-cell office:value-type="float" office:value="100844">
                <text:p>1008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54145">
                <text:p>1554145</text:p>
              </table:table-cell>
              <table:table-cell office:value-type="float" office:value="21.72">
                <text:p>21.72</text:p>
              </table:table-cell>
              <table:table-cell office:value-type="float" office:value="1559688">
                <text:p>1559688</text:p>
              </table:table-cell>
              <table:table-cell office:value-type="float" office:value="100845.25">
                <text:p>100845.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54158">
                <text:p>1554158</text:p>
              </table:table-cell>
              <table:table-cell office:value-type="float" office:value="21.63">
                <text:p>21.63</text:p>
              </table:table-cell>
              <table:table-cell office:value-type="float" office:value="1559749">
                <text:p>1559749</text:p>
              </table:table-cell>
              <table:table-cell office:value-type="float" office:value="100846.25">
                <text:p>100846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54206">
                <text:p>1554206</text:p>
              </table:table-cell>
              <table:table-cell office:value-type="float" office:value="21.58">
                <text:p>21.58</text:p>
              </table:table-cell>
              <table:table-cell office:value-type="float" office:value="1559812">
                <text:p>1559812</text:p>
              </table:table-cell>
              <table:table-cell office:value-type="float" office:value="100848">
                <text:p>1008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54220">
                <text:p>1554220</text:p>
              </table:table-cell>
              <table:table-cell office:value-type="float" office:value="21.54">
                <text:p>21.54</text:p>
              </table:table-cell>
              <table:table-cell office:value-type="float" office:value="1559873">
                <text:p>1559873</text:p>
              </table:table-cell>
              <table:table-cell office:value-type="float" office:value="100847.75">
                <text:p>100847.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54269">
                <text:p>1554269</text:p>
              </table:table-cell>
              <table:table-cell office:value-type="float" office:value="21.54">
                <text:p>21.54</text:p>
              </table:table-cell>
              <table:table-cell office:value-type="float" office:value="1559936">
                <text:p>1559936</text:p>
              </table:table-cell>
              <table:table-cell office:value-type="float" office:value="100846.75">
                <text:p>100846.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54282">
                <text:p>1554282</text:p>
              </table:table-cell>
              <table:table-cell office:value-type="float" office:value="21.6">
                <text:p>21.6</text:p>
              </table:table-cell>
              <table:table-cell office:value-type="float" office:value="1559985">
                <text:p>1559985</text:p>
              </table:table-cell>
              <table:table-cell office:value-type="float" office:value="100846.5">
                <text:p>100846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54331">
                <text:p>1554331</text:p>
              </table:table-cell>
              <table:table-cell office:value-type="float" office:value="21.65">
                <text:p>21.65</text:p>
              </table:table-cell>
              <table:table-cell office:value-type="float" office:value="1560046">
                <text:p>1560046</text:p>
              </table:table-cell>
              <table:table-cell office:value-type="float" office:value="100847.25">
                <text:p>100847.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54343">
                <text:p>1554343</text:p>
              </table:table-cell>
              <table:table-cell office:value-type="float" office:value="21.68">
                <text:p>21.68</text:p>
              </table:table-cell>
              <table:table-cell office:value-type="float" office:value="1560109">
                <text:p>1560109</text:p>
              </table:table-cell>
              <table:table-cell office:value-type="float" office:value="100847">
                <text:p>1008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54393">
                <text:p>1554393</text:p>
              </table:table-cell>
              <table:table-cell office:value-type="float" office:value="21.72">
                <text:p>21.72</text:p>
              </table:table-cell>
              <table:table-cell office:value-type="float" office:value="1560157">
                <text:p>1560157</text:p>
              </table:table-cell>
              <table:table-cell office:value-type="float" office:value="100848">
                <text:p>1008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54442">
                <text:p>1554442</text:p>
              </table:table-cell>
              <table:table-cell office:value-type="float" office:value="21.7">
                <text:p>21.7</text:p>
              </table:table-cell>
              <table:table-cell office:value-type="float" office:value="1560219">
                <text:p>1560219</text:p>
              </table:table-cell>
              <table:table-cell office:value-type="float" office:value="100848.75">
                <text:p>100848.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54455">
                <text:p>1554455</text:p>
              </table:table-cell>
              <table:table-cell office:value-type="float" office:value="21.68">
                <text:p>21.68</text:p>
              </table:table-cell>
              <table:table-cell office:value-type="float" office:value="1560281">
                <text:p>1560281</text:p>
              </table:table-cell>
              <table:table-cell office:value-type="float" office:value="100847.25">
                <text:p>100847.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54503">
                <text:p>1554503</text:p>
              </table:table-cell>
              <table:table-cell office:value-type="float" office:value="21.66">
                <text:p>21.66</text:p>
              </table:table-cell>
              <table:table-cell office:value-type="float" office:value="1560343">
                <text:p>1560343</text:p>
              </table:table-cell>
              <table:table-cell office:value-type="float" office:value="100848.75">
                <text:p>100848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54516">
                <text:p>1554516</text:p>
              </table:table-cell>
              <table:table-cell office:value-type="float" office:value="21.63">
                <text:p>21.63</text:p>
              </table:table-cell>
              <table:table-cell office:value-type="float" office:value="1560404">
                <text:p>1560404</text:p>
              </table:table-cell>
              <table:table-cell office:value-type="float" office:value="100848.75">
                <text:p>100848.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54566">
                <text:p>1554566</text:p>
              </table:table-cell>
              <table:table-cell office:value-type="float" office:value="21.6">
                <text:p>21.6</text:p>
              </table:table-cell>
              <table:table-cell office:value-type="float" office:value="1560454">
                <text:p>1560454</text:p>
              </table:table-cell>
              <table:table-cell office:value-type="float" office:value="100848.5">
                <text:p>100848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54615">
                <text:p>1554615</text:p>
              </table:table-cell>
              <table:table-cell office:value-type="float" office:value="21.55">
                <text:p>21.55</text:p>
              </table:table-cell>
              <table:table-cell office:value-type="float" office:value="1560516">
                <text:p>1560516</text:p>
              </table:table-cell>
              <table:table-cell office:value-type="float" office:value="100848.25">
                <text:p>100848.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54628">
                <text:p>1554628</text:p>
              </table:table-cell>
              <table:table-cell office:value-type="float" office:value="21.54">
                <text:p>21.54</text:p>
              </table:table-cell>
              <table:table-cell office:value-type="float" office:value="1560578">
                <text:p>1560578</text:p>
              </table:table-cell>
              <table:table-cell office:value-type="float" office:value="100846.75">
                <text:p>100846.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54676">
                <text:p>1554676</text:p>
              </table:table-cell>
              <table:table-cell office:value-type="float" office:value="21.54">
                <text:p>21.54</text:p>
              </table:table-cell>
              <table:table-cell office:value-type="float" office:value="1560627">
                <text:p>1560627</text:p>
              </table:table-cell>
              <table:table-cell office:value-type="float" office:value="100846">
                <text:p>1008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54690">
                <text:p>1554690</text:p>
              </table:table-cell>
              <table:table-cell office:value-type="float" office:value="21.6">
                <text:p>21.6</text:p>
              </table:table-cell>
              <table:table-cell office:value-type="float" office:value="1560688">
                <text:p>1560688</text:p>
              </table:table-cell>
              <table:table-cell office:value-type="float" office:value="100845.5">
                <text:p>100845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54739">
                <text:p>1554739</text:p>
              </table:table-cell>
              <table:table-cell office:value-type="float" office:value="21.69">
                <text:p>21.69</text:p>
              </table:table-cell>
              <table:table-cell office:value-type="float" office:value="1560751">
                <text:p>1560751</text:p>
              </table:table-cell>
              <table:table-cell office:value-type="float" office:value="100846.25">
                <text:p>100846.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54752">
                <text:p>1554752</text:p>
              </table:table-cell>
              <table:table-cell office:value-type="float" office:value="21.77">
                <text:p>21.77</text:p>
              </table:table-cell>
              <table:table-cell office:value-type="float" office:value="1560812">
                <text:p>1560812</text:p>
              </table:table-cell>
              <table:table-cell office:value-type="float" office:value="100846.75">
                <text:p>100846.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54801">
                <text:p>1554801</text:p>
              </table:table-cell>
              <table:table-cell office:value-type="float" office:value="21.85">
                <text:p>21.85</text:p>
              </table:table-cell>
              <table:table-cell office:value-type="float" office:value="1560875">
                <text:p>1560875</text:p>
              </table:table-cell>
              <table:table-cell office:value-type="float" office:value="100846.75">
                <text:p>100846.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54813">
                <text:p>1554813</text:p>
              </table:table-cell>
              <table:table-cell office:value-type="float" office:value="21.8">
                <text:p>21.8</text:p>
              </table:table-cell>
              <table:table-cell office:value-type="float" office:value="1560924">
                <text:p>1560924</text:p>
              </table:table-cell>
              <table:table-cell office:value-type="float" office:value="100847">
                <text:p>1008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54863">
                <text:p>1554863</text:p>
              </table:table-cell>
              <table:table-cell office:value-type="float" office:value="21.73">
                <text:p>21.73</text:p>
              </table:table-cell>
              <table:table-cell office:value-type="float" office:value="1560985">
                <text:p>1560985</text:p>
              </table:table-cell>
              <table:table-cell office:value-type="float" office:value="100845.75">
                <text:p>100845.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54912">
                <text:p>1554912</text:p>
              </table:table-cell>
              <table:table-cell office:value-type="float" office:value="21.68">
                <text:p>21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54925">
                <text:p>1554925</text:p>
              </table:table-cell>
              <table:table-cell office:value-type="float" office:value="21.67">
                <text:p>21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54973">
                <text:p>1554973</text:p>
              </table:table-cell>
              <table:table-cell office:value-type="float" office:value="21.72">
                <text:p>21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54987">
                <text:p>1554987</text:p>
              </table:table-cell>
              <table:table-cell office:value-type="float" office:value="21.78">
                <text:p>21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55036">
                <text:p>1555036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55049">
                <text:p>1555049</text:p>
              </table:table-cell>
              <table:table-cell office:value-type="float" office:value="21.82">
                <text:p>21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55098">
                <text:p>1555098</text:p>
              </table:table-cell>
              <table:table-cell office:value-type="float" office:value="21.83">
                <text:p>21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55110">
                <text:p>1555110</text:p>
              </table:table-cell>
              <table:table-cell office:value-type="float" office:value="21.83">
                <text:p>21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55160">
                <text:p>1555160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55209">
                <text:p>1555209</text:p>
              </table:table-cell>
              <table:table-cell office:value-type="float" office:value="21.73">
                <text:p>21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55222">
                <text:p>1555222</text:p>
              </table:table-cell>
              <table:table-cell office:value-type="float" office:value="21.68">
                <text:p>21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55271">
                <text:p>1555271</text:p>
              </table:table-cell>
              <table:table-cell office:value-type="float" office:value="21.67">
                <text:p>21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55283">
                <text:p>1555283</text:p>
              </table:table-cell>
              <table:table-cell office:value-type="float" office:value="21.69">
                <text:p>2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55333">
                <text:p>1555333</text:p>
              </table:table-cell>
              <table:table-cell office:value-type="float" office:value="21.75">
                <text:p>2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55382">
                <text:p>1555382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55395">
                <text:p>1555395</text:p>
              </table:table-cell>
              <table:table-cell office:value-type="float" office:value="21.86">
                <text:p>2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55443">
                <text:p>1555443</text:p>
              </table:table-cell>
              <table:table-cell office:value-type="float" office:value="21.89">
                <text:p>21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55457">
                <text:p>1555457</text:p>
              </table:table-cell>
              <table:table-cell office:value-type="float" office:value="21.93">
                <text:p>21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55506">
                <text:p>1555506</text:p>
              </table:table-cell>
              <table:table-cell office:value-type="float" office:value="21.94">
                <text:p>2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55519">
                <text:p>1555519</text:p>
              </table:table-cell>
              <table:table-cell office:value-type="float" office:value="21.91">
                <text:p>21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55568">
                <text:p>1555568</text:p>
              </table:table-cell>
              <table:table-cell office:value-type="float" office:value="21.88">
                <text:p>2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55580">
                <text:p>1555580</text:p>
              </table:table-cell>
              <table:table-cell office:value-type="float" office:value="21.87">
                <text:p>21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55630">
                <text:p>1555630</text:p>
              </table:table-cell>
              <table:table-cell office:value-type="float" office:value="21.87">
                <text:p>21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55679">
                <text:p>1555679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55692">
                <text:p>1555692</text:p>
              </table:table-cell>
              <table:table-cell office:value-type="float" office:value="21.89">
                <text:p>21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55741">
                <text:p>1555741</text:p>
              </table:table-cell>
              <table:table-cell office:value-type="float" office:value="21.84">
                <text:p>21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55753">
                <text:p>1555753</text:p>
              </table:table-cell>
              <table:table-cell office:value-type="float" office:value="21.54">
                <text:p>21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5803">
                <text:p>1555803</text:p>
              </table:table-cell>
              <table:table-cell office:value-type="float" office:value="21.19">
                <text:p>2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5852">
                <text:p>1555852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5865">
                <text:p>1555865</text:p>
              </table:table-cell>
              <table:table-cell office:value-type="float" office:value="21.75">
                <text:p>2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5914">
                <text:p>1555914</text:p>
              </table:table-cell>
              <table:table-cell office:value-type="float" office:value="23.25">
                <text:p>2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55927">
                <text:p>1555927</text:p>
              </table:table-cell>
              <table:table-cell office:value-type="float" office:value="25.38">
                <text:p>25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5976">
                <text:p>1555976</text:p>
              </table:table-cell>
              <table:table-cell office:value-type="float" office:value="27.51">
                <text:p>27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55989">
                <text:p>1555989</text:p>
              </table:table-cell>
              <table:table-cell office:value-type="float" office:value="28.55">
                <text:p>28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56038">
                <text:p>1556038</text:p>
              </table:table-cell>
              <table:table-cell office:value-type="float" office:value="28.96">
                <text:p>28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56051">
                <text:p>1556051</text:p>
              </table:table-cell>
              <table:table-cell office:value-type="float" office:value="27.11">
                <text:p>27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56101">
                <text:p>1556101</text:p>
              </table:table-cell>
              <table:table-cell office:value-type="float" office:value="25.44">
                <text:p>25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6150">
                <text:p>1556150</text:p>
              </table:table-cell>
              <table:table-cell office:value-type="float" office:value="23.32">
                <text:p>2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6162">
                <text:p>1556162</text:p>
              </table:table-cell>
              <table:table-cell office:value-type="float" office:value="21.32">
                <text:p>21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6211">
                <text:p>1556211</text:p>
              </table:table-cell>
              <table:table-cell office:value-type="float" office:value="20.94">
                <text:p>2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6225">
                <text:p>1556225</text:p>
              </table:table-cell>
              <table:table-cell office:value-type="float" office:value="20.38">
                <text:p>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6274">
                <text:p>1556274</text:p>
              </table:table-cell>
              <table:table-cell office:value-type="float" office:value="20.24">
                <text:p>2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6286">
                <text:p>1556286</text:p>
              </table:table-cell>
              <table:table-cell office:value-type="float" office:value="20.42">
                <text:p>2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56335">
                <text:p>1556335</text:p>
              </table:table-cell>
              <table:table-cell office:value-type="float" office:value="20.74">
                <text:p>2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56348">
                <text:p>1556348</text:p>
              </table:table-cell>
              <table:table-cell office:value-type="float" office:value="21.86">
                <text:p>2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56398">
                <text:p>1556398</text:p>
              </table:table-cell>
              <table:table-cell office:value-type="float" office:value="23.23">
                <text:p>2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56447">
                <text:p>1556447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56459">
                <text:p>1556459</text:p>
              </table:table-cell>
              <table:table-cell office:value-type="float" office:value="26.86">
                <text:p>26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56508">
                <text:p>1556508</text:p>
              </table:table-cell>
              <table:table-cell office:value-type="float" office:value="27.85">
                <text:p>27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56521">
                <text:p>1556521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56571">
                <text:p>1556571</text:p>
              </table:table-cell>
              <table:table-cell office:value-type="float" office:value="31.65">
                <text:p>3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56620">
                <text:p>1556620</text:p>
              </table:table-cell>
              <table:table-cell office:value-type="float" office:value="32.08">
                <text:p>32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56632">
                <text:p>1556632</text:p>
              </table:table-cell>
              <table:table-cell office:value-type="float" office:value="30.37">
                <text:p>3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6681">
                <text:p>1556681</text:p>
              </table:table-cell>
              <table:table-cell office:value-type="float" office:value="26.96">
                <text:p>26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56695">
                <text:p>1556695</text:p>
              </table:table-cell>
              <table:table-cell office:value-type="float" office:value="23.74">
                <text:p>2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56769">
                <text:p>1556769</text:p>
              </table:table-cell>
              <table:table-cell office:value-type="float" office:value="21.39">
                <text:p>21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56818">
                <text:p>1556818</text:p>
              </table:table-cell>
              <table:table-cell office:value-type="float" office:value="23.04">
                <text:p>2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56832">
                <text:p>1556832</text:p>
              </table:table-cell>
              <table:table-cell office:value-type="float" office:value="26.47">
                <text:p>26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56881">
                <text:p>1556881</text:p>
              </table:table-cell>
              <table:table-cell office:value-type="float" office:value="29.69">
                <text:p>2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56893">
                <text:p>1556893</text:p>
              </table:table-cell>
              <table:table-cell office:value-type="float" office:value="33.17">
                <text:p>3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56942">
                <text:p>1556942</text:p>
              </table:table-cell>
              <table:table-cell office:value-type="float" office:value="34.74">
                <text:p>34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56956">
                <text:p>1556956</text:p>
              </table:table-cell>
              <table:table-cell office:value-type="float" office:value="31.5">
                <text:p>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57005">
                <text:p>1557005</text:p>
              </table:table-cell>
              <table:table-cell office:value-type="float" office:value="28.32">
                <text:p>28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57017">
                <text:p>1557017</text:p>
              </table:table-cell>
              <table:table-cell office:value-type="float" office:value="25.09">
                <text:p>25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57066">
                <text:p>1557066</text:p>
              </table:table-cell>
              <table:table-cell office:value-type="float" office:value="22.23">
                <text:p>22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57080">
                <text:p>1557080</text:p>
              </table:table-cell>
              <table:table-cell office:value-type="float" office:value="23.35">
                <text:p>2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57129">
                <text:p>1557129</text:p>
              </table:table-cell>
              <table:table-cell office:value-type="float" office:value="24.06">
                <text:p>2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57142">
                <text:p>1557142</text:p>
              </table:table-cell>
              <table:table-cell office:value-type="float" office:value="24.35">
                <text:p>24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57190">
                <text:p>1557190</text:p>
              </table:table-cell>
              <table:table-cell office:value-type="float" office:value="24.18">
                <text:p>2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57203">
                <text:p>1557203</text:p>
              </table:table-cell>
              <table:table-cell office:value-type="float" office:value="22.98">
                <text:p>22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57253">
                <text:p>1557253</text:p>
              </table:table-cell>
              <table:table-cell office:value-type="float" office:value="22.04">
                <text:p>2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57302">
                <text:p>1557302</text:p>
              </table:table-cell>
              <table:table-cell office:value-type="float" office:value="21.41">
                <text:p>21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57315">
                <text:p>1557315</text:p>
              </table:table-cell>
              <table:table-cell office:value-type="float" office:value="21.32">
                <text:p>21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57363">
                <text:p>1557363</text:p>
              </table:table-cell>
              <table:table-cell office:value-type="float" office:value="21.84">
                <text:p>21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57377">
                <text:p>1557377</text:p>
              </table:table-cell>
              <table:table-cell office:value-type="float" office:value="22.97">
                <text:p>2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57426">
                <text:p>1557426</text:p>
              </table:table-cell>
              <table:table-cell office:value-type="float" office:value="24.29">
                <text:p>24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57439">
                <text:p>1557439</text:p>
              </table:table-cell>
              <table:table-cell office:value-type="float" office:value="24.92">
                <text:p>24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57487">
                <text:p>1557487</text:p>
              </table:table-cell>
              <table:table-cell office:value-type="float" office:value="24.97">
                <text:p>24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57500">
                <text:p>1557500</text:p>
              </table:table-cell>
              <table:table-cell office:value-type="float" office:value="23.93">
                <text:p>2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57550">
                <text:p>1557550</text:p>
              </table:table-cell>
              <table:table-cell office:value-type="float" office:value="22.83">
                <text:p>2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57599">
                <text:p>1557599</text:p>
              </table:table-cell>
              <table:table-cell office:value-type="float" office:value="21.83">
                <text:p>21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57611">
                <text:p>1557611</text:p>
              </table:table-cell>
              <table:table-cell office:value-type="float" office:value="21.05">
                <text:p>2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57660">
                <text:p>1557660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57673">
                <text:p>1557673</text:p>
              </table:table-cell>
              <table:table-cell office:value-type="float" office:value="21.63">
                <text:p>2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57723">
                <text:p>1557723</text:p>
              </table:table-cell>
              <table:table-cell office:value-type="float" office:value="23.1">
                <text:p>2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57772">
                <text:p>1557772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57784">
                <text:p>1557784</text:p>
              </table:table-cell>
              <table:table-cell office:value-type="float" office:value="24.26">
                <text:p>24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57833">
                <text:p>1557833</text:p>
              </table:table-cell>
              <table:table-cell office:value-type="float" office:value="23.49">
                <text:p>2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57847">
                <text:p>1557847</text:p>
              </table:table-cell>
              <table:table-cell office:value-type="float" office:value="22.41">
                <text:p>22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57897">
                <text:p>1557897</text:p>
              </table:table-cell>
              <table:table-cell office:value-type="float" office:value="21.36">
                <text:p>21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57946">
                <text:p>1557946</text:p>
              </table:table-cell>
              <table:table-cell office:value-type="float" office:value="21.42">
                <text:p>21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58523">
                <text:p>1558523</text:p>
              </table:table-cell>
              <table:table-cell office:value-type="float" office:value="22.04">
                <text:p>22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8573">
                <text:p>1558573</text:p>
              </table:table-cell>
              <table:table-cell office:value-type="float" office:value="22.12">
                <text:p>22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8622">
                <text:p>1558622</text:p>
              </table:table-cell>
              <table:table-cell office:value-type="float" office:value="21.96">
                <text:p>2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8635">
                <text:p>1558635</text:p>
              </table:table-cell>
              <table:table-cell office:value-type="float" office:value="21.92">
                <text:p>21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58684">
                <text:p>1558684</text:p>
              </table:table-cell>
              <table:table-cell office:value-type="float" office:value="23.21">
                <text:p>2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58696">
                <text:p>1558696</text:p>
              </table:table-cell>
              <table:table-cell office:value-type="float" office:value="23.07">
                <text:p>2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58746">
                <text:p>1558746</text:p>
              </table:table-cell>
              <table:table-cell office:value-type="float" office:value="22.87">
                <text:p>22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58795">
                <text:p>1558795</text:p>
              </table:table-cell>
              <table:table-cell office:value-type="float" office:value="22.87">
                <text:p>22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58808">
                <text:p>1558808</text:p>
              </table:table-cell>
              <table:table-cell office:value-type="float" office:value="24.01">
                <text:p>2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58856">
                <text:p>1558856</text:p>
              </table:table-cell>
              <table:table-cell office:value-type="float" office:value="27.19">
                <text:p>27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58870">
                <text:p>1558870</text:p>
              </table:table-cell>
              <table:table-cell office:value-type="float" office:value="28.99">
                <text:p>28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58919">
                <text:p>1558919</text:p>
              </table:table-cell>
              <table:table-cell office:value-type="float" office:value="30.24">
                <text:p>3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58931">
                <text:p>1558931</text:p>
              </table:table-cell>
              <table:table-cell office:value-type="float" office:value="27.62">
                <text:p>27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58980">
                <text:p>1558980</text:p>
              </table:table-cell>
              <table:table-cell office:value-type="float" office:value="27.62">
                <text:p>27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58993">
                <text:p>1558993</text:p>
              </table:table-cell>
              <table:table-cell office:value-type="float" office:value="26.66">
                <text:p>26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59043">
                <text:p>1559043</text:p>
              </table:table-cell>
              <table:table-cell office:value-type="float" office:value="26.62">
                <text:p>26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59092">
                <text:p>1559092</text:p>
              </table:table-cell>
              <table:table-cell office:value-type="float" office:value="27.84">
                <text:p>27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59104">
                <text:p>1559104</text:p>
              </table:table-cell>
              <table:table-cell office:value-type="float" office:value="26.24">
                <text:p>26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59153">
                <text:p>1559153</text:p>
              </table:table-cell>
              <table:table-cell office:value-type="float" office:value="26.99">
                <text:p>26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59166">
                <text:p>1559166</text:p>
              </table:table-cell>
              <table:table-cell office:value-type="float" office:value="26.36">
                <text:p>26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59216">
                <text:p>1559216</text:p>
              </table:table-cell>
              <table:table-cell office:value-type="float" office:value="24.81">
                <text:p>24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59265">
                <text:p>1559265</text:p>
              </table:table-cell>
              <table:table-cell office:value-type="float" office:value="22.76">
                <text:p>22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59277">
                <text:p>1559277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59326">
                <text:p>1559326</text:p>
              </table:table-cell>
              <table:table-cell office:value-type="float" office:value="24.54">
                <text:p>24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59340">
                <text:p>1559340</text:p>
              </table:table-cell>
              <table:table-cell office:value-type="float" office:value="23.82">
                <text:p>2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59389">
                <text:p>1559389</text:p>
              </table:table-cell>
              <table:table-cell office:value-type="float" office:value="24.88">
                <text:p>24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59401">
                <text:p>1559401</text:p>
              </table:table-cell>
              <table:table-cell office:value-type="float" office:value="22.51">
                <text:p>22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59450">
                <text:p>1559450</text:p>
              </table:table-cell>
              <table:table-cell office:value-type="float" office:value="22.34">
                <text:p>22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59463">
                <text:p>1559463</text:p>
              </table:table-cell>
              <table:table-cell office:value-type="float" office:value="23.67">
                <text:p>2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59512">
                <text:p>1559512</text:p>
              </table:table-cell>
              <table:table-cell office:value-type="float" office:value="23.65">
                <text:p>2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59561">
                <text:p>1559561</text:p>
              </table:table-cell>
              <table:table-cell office:value-type="float" office:value="23.4">
                <text:p>2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59574">
                <text:p>1559574</text:p>
              </table:table-cell>
              <table:table-cell office:value-type="float" office:value="23.75">
                <text:p>2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59623">
                <text:p>1559623</text:p>
              </table:table-cell>
              <table:table-cell office:value-type="float" office:value="23.23">
                <text:p>2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59635">
                <text:p>1559635</text:p>
              </table:table-cell>
              <table:table-cell office:value-type="float" office:value="22.64">
                <text:p>2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59685">
                <text:p>1559685</text:p>
              </table:table-cell>
              <table:table-cell office:value-type="float" office:value="21.77">
                <text:p>21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59734">
                <text:p>1559734</text:p>
              </table:table-cell>
              <table:table-cell office:value-type="float" office:value="21.33">
                <text:p>21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59747">
                <text:p>1559747</text:p>
              </table:table-cell>
              <table:table-cell office:value-type="float" office:value="21.05">
                <text:p>2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59796">
                <text:p>1559796</text:p>
              </table:table-cell>
              <table:table-cell office:value-type="float" office:value="20.89">
                <text:p>2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59809">
                <text:p>1559809</text:p>
              </table:table-cell>
              <table:table-cell office:value-type="float" office:value="20.88">
                <text:p>2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59858">
                <text:p>1559858</text:p>
              </table:table-cell>
              <table:table-cell office:value-type="float" office:value="20.87">
                <text:p>2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59871">
                <text:p>1559871</text:p>
              </table:table-cell>
              <table:table-cell office:value-type="float" office:value="21.14">
                <text:p>2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59919">
                <text:p>1559919</text:p>
              </table:table-cell>
              <table:table-cell office:value-type="float" office:value="21.38">
                <text:p>21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59932">
                <text:p>1559932</text:p>
              </table:table-cell>
              <table:table-cell office:value-type="float" office:value="22.14">
                <text:p>2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59982">
                <text:p>1559982</text:p>
              </table:table-cell>
              <table:table-cell office:value-type="float" office:value="22.85">
                <text:p>2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60031">
                <text:p>1560031</text:p>
              </table:table-cell>
              <table:table-cell office:value-type="float" office:value="23.21">
                <text:p>2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60043">
                <text:p>1560043</text:p>
              </table:table-cell>
              <table:table-cell office:value-type="float" office:value="23.82">
                <text:p>2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60092">
                <text:p>1560092</text:p>
              </table:table-cell>
              <table:table-cell office:value-type="float" office:value="24.13">
                <text:p>2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60105">
                <text:p>1560105</text:p>
              </table:table-cell>
              <table:table-cell office:value-type="float" office:value="24.52">
                <text:p>24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60155">
                <text:p>1560155</text:p>
              </table:table-cell>
              <table:table-cell office:value-type="float" office:value="25.73">
                <text:p>25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60204">
                <text:p>1560204</text:p>
              </table:table-cell>
              <table:table-cell office:value-type="float" office:value="26.1">
                <text:p>2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60216">
                <text:p>1560216</text:p>
              </table:table-cell>
              <table:table-cell office:value-type="float" office:value="26.6">
                <text:p>2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60265">
                <text:p>1560265</text:p>
              </table:table-cell>
              <table:table-cell office:value-type="float" office:value="26.93">
                <text:p>26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60279">
                <text:p>1560279</text:p>
              </table:table-cell>
              <table:table-cell office:value-type="float" office:value="26.53">
                <text:p>26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60328">
                <text:p>1560328</text:p>
              </table:table-cell>
              <table:table-cell office:value-type="float" office:value="27.04">
                <text:p>27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60340">
                <text:p>1560340</text:p>
              </table:table-cell>
              <table:table-cell office:value-type="float" office:value="27.31">
                <text:p>27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0389">
                <text:p>1560389</text:p>
              </table:table-cell>
              <table:table-cell office:value-type="float" office:value="27.09">
                <text:p>27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60402">
                <text:p>1560402</text:p>
              </table:table-cell>
              <table:table-cell office:value-type="float" office:value="26.08">
                <text:p>26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60451">
                <text:p>1560451</text:p>
              </table:table-cell>
              <table:table-cell office:value-type="float" office:value="24.33">
                <text:p>24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60500">
                <text:p>1560500</text:p>
              </table:table-cell>
              <table:table-cell office:value-type="float" office:value="23.15">
                <text:p>2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60513">
                <text:p>1560513</text:p>
              </table:table-cell>
              <table:table-cell office:value-type="float" office:value="23.52">
                <text:p>2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60562">
                <text:p>1560562</text:p>
              </table:table-cell>
              <table:table-cell office:value-type="float" office:value="23.07">
                <text:p>2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60574">
                <text:p>1560574</text:p>
              </table:table-cell>
              <table:table-cell office:value-type="float" office:value="24.35">
                <text:p>24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60624">
                <text:p>1560624</text:p>
              </table:table-cell>
              <table:table-cell office:value-type="float" office:value="24.12">
                <text:p>24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60673">
                <text:p>1560673</text:p>
              </table:table-cell>
              <table:table-cell office:value-type="float" office:value="22.76">
                <text:p>22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60686">
                <text:p>1560686</text:p>
              </table:table-cell>
              <table:table-cell office:value-type="float" office:value="22.81">
                <text:p>2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60735">
                <text:p>1560735</text:p>
              </table:table-cell>
              <table:table-cell office:value-type="float" office:value="21.62">
                <text:p>21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60748">
                <text:p>1560748</text:p>
              </table:table-cell>
              <table:table-cell office:value-type="float" office:value="21.45">
                <text:p>2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60797">
                <text:p>1560797</text:p>
              </table:table-cell>
              <table:table-cell office:value-type="float" office:value="21.04">
                <text:p>21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60810">
                <text:p>1560810</text:p>
              </table:table-cell>
              <table:table-cell office:value-type="float" office:value="21.66">
                <text:p>21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60858">
                <text:p>1560858</text:p>
              </table:table-cell>
              <table:table-cell office:value-type="float" office:value="22.02">
                <text:p>2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60871">
                <text:p>1560871</text:p>
              </table:table-cell>
              <table:table-cell office:value-type="float" office:value="22.83">
                <text:p>2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60921">
                <text:p>1560921</text:p>
              </table:table-cell>
              <table:table-cell office:value-type="float" office:value="23.82">
                <text:p>2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60970">
                <text:p>1560970</text:p>
              </table:table-cell>
              <table:table-cell office:value-type="float" office:value="25.42">
                <text:p>25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60982">
                <text:p>1560982</text:p>
              </table:table-cell>
              <table:table-cell office:value-type="float" office:value="28.36">
                <text:p>28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61031">
                <text:p>1561031</text:p>
              </table:table-cell>
              <table:table-cell office:value-type="float" office:value="27.69">
                <text:p>2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